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111111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eeeeee"/>
    </style:style>
    <style:style style:name="ce9" style:family="table-cell" style:parent-style-name="Default">
      <style:text-properties fo:language="en" fo:country="PH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PH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Andreas Josef Diaz</text:p>
            <text:p>Marc Jefferson Obeles</text:p>
            <text:p>Justin Gabriel Sy</text:p>
          </table:table-cell>
          <table:covered-table-cell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 + 1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Non-recursive Coeff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Recursive Coeffs</text:p>
          </table:table-cell>
          <table:covered-table-cell/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(n)</text:p>
          </table:table-cell>
          <table:table-cell table:style-name="ce6" office:value-type="string" calcext:value-type="string">
            <text:p>y(n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" calcext:value-type="string">
            <text:p>b_2</text:p>
          </table:table-cell>
          <table:table-cell table:style-name="ce9" office:value-type="float" office:value="-0.1856008" calcext:value-type="float">
            <text:p>-0.1856008</text:p>
          </table:table-cell>
          <table:table-cell/>
          <table:table-cell table:formula="of:=IF([.$G$5] - ROW() + 8 &gt;= 1; COM.MICROSOFT.CONCAT(&quot;a_&quot;; [.$G$5] - ROW() + 8); &quot;&quot;)" office:value-type="string" office:string-value="a_3" calcext:value-type="string">
            <text:p>a_3</text:p>
          </table:table-cell>
          <table:table-cell table:style-name="ce9" office:value-type="float" office:value="0.4615855" calcext:value-type="float">
            <text:p>0.4615855</text:p>
          </table:table-cell>
          <table:table-cell/>
          <table:table-cell table:style-name="ce10" table:formula="of:=-IF([.$D$5] &gt; [.$G$5]; [.$D$5]; [.$G$5])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" calcext:value-type="string">
            <text:p>b_1</text:p>
          </table:table-cell>
          <table:table-cell table:style-name="ce9" office:value-type="float" office:value="0.4679274" calcext:value-type="float">
            <text:p>0.4679274</text:p>
          </table:table-cell>
          <table:table-cell/>
          <table:table-cell table:formula="of:=IF([.$G$5] - ROW() + 8 &gt;= 1; COM.MICROSOFT.CONCAT(&quot;a_&quot;; [.$G$5] - ROW() + 8); &quot;&quot;)" office:value-type="string" office:string-value="a_2" calcext:value-type="string">
            <text:p>a_2</text:p>
          </table:table-cell>
          <table:table-cell table:style-name="ce9" office:value-type="float" office:value="-0.9769932" calcext:value-type="float">
            <text:p>-0.9769932</text:p>
          </table:table-cell>
          <table:table-cell/>
          <table:table-cell table:style-name="ce12" table:formula="of:=[.$I8] + 1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0" calcext:value-type="string">
            <text:p>b_0</text:p>
          </table:table-cell>
          <table:table-cell table:style-name="ce9" office:value-type="float" office:value="0.9146708" calcext:value-type="float">
            <text:p>0.9146708</text:p>
          </table:table-cell>
          <table:table-cell/>
          <table:table-cell table:formula="of:=IF([.$G$5] - ROW() + 8 &gt;= 1; COM.MICROSOFT.CONCAT(&quot;a_&quot;; [.$G$5] - ROW() + 8); &quot;&quot;)" office:value-type="string" office:string-value="a_1" calcext:value-type="string">
            <text:p>a_1</text:p>
          </table:table-cell>
          <table:table-cell office:value-type="float" office:value="0.0519928" calcext:value-type="float">
            <text:p>0.0519928</text:p>
          </table:table-cell>
          <table:table-cell/>
          <table:table-cell table:style-name="ce12" table:formula="of:=[.$I9] + 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] + 1" office:value-type="float" office:value="0" calcext:value-type="float">
            <text:p>0</text:p>
          </table:table-cell>
          <table:table-cell table:style-name="ce14" table:formula="of:=10^-6 * SIN(0.8 * [.$I11])" office:value-type="float" office:value="0" calcext:value-type="float">
            <text:p>0</text:p>
          </table:table-cell>
          <table:table-cell table:formula="of:=-SUMPRODUCT([.$G$8:.$G$10]; [.K8:.K10]) + SUMPRODUCT([.$D$8:.$D$10]; [.J9:.J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] + 1" office:value-type="float" office:value="1" calcext:value-type="float">
            <text:p>1</text:p>
          </table:table-cell>
          <table:table-cell table:style-name="ce14" table:formula="of:=10^-6 * SIN(0.8 * [.$I12])" office:value-type="float" office:value="0.00000071735609089952" calcext:value-type="float">
            <text:p>7.17356090899523E-07</text:p>
          </table:table-cell>
          <table:table-cell table:formula="of:=-SUMPRODUCT([.$G$8:.$G$10]; [.K9:.K11]) + SUMPRODUCT([.$D$8:.$D$10]; [.J10:.J12])" office:value-type="float" office:value="0.00000065614466954794" calcext:value-type="float">
            <text:p>6.56144669547939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2] + 1" office:value-type="float" office:value="2" calcext:value-type="float">
            <text:p>2</text:p>
          </table:table-cell>
          <table:table-cell table:style-name="ce14" table:formula="of:=10^-6 * SIN(0.8 * [.$I13])" office:value-type="float" office:value="0.00000099957360304151" calcext:value-type="float">
            <text:p>9.99573603041505E-07</text:p>
          </table:table-cell>
          <table:table-cell table:formula="of:=-SUMPRODUCT([.$G$8:.$G$10]; [.K10:.K12]) + SUMPRODUCT([.$D$8:.$D$10]; [.J11:.J13])" office:value-type="float" office:value="0.00000121583655906676" calcext:value-type="float">
            <text:p>1.2158365590667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3] + 1" office:value-type="float" office:value="3" calcext:value-type="float">
            <text:p>3</text:p>
          </table:table-cell>
          <table:table-cell table:style-name="ce14" table:formula="of:=10^-6 * SIN(0.8 * [.$I14])" office:value-type="float" office:value="0.00000067546318055115" calcext:value-type="float">
            <text:p>6.7546318055115E-07</text:p>
          </table:table-cell>
          <table:table-cell table:formula="of:=-SUMPRODUCT([.$G$8:.$G$10]; [.K11:.K13]) + SUMPRODUCT([.$D$8:.$D$10]; [.J12:.J14])" office:value-type="float" office:value="0.00000153024659386562" calcext:value-type="float">
            <text:p>1.53024659386562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4] + 1" office:value-type="float" office:value="4" calcext:value-type="float">
            <text:p>4</text:p>
          </table:table-cell>
          <table:table-cell table:style-name="ce14" table:formula="of:=10^-6 * SIN(0.8 * [.$I15])" office:value-type="float" office:value="-0.00000005837414342758" calcext:value-type="float">
            <text:p>-5.837414342758E-08</text:p>
          </table:table-cell>
          <table:table-cell table:formula="of:=-SUMPRODUCT([.$G$8:.$G$10]; [.K12:.K14]) + SUMPRODUCT([.$D$8:.$D$10]; [.J13:.J15])" office:value-type="float" office:value="0.00000088258832506789" calcext:value-type="float">
            <text:p>8.82588325067892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5] + 1" office:value-type="float" office:value="5" calcext:value-type="float">
            <text:p>5</text:p>
          </table:table-cell>
          <table:table-cell table:style-name="ce14" table:formula="of:=10^-6 * SIN(0.8 * [.$I16])" office:value-type="float" office:value="-0.00000075680249530793" calcext:value-type="float">
            <text:p>-7.56802495307928E-07</text:p>
          </table:table-cell>
          <table:table-cell table:formula="of:=-SUMPRODUCT([.$G$8:.$G$10]; [.K13:.K15]) + SUMPRODUCT([.$D$8:.$D$10]; [.J14:.J16])" office:value-type="float" office:value="0.00000004303324055974" calcext:value-type="float">
            <text:p>4.30332405597425E-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6] + 1" office:value-type="float" office:value="6" calcext:value-type="float">
            <text:p>6</text:p>
          </table:table-cell>
          <table:table-cell table:style-name="ce14" table:formula="of:=10^-6 * SIN(0.8 * [.$I17])" office:value-type="float" office:value="-0.00000099616460883584" calcext:value-type="float">
            <text:p>-9.96164608835841E-07</text:p>
          </table:table-cell>
          <table:table-cell table:formula="of:=-SUMPRODUCT([.$G$8:.$G$10]; [.K14:.K16]) + SUMPRODUCT([.$D$8:.$D$10]; [.J15:.J17])" office:value-type="float" office:value="-0.00000110075128175086" calcext:value-type="float">
            <text:p>-1.1007512817508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7] + 1" office:value-type="float" office:value="7" calcext:value-type="float">
            <text:p>7</text:p>
          </table:table-cell>
          <table:table-cell table:style-name="ce14" table:formula="of:=10^-6 * SIN(0.8 * [.$I18])" office:value-type="float" office:value="-0.00000063126663787232" calcext:value-type="float">
            <text:p>-6.31266637872321E-07</text:p>
          </table:table-cell>
          <table:table-cell table:formula="of:=-SUMPRODUCT([.$G$8:.$G$10]; [.K15:.K17]) + SUMPRODUCT([.$D$8:.$D$10]; [.J16:.J18])" office:value-type="float" office:value="-0.00000121118637616739" calcext:value-type="float">
            <text:p>-1.2111863761673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8] + 1" office:value-type="float" office:value="8" calcext:value-type="float">
            <text:p>8</text:p>
          </table:table-cell>
          <table:table-cell table:style-name="ce14" table:formula="of:=10^-6 * SIN(0.8 * [.$I19])" office:value-type="float" office:value="0.00000011654920485049" calcext:value-type="float">
            <text:p>1.16549204850493E-07</text:p>
          </table:table-cell>
          <table:table-cell table:formula="of:=-SUMPRODUCT([.$G$8:.$G$10]; [.K16:.K18]) + SUMPRODUCT([.$D$8:.$D$10]; [.J17:.J19])" office:value-type="float" office:value="-0.00000103621091979822" calcext:value-type="float">
            <text:p>-1.03621091979822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9] + 1" office:value-type="float" office:value="9" calcext:value-type="float">
            <text:p>9</text:p>
          </table:table-cell>
          <table:table-cell table:style-name="ce14" table:formula="of:=10^-6 * SIN(0.8 * [.$I20])" office:value-type="float" office:value="0.00000079366786384915" calcext:value-type="float">
            <text:p>7.93667863849153E-07</text:p>
          </table:table-cell>
          <table:table-cell table:formula="of:=-SUMPRODUCT([.$G$8:.$G$10]; [.K17:.K19]) + SUMPRODUCT([.$D$8:.$D$10]; [.J18:.J20])" office:value-type="float" office:value="0.00000027629046378668" calcext:value-type="float">
            <text:p>2.76290463786684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0] + 1" office:value-type="float" office:value="10" calcext:value-type="float">
            <text:p>10</text:p>
          </table:table-cell>
          <table:table-cell table:style-name="ce14" table:formula="of:=10^-6 * SIN(0.8 * [.$I21])" office:value-type="float" office:value="0.00000098935824662338" calcext:value-type="float">
            <text:p>9.89358246623382E-07</text:p>
          </table:table-cell>
          <table:table-cell table:formula="of:=-SUMPRODUCT([.$G$8:.$G$10]; [.K18:.K20]) + SUMPRODUCT([.$D$8:.$D$10]; [.J19:.J21])" office:value-type="float" office:value="0.00000078701434506272" calcext:value-type="float">
            <text:p>7.87014345062718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1] + 1" office:value-type="float" office:value="11" calcext:value-type="float">
            <text:p>11</text:p>
          </table:table-cell>
          <table:table-cell table:style-name="ce14" table:formula="of:=10^-6 * SIN(0.8 * [.$I22])" office:value-type="float" office:value="0.00000058491719289176" calcext:value-type="float">
            <text:p>5.84917192891762E-07</text:p>
          </table:table-cell>
          <table:table-cell table:formula="of:=-SUMPRODUCT([.$G$8:.$G$10]; [.K19:.K21]) + SUMPRODUCT([.$D$8:.$D$10]; [.J20:.J22])" office:value-type="float" office:value="0.00000155796387872739" calcext:value-type="float">
            <text:p>1.5579638787273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2] + 1" office:value-type="float" office:value="12" calcext:value-type="float">
            <text:p>12</text:p>
          </table:table-cell>
          <table:table-cell table:style-name="ce14" table:formula="of:=10^-6 * SIN(0.8 * [.$I23])" office:value-type="float" office:value="-0.00000017432678122298" calcext:value-type="float">
            <text:p>-1.74326781222982E-07</text:p>
          </table:table-cell>
          <table:table-cell table:formula="of:=-SUMPRODUCT([.$G$8:.$G$10]; [.K20:.K22]) + SUMPRODUCT([.$D$8:.$D$10]; [.J21:.J23])" office:value-type="float" office:value="0.00000049099456998522" calcext:value-type="float">
            <text:p>4.90994569985217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3] + 1" office:value-type="float" office:value="13" calcext:value-type="float">
            <text:p>13</text:p>
          </table:table-cell>
          <table:table-cell table:style-name="ce14" table:formula="of:=10^-6 * SIN(0.8 * [.$I24])" office:value-type="float" office:value="-0.00000082782646908566" calcext:value-type="float">
            <text:p>-8.27826469085654E-07</text:p>
          </table:table-cell>
          <table:table-cell table:formula="of:=-SUMPRODUCT([.$G$8:.$G$10]; [.K21:.K23]) + SUMPRODUCT([.$D$8:.$D$10]; [.J22:.J24])" office:value-type="float" office:value="0.00000018599544774875" calcext:value-type="float">
            <text:p>1.85995447748751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4] + 1" office:value-type="float" office:value="14" calcext:value-type="float">
            <text:p>14</text:p>
          </table:table-cell>
          <table:table-cell table:style-name="ce14" table:formula="of:=10^-6 * SIN(0.8 * [.$I25])" office:value-type="float" office:value="-0.00000097917772915132" calcext:value-type="float">
            <text:p>-9.79177729151317E-07</text:p>
          </table:table-cell>
          <table:table-cell table:formula="of:=-SUMPRODUCT([.$G$8:.$G$10]; [.K22:.K24]) + SUMPRODUCT([.$D$8:.$D$10]; [.J23:.J25])" office:value-type="float" office:value="-0.00000149973837808659" calcext:value-type="float">
            <text:p>-1.4997383780865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5] + 1" office:value-type="float" office:value="15" calcext:value-type="float">
            <text:p>15</text:p>
          </table:table-cell>
          <table:table-cell table:style-name="ce14" table:formula="of:=10^-6 * SIN(0.8 * [.$I26])" office:value-type="float" office:value="-0.00000053657291800044" calcext:value-type="float">
            <text:p>-5.36572918000435E-07</text:p>
          </table:table-cell>
          <table:table-cell table:formula="of:=-SUMPRODUCT([.$G$8:.$G$10]; [.K23:.K25]) + SUMPRODUCT([.$D$8:.$D$10]; [.J24:.J26])" office:value-type="float" office:value="-0.00000076227050304025" calcext:value-type="float">
            <text:p>-7.62270503040246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6] + 1" office:value-type="float" office:value="16" calcext:value-type="float">
            <text:p>16</text:p>
          </table:table-cell>
          <table:table-cell table:style-name="ce14" table:formula="of:=10^-6 * SIN(0.8 * [.$I27])" office:value-type="float" office:value="0.00000023150982510154" calcext:value-type="float">
            <text:p>2.31509825101538E-07</text:p>
          </table:table-cell>
          <table:table-cell table:formula="of:=-SUMPRODUCT([.$G$8:.$G$10]; [.K24:.K26]) + SUMPRODUCT([.$D$8:.$D$10]; [.J25:.J27])" office:value-type="float" office:value="-0.00000136904014473019" calcext:value-type="float">
            <text:p>-1.3690401447301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7] + 1" office:value-type="float" office:value="17" calcext:value-type="float">
            <text:p>17</text:p>
          </table:table-cell>
          <table:table-cell table:style-name="ce14" table:formula="of:=10^-6 * SIN(0.8 * [.$I28])" office:value-type="float" office:value="0.0000008591618148565" calcext:value-type="float">
            <text:p>8.59161814856498E-07</text:p>
          </table:table-cell>
          <table:table-cell table:formula="of:=-SUMPRODUCT([.$G$8:.$G$10]; [.K25:.K27]) + SUMPRODUCT([.$D$8:.$D$10]; [.J26:.J28])" office:value-type="float" office:value="0.00000101247299942199" calcext:value-type="float">
            <text:p>1.0124729994219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8] + 1" office:value-type="float" office:value="18" calcext:value-type="float">
            <text:p>18</text:p>
          </table:table-cell>
          <table:table-cell table:style-name="ce14" table:formula="of:=10^-6 * SIN(0.8 * [.$I29])" office:value-type="float" office:value="0.00000096565777654928" calcext:value-type="float">
            <text:p>9.65657776549278E-07</text:p>
          </table:table-cell>
          <table:table-cell table:formula="of:=-SUMPRODUCT([.$G$8:.$G$10]; [.K26:.K28]) + SUMPRODUCT([.$D$8:.$D$10]; [.J27:.J29])" office:value-type="float" office:value="0.00000020398470964925" calcext:value-type="float">
            <text:p>2.03984709649249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9] + 1" office:value-type="float" office:value="19" calcext:value-type="float">
            <text:p>19</text:p>
          </table:table-cell>
          <table:table-cell table:style-name="ce14" table:formula="of:=10^-6 * SIN(0.8 * [.$I30])" office:value-type="float" office:value="0.0000004863986888538" calcext:value-type="float">
            <text:p>4.86398688853798E-07</text:p>
          </table:table-cell>
          <table:table-cell table:formula="of:=-SUMPRODUCT([.$G$8:.$G$10]; [.K27:.K29]) + SUMPRODUCT([.$D$8:.$D$10]; [.J28:.J30])" office:value-type="float" office:value="0.00000234779386948892" calcext:value-type="float">
            <text:p>2.34779386948892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0] + 1" office:value-type="float" office:value="20" calcext:value-type="float">
            <text:p>20</text:p>
          </table:table-cell>
          <table:table-cell table:style-name="ce14" table:formula="of:=10^-6 * SIN(0.8 * [.$I31])" office:value-type="float" office:value="-0.00000028790331666507" calcext:value-type="float">
            <text:p>-2.87903316665066E-07</text:p>
          </table:table-cell>
          <table:table-cell table:formula="of:=-SUMPRODUCT([.$G$8:.$G$10]; [.K28:.K30]) + SUMPRODUCT([.$D$8:.$D$10]; [.J29:.J31])" office:value-type="float" office:value="-0.00000060508389753266" calcext:value-type="float">
            <text:p>-6.05083897532662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1] + 1" office:value-type="float" office:value="21" calcext:value-type="float">
            <text:p>21</text:p>
          </table:table-cell>
          <table:table-cell table:style-name="ce14" table:formula="of:=10^-6 * SIN(0.8 * [.$I32])" office:value-type="float" office:value="-0.00000088756703358151" calcext:value-type="float">
            <text:p>-8.87567033581505E-07</text:p>
          </table:table-cell>
          <table:table-cell table:formula="of:=-SUMPRODUCT([.$G$8:.$G$10]; [.K29:.K31]) + SUMPRODUCT([.$D$8:.$D$10]; [.J30:.J32])" office:value-type="float" office:value="0.00000119425678251589" calcext:value-type="float">
            <text:p>1.1942567825158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2] + 1" office:value-type="float" office:value="22" calcext:value-type="float">
            <text:p>22</text:p>
          </table:table-cell>
          <table:table-cell table:style-name="ce14" table:formula="of:=10^-6 * SIN(0.8 * [.$I33])" office:value-type="float" office:value="-0.00000094884449791812" calcext:value-type="float">
            <text:p>-9.48844497918124E-07</text:p>
          </table:table-cell>
          <table:table-cell table:formula="of:=-SUMPRODUCT([.$G$8:.$G$10]; [.K30:.K32]) + SUMPRODUCT([.$D$8:.$D$10]; [.J31:.J33])" office:value-type="float" office:value="-0.00000296672541894606" calcext:value-type="float">
            <text:p>-2.9667254189460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3] + 1" office:value-type="float" office:value="23" calcext:value-type="float">
            <text:p>23</text:p>
          </table:table-cell>
          <table:table-cell table:style-name="ce14" table:formula="of:=10^-6 * SIN(0.8 * [.$I34])" office:value-type="float" office:value="-0.00000043456562207189" calcext:value-type="float">
            <text:p>-4.34565622071892E-07</text:p>
          </table:table-cell>
          <table:table-cell table:formula="of:=-SUMPRODUCT([.$G$8:.$G$10]; [.K31:.K33]) + SUMPRODUCT([.$D$8:.$D$10]; [.J32:.J34])" office:value-type="float" office:value="0.00000092358539769687" calcext:value-type="float">
            <text:p>9.23585397696874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4] + 1" office:value-type="float" office:value="24" calcext:value-type="float">
            <text:p>24</text:p>
          </table:table-cell>
          <table:table-cell table:style-name="ce14" table:formula="of:=10^-6 * SIN(0.8 * [.$I35])" office:value-type="float" office:value="0.0000003433149288199" calcext:value-type="float">
            <text:p>3.433149288199E-07</text:p>
          </table:table-cell>
          <table:table-cell table:formula="of:=-SUMPRODUCT([.$G$8:.$G$10]; [.K32:.K34]) + SUMPRODUCT([.$D$8:.$D$10]; [.J33:.J35])" office:value-type="float" office:value="-0.00000321096068870946" calcext:value-type="float">
            <text:p>-3.2109606887094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5] + 1" office:value-type="float" office:value="25" calcext:value-type="float">
            <text:p>25</text:p>
          </table:table-cell>
          <table:table-cell table:style-name="ce14" table:formula="of:=10^-6 * SIN(0.8 * [.$I36])" office:value-type="float" office:value="0.00000091294525072763" calcext:value-type="float">
            <text:p>9.12945250727628E-07</text:p>
          </table:table-cell>
          <table:table-cell table:formula="of:=-SUMPRODUCT([.$G$8:.$G$10]; [.K33:.K35]) + SUMPRODUCT([.$D$8:.$D$10]; [.J34:.J36])" office:value-type="float" office:value="0.00000351502747790416" calcext:value-type="float">
            <text:p>3.5150274779041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6] + 1" office:value-type="float" office:value="26" calcext:value-type="float">
            <text:p>26</text:p>
          </table:table-cell>
          <table:table-cell table:style-name="ce14" table:formula="of:=10^-6 * SIN(0.8 * [.$I37])" office:value-type="float" office:value="0.00000092879523407724" calcext:value-type="float">
            <text:p>9.2879523407724E-07</text:p>
          </table:table-cell>
          <table:table-cell table:formula="of:=-SUMPRODUCT([.$G$8:.$G$10]; [.K34:.K36]) + SUMPRODUCT([.$D$8:.$D$10]; [.J35:.J37])" office:value-type="float" office:value="-0.00000253314205471422" calcext:value-type="float">
            <text:p>-2.53314205471422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7] + 1" office:value-type="float" office:value="27" calcext:value-type="float">
            <text:p>27</text:p>
          </table:table-cell>
          <table:table-cell table:style-name="ce14" table:formula="of:=10^-6 * SIN(0.8 * [.$I38])" office:value-type="float" office:value="0.00000038125049165494" calcext:value-type="float">
            <text:p>3.81250491654939E-07</text:p>
          </table:table-cell>
          <table:table-cell table:formula="of:=-SUMPRODUCT([.$G$8:.$G$10]; [.K35:.K37]) + SUMPRODUCT([.$D$8:.$D$10]; [.J36:.J38])" office:value-type="float" office:value="0.00000566188004925149" calcext:value-type="float">
            <text:p>5.66188004925149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8] + 1" office:value-type="float" office:value="28" calcext:value-type="float">
            <text:p>28</text:p>
          </table:table-cell>
          <table:table-cell table:style-name="ce14" table:formula="of:=10^-6 * SIN(0.8 * [.$I39])" office:value-type="float" office:value="-0.00000039755568312144" calcext:value-type="float">
            <text:p>-3.97555683121436E-07</text:p>
          </table:table-cell>
          <table:table-cell table:formula="of:=-SUMPRODUCT([.$G$8:.$G$10]; [.K36:.K38]) + SUMPRODUCT([.$D$8:.$D$10]; [.J37:.J39])" office:value-type="float" office:value="-0.00000474934543691401" calcext:value-type="float">
            <text:p>-4.74934543691401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9] + 1" office:value-type="float" office:value="29" calcext:value-type="float">
            <text:p>29</text:p>
          </table:table-cell>
          <table:table-cell table:style-name="ce14" table:formula="of:=10^-6 * SIN(0.8 * [.$I40])" office:value-type="float" office:value="-0.00000093520991519454" calcext:value-type="float">
            <text:p>-9.35209915194541E-07</text:p>
          </table:table-cell>
          <table:table-cell table:formula="of:=-SUMPRODUCT([.$G$8:.$G$10]; [.K37:.K39]) + SUMPRODUCT([.$D$8:.$D$10]; [.J38:.J40])" office:value-type="float" office:value="0.00000583561492195433" calcext:value-type="float">
            <text:p>5.83561492195433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0] + 1" office:value-type="float" office:value="30" calcext:value-type="float">
            <text:p>30</text:p>
          </table:table-cell>
          <table:table-cell table:style-name="ce14" table:formula="of:=10^-6 * SIN(0.8 * [.$I41])" office:value-type="float" office:value="-0.00000090557836200662" calcext:value-type="float">
            <text:p>-9.05578362006624E-07</text:p>
          </table:table-cell>
          <table:table-cell table:formula="of:=-SUMPRODUCT([.$G$8:.$G$10]; [.K38:.K40]) + SUMPRODUCT([.$D$8:.$D$10]; [.J39:.J41])" office:value-type="float" office:value="-0.00000874905966538258" calcext:value-type="float">
            <text:p>-8.74905966538258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1] + 1" office:value-type="float" office:value="31" calcext:value-type="float">
            <text:p>31</text:p>
          </table:table-cell>
          <table:table-cell table:style-name="ce14" table:formula="of:=10^-6 * SIN(0.8 * [.$I42])" office:value-type="float" office:value="-0.00000032663512610472" calcext:value-type="float">
            <text:p>-3.2663512610472E-07</text:p>
          </table:table-cell>
          <table:table-cell table:formula="of:=-SUMPRODUCT([.$G$8:.$G$10]; [.K39:.K41]) + SUMPRODUCT([.$D$8:.$D$10]; [.J40:.J42])" office:value-type="float" office:value="0.0000077995403620046" calcext:value-type="float">
            <text:p>7.7995403620046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2] + 1" office:value-type="float" office:value="32" calcext:value-type="float">
            <text:p>32</text:p>
          </table:table-cell>
          <table:table-cell table:style-name="ce14" table:formula="of:=10^-6 * SIN(0.8 * [.$I43])" office:value-type="float" office:value="0.00000045044059427539" calcext:value-type="float">
            <text:p>4.50440594275389E-07</text:p>
          </table:table-cell>
          <table:table-cell table:formula="of:=-SUMPRODUCT([.$G$8:.$G$10]; [.K40:.K42]) + SUMPRODUCT([.$D$8:.$D$10]; [.J41:.J43])" office:value-type="float" office:value="-0.0000112196875713018" calcext:value-type="float">
            <text:p>-1.12196875713018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3] + 1" office:value-type="float" office:value="33" calcext:value-type="float">
            <text:p>33</text:p>
          </table:table-cell>
          <table:table-cell table:style-name="ce14" table:formula="of:=10^-6 * SIN(0.8 * [.$I44])" office:value-type="float" office:value="0.0000009542850944927" calcext:value-type="float">
            <text:p>9.54285094492698E-07</text:p>
          </table:table-cell>
          <table:table-cell table:formula="of:=-SUMPRODUCT([.$G$8:.$G$10]; [.K41:.K43]) + SUMPRODUCT([.$D$8:.$D$10]; [.J42:.J44])" office:value-type="float" office:value="0.0000133861338965912" calcext:value-type="float">
            <text:p>1.33861338965912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4] + 1" office:value-type="float" office:value="34" calcext:value-type="float">
            <text:p>34</text:p>
          </table:table-cell>
          <table:table-cell table:style-name="ce14" table:formula="of:=10^-6 * SIN(0.8 * [.$I45])" office:value-type="float" office:value="0.00000087927306165072" calcext:value-type="float">
            <text:p>8.79273061650721E-07</text:p>
          </table:table-cell>
          <table:table-cell table:formula="of:=-SUMPRODUCT([.$G$8:.$G$10]; [.K42:.K44]) + SUMPRODUCT([.$D$8:.$D$10]; [.J43:.J45])" office:value-type="float" office:value="-0.0000140905163803179" calcext:value-type="float">
            <text:p>-1.40905163803179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5] + 1" office:value-type="float" office:value="35" calcext:value-type="float">
            <text:p>35</text:p>
          </table:table-cell>
          <table:table-cell table:style-name="ce14" table:formula="of:=10^-6 * SIN(0.8 * [.$I46])" office:value-type="float" office:value="0.00000027090578830787" calcext:value-type="float">
            <text:p>2.70905788307865E-07</text:p>
          </table:table-cell>
          <table:table-cell table:formula="of:=-SUMPRODUCT([.$G$8:.$G$10]; [.K43:.K45]) + SUMPRODUCT([.$D$8:.$D$10]; [.J44:.J46])" office:value-type="float" office:value="0.0000194717217835394" calcext:value-type="float">
            <text:p>1.94717217835394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6] + 1" office:value-type="float" office:value="36" calcext:value-type="float">
            <text:p>36</text:p>
          </table:table-cell>
          <table:table-cell table:style-name="ce14" table:formula="of:=10^-6 * SIN(0.8 * [.$I47])" office:value-type="float" office:value="-0.00000050178930102058" calcext:value-type="float">
            <text:p>-5.01789301020575E-07</text:p>
          </table:table-cell>
          <table:table-cell table:formula="of:=-SUMPRODUCT([.$G$8:.$G$10]; [.K44:.K46]) + SUMPRODUCT([.$D$8:.$D$10]; [.J45:.J47])" office:value-type="float" office:value="-0.0000214529748960203" calcext:value-type="float">
            <text:p>-2.14529748960203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7] + 1" office:value-type="float" office:value="37" calcext:value-type="float">
            <text:p>37</text:p>
          </table:table-cell>
          <table:table-cell table:style-name="ce14" table:formula="of:=10^-6 * SIN(0.8 * [.$I48])" office:value-type="float" office:value="-0.00000097010573370719" calcext:value-type="float">
            <text:p>-9.70105733707186E-07</text:p>
          </table:table-cell>
          <table:table-cell table:formula="of:=-SUMPRODUCT([.$G$8:.$G$10]; [.K45:.K47]) + SUMPRODUCT([.$D$8:.$D$10]; [.J46:.J48])" office:value-type="float" office:value="0.0000254707093751074" calcext:value-type="float">
            <text:p>2.54707093751074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8] + 1" office:value-type="float" office:value="38" calcext:value-type="float">
            <text:p>38</text:p>
          </table:table-cell>
          <table:table-cell table:style-name="ce14" table:formula="of:=10^-6 * SIN(0.8 * [.$I49])" office:value-type="float" office:value="-0.00000084996904587933" calcext:value-type="float">
            <text:p>-8.49969045879327E-07</text:p>
          </table:table-cell>
          <table:table-cell table:formula="of:=-SUMPRODUCT([.$G$8:.$G$10]; [.K46:.K48]) + SUMPRODUCT([.$D$8:.$D$10]; [.J47:.J49])" office:value-type="float" office:value="-0.0000324098169520641" calcext:value-type="float">
            <text:p>-3.24098169520641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9] + 1" office:value-type="float" office:value="39" calcext:value-type="float">
            <text:p>39</text:p>
          </table:table-cell>
          <table:table-cell table:style-name="ce14" table:formula="of:=10^-6 * SIN(0.8 * [.$I50])" office:value-type="float" office:value="-0.00000021425254029588" calcext:value-type="float">
            <text:p>-2.14252540295882E-07</text:p>
          </table:table-cell>
          <table:table-cell table:formula="of:=-SUMPRODUCT([.$G$8:.$G$10]; [.K47:.K49]) + SUMPRODUCT([.$D$8:.$D$10]; [.J48:.J50])" office:value-type="float" office:value="0.0000360585271854559" calcext:value-type="float">
            <text:p>3.60585271854559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0] + 1" office:value-type="float" office:value="40" calcext:value-type="float">
            <text:p>40</text:p>
          </table:table-cell>
          <table:table-cell table:style-name="ce14" table:formula="of:=10^-6 * SIN(0.8 * [.$I51])" office:value-type="float" office:value="0.00000055142668124169" calcext:value-type="float">
            <text:p>5.51426681241692E-07</text:p>
          </table:table-cell>
          <table:table-cell table:formula="of:=-SUMPRODUCT([.$G$8:.$G$10]; [.K48:.K50]) + SUMPRODUCT([.$D$8:.$D$10]; [.J49:.J51])" office:value-type="float" office:value="-0.0000447339905054839" calcext:value-type="float">
            <text:p>-4.47339905054839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1] + 1" office:value-type="float" office:value="41" calcext:value-type="float">
            <text:p>41</text:p>
          </table:table-cell>
          <table:table-cell table:style-name="ce14" table:formula="of:=10^-6 * SIN(0.8 * [.$I52])" office:value-type="float" office:value="0.00000098261787736414" calcext:value-type="float">
            <text:p>9.82617877364141E-07</text:p>
          </table:table-cell>
          <table:table-cell table:formula="of:=-SUMPRODUCT([.$G$8:.$G$10]; [.K49:.K51]) + SUMPRODUCT([.$D$8:.$D$10]; [.J50:.J52])" office:value-type="float" office:value="0.000053711247822594" calcext:value-type="float">
            <text:p>5.3711247822594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2] + 1" office:value-type="float" office:value="42" calcext:value-type="float">
            <text:p>42</text:p>
          </table:table-cell>
          <table:table-cell table:style-name="ce14" table:formula="of:=10^-6 * SIN(0.8 * [.$I53])" office:value-type="float" office:value="0.00000081776625452644" calcext:value-type="float">
            <text:p>8.17766254526441E-07</text:p>
          </table:table-cell>
          <table:table-cell table:formula="of:=-SUMPRODUCT([.$G$8:.$G$10]; [.K50:.K52]) + SUMPRODUCT([.$D$8:.$D$10]; [.J51:.J53])" office:value-type="float" office:value="-0.0000620360604890657" calcext:value-type="float">
            <text:p>-6.20360604890657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3] + 1" office:value-type="float" office:value="43" calcext:value-type="float">
            <text:p>43</text:p>
          </table:table-cell>
          <table:table-cell table:style-name="ce14" table:formula="of:=10^-6 * SIN(0.8 * [.$I54])" office:value-type="float" office:value="0.00000015686859504841" calcext:value-type="float">
            <text:p>1.56868595048409E-07</text:p>
          </table:table-cell>
          <table:table-cell table:formula="of:=-SUMPRODUCT([.$G$8:.$G$10]; [.K51:.K53]) + SUMPRODUCT([.$D$8:.$D$10]; [.J52:.J54])" office:value-type="float" office:value="0.0000766932774429371" calcext:value-type="float">
            <text:p>7.66932774429371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4] + 1" office:value-type="float" office:value="44" calcext:value-type="float">
            <text:p>44</text:p>
          </table:table-cell>
          <table:table-cell table:style-name="ce14" table:formula="of:=10^-6 * SIN(0.8 * [.$I55])" office:value-type="float" office:value="-0.00000059918344921427" calcext:value-type="float">
            <text:p>-5.99183449214265E-07</text:p>
          </table:table-cell>
          <table:table-cell table:formula="of:=-SUMPRODUCT([.$G$8:.$G$10]; [.K52:.K54]) + SUMPRODUCT([.$D$8:.$D$10]; [.J53:.J55])" office:value-type="float" office:value="-0.000090015071231927" calcext:value-type="float">
            <text:p>-9.0015071231927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5] + 1" office:value-type="float" office:value="45" calcext:value-type="float">
            <text:p>45</text:p>
          </table:table-cell>
          <table:table-cell table:style-name="ce14" table:formula="of:=10^-6 * SIN(0.8 * [.$I56])" office:value-type="float" office:value="-0.00000099177885344312" calcext:value-type="float">
            <text:p>-9.91778853443116E-07</text:p>
          </table:table-cell>
          <table:table-cell table:formula="of:=-SUMPRODUCT([.$G$8:.$G$10]; [.K53:.K55]) + SUMPRODUCT([.$D$8:.$D$10]; [.J54:.J56])" office:value-type="float" office:value="0.000107027251694334" calcext:value-type="float">
            <text:p>0.0001070272516943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6] + 1" office:value-type="float" office:value="46" calcext:value-type="float">
            <text:p>46</text:p>
          </table:table-cell>
          <table:table-cell table:style-name="ce14" table:formula="of:=10^-6 * SIN(0.8 * [.$I57])" office:value-type="float" office:value="-0.00000078277451355065" calcext:value-type="float">
            <text:p>-7.82774513550647E-07</text:p>
          </table:table-cell>
          <table:table-cell table:formula="of:=-SUMPRODUCT([.$G$8:.$G$10]; [.K54:.K56]) + SUMPRODUCT([.$D$8:.$D$10]; [.J55:.J57])" office:value-type="float" office:value="-0.000129978116361413" calcext:value-type="float">
            <text:p>-0.0001299781163614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7] + 1" office:value-type="float" office:value="47" calcext:value-type="float">
            <text:p>47</text:p>
          </table:table-cell>
          <table:table-cell table:style-name="ce14" table:formula="of:=10^-6 * SIN(0.8 * [.$I58])" office:value-type="float" office:value="-0.00000009894965755028" calcext:value-type="float">
            <text:p>-9.89496575502849E-08</text:p>
          </table:table-cell>
          <table:table-cell table:formula="of:=-SUMPRODUCT([.$G$8:.$G$10]; [.K55:.K57]) + SUMPRODUCT([.$D$8:.$D$10]; [.J56:.J58])" office:value-type="float" office:value="0.000152599761933812" calcext:value-type="float">
            <text:p>0.0001525997619338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8] + 1" office:value-type="float" office:value="48" calcext:value-type="float">
            <text:p>48</text:p>
          </table:table-cell>
          <table:table-cell table:style-name="ce14" table:formula="of:=10^-6 * SIN(0.8 * [.$I59])" office:value-type="float" office:value="0.00000064489673294488" calcext:value-type="float">
            <text:p>6.44896732944875E-07</text:p>
          </table:table-cell>
          <table:table-cell table:formula="of:=-SUMPRODUCT([.$G$8:.$G$10]; [.K56:.K58]) + SUMPRODUCT([.$D$8:.$D$10]; [.J57:.J59])" office:value-type="float" office:value="-0.00018363520169255" calcext:value-type="float">
            <text:p>-0.000183635201692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9] + 1" office:value-type="float" office:value="49" calcext:value-type="float">
            <text:p>49</text:p>
          </table:table-cell>
          <table:table-cell table:style-name="ce14" table:formula="of:=10^-6 * SIN(0.8 * [.$I60])" office:value-type="float" office:value="0.00000099755741890781" calcext:value-type="float">
            <text:p>9.97557418907805E-07</text:p>
          </table:table-cell>
          <table:table-cell table:formula="of:=-SUMPRODUCT([.$G$8:.$G$10]; [.K57:.K59]) + SUMPRODUCT([.$D$8:.$D$10]; [.J58:.J60])" office:value-type="float" office:value="0.00021986521850477" calcext:value-type="float">
            <text:p>0.000219865218504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0] + 1" office:value-type="float" office:value="50" calcext:value-type="float">
            <text:p>50</text:p>
          </table:table-cell>
          <table:table-cell table:style-name="ce14" table:formula="of:=10^-6 * SIN(0.8 * [.$I61])" office:value-type="float" office:value="0.00000074511316047935" calcext:value-type="float">
            <text:p>7.45113160479346E-07</text:p>
          </table:table-cell>
          <table:table-cell table:formula="of:=-SUMPRODUCT([.$G$8:.$G$10]; [.K58:.K60]) + SUMPRODUCT([.$D$8:.$D$10]; [.J59:.J61])" office:value-type="float" office:value="-0.00026025096472861" calcext:value-type="float">
            <text:p>-0.000260250964728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1] + 1" office:value-type="float" office:value="51" calcext:value-type="float">
            <text:p>51</text:p>
          </table:table-cell>
          <table:table-cell table:style-name="ce14" table:formula="of:=10^-6 * SIN(0.8 * [.$I62])" office:value-type="float" office:value="0.00000004069325734986" calcext:value-type="float">
            <text:p>4.06932573498552E-08</text:p>
          </table:table-cell>
          <table:table-cell table:formula="of:=-SUMPRODUCT([.$G$8:.$G$10]; [.K59:.K61]) + SUMPRODUCT([.$D$8:.$D$10]; [.J60:.J62])" office:value-type="float" office:value="0.000313302078488621" calcext:value-type="float">
            <text:p>0.0003133020784886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2] + 1" office:value-type="float" office:value="52" calcext:value-type="float">
            <text:p>52</text:p>
          </table:table-cell>
          <table:table-cell table:style-name="ce14" table:formula="of:=10^-6 * SIN(0.8 * [.$I63])" office:value-type="float" office:value="-0.00000068841062963767" calcext:value-type="float">
            <text:p>-6.88410629637672E-07</text:p>
          </table:table-cell>
          <table:table-cell table:formula="of:=-SUMPRODUCT([.$G$8:.$G$10]; [.K60:.K62]) + SUMPRODUCT([.$D$8:.$D$10]; [.J61:.J63])" office:value-type="float" office:value="-0.000372788393165774" calcext:value-type="float">
            <text:p>-0.0003727883931657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3] + 1" office:value-type="float" office:value="53" calcext:value-type="float">
            <text:p>53</text:p>
          </table:table-cell>
          <table:table-cell table:style-name="ce14" table:formula="of:=10^-6 * SIN(0.8 * [.$I64])" office:value-type="float" office:value="-0.0000009999338662588" calcext:value-type="float">
            <text:p>-9.99933866258804E-07</text:p>
          </table:table-cell>
          <table:table-cell table:formula="of:=-SUMPRODUCT([.$G$8:.$G$10]; [.K61:.K63]) + SUMPRODUCT([.$D$8:.$D$10]; [.J62:.J64])" office:value-type="float" office:value="0.000444360095070601" calcext:value-type="float">
            <text:p>0.0004443600950706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4] + 1" office:value-type="float" office:value="54" calcext:value-type="float">
            <text:p>54</text:p>
          </table:table-cell>
          <table:table-cell table:style-name="ce14" table:formula="of:=10^-6 * SIN(0.8 * [.$I65])" office:value-type="float" office:value="-0.00000070491063741425" calcext:value-type="float">
            <text:p>-7.04910637414247E-07</text:p>
          </table:table-cell>
          <table:table-cell table:formula="of:=-SUMPRODUCT([.$G$8:.$G$10]; [.K62:.K64]) + SUMPRODUCT([.$D$8:.$D$10]; [.J63:.J65])" office:value-type="float" office:value="-0.000532915835330357" calcext:value-type="float">
            <text:p>-0.0005329158353303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5] + 1" office:value-type="float" office:value="55" calcext:value-type="float">
            <text:p>55</text:p>
          </table:table-cell>
          <table:table-cell table:style-name="ce14" table:formula="of:=10^-6 * SIN(0.8 * [.$I66])" office:value-type="float" office:value="0.00000001770192510542" calcext:value-type="float">
            <text:p>1.77019251054156E-08</text:p>
          </table:table-cell>
          <table:table-cell table:formula="of:=-SUMPRODUCT([.$G$8:.$G$10]; [.K63:.K65]) + SUMPRODUCT([.$D$8:.$D$10]; [.J64:.J66])" office:value-type="float" office:value="0.00063379022748984" calcext:value-type="float">
            <text:p>0.000633790227489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6] + 1" office:value-type="float" office:value="56" calcext:value-type="float">
            <text:p>56</text:p>
          </table:table-cell>
          <table:table-cell table:style-name="ce14" table:formula="of:=10^-6 * SIN(0.8 * [.$I67])" office:value-type="float" office:value="0.00000072957673739286" calcext:value-type="float">
            <text:p>7.29576737392859E-07</text:p>
          </table:table-cell>
          <table:table-cell table:formula="of:=-SUMPRODUCT([.$G$8:.$G$10]; [.K64:.K66]) + SUMPRODUCT([.$D$8:.$D$10]; [.J65:.J67])" office:value-type="float" office:value="-0.000757911414761049" calcext:value-type="float">
            <text:p>-0.0007579114147610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7] + 1" office:value-type="float" office:value="57" calcext:value-type="float">
            <text:p>57</text:p>
          </table:table-cell>
          <table:table-cell table:style-name="ce14" table:formula="of:=10^-6 * SIN(0.8 * [.$I68])" office:value-type="float" office:value="0.00000099890009074502" calcext:value-type="float">
            <text:p>9.98900090745021E-07</text:p>
          </table:table-cell>
          <table:table-cell table:formula="of:=-SUMPRODUCT([.$G$8:.$G$10]; [.K65:.K67]) + SUMPRODUCT([.$D$8:.$D$10]; [.J66:.J68])" office:value-type="float" office:value="0.000905852669597785" calcext:value-type="float">
            <text:p>0.0009058526695977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8] + 1" office:value-type="float" office:value="58" calcext:value-type="float">
            <text:p>58</text:p>
          </table:table-cell>
          <table:table-cell table:style-name="ce14" table:formula="of:=10^-6 * SIN(0.8 * [.$I69])" office:value-type="float" office:value="0.00000066230405298623" calcext:value-type="float">
            <text:p>6.62304052986234E-07</text:p>
          </table:table-cell>
          <table:table-cell table:formula="of:=-SUMPRODUCT([.$G$8:.$G$10]; [.K66:.K68]) + SUMPRODUCT([.$D$8:.$D$10]; [.J67:.J69])" office:value-type="float" office:value="-0.00107918270128061" calcext:value-type="float">
            <text:p>-0.001079182701280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9] + 1" office:value-type="float" office:value="59" calcext:value-type="float">
            <text:p>59</text:p>
          </table:table-cell>
          <table:table-cell table:style-name="ce14" table:formula="of:=10^-6 * SIN(0.8 * [.$I70])" office:value-type="float" office:value="-0.00000007603673605836" calcext:value-type="float">
            <text:p>-7.60367360583591E-08</text:p>
          </table:table-cell>
          <table:table-cell table:formula="of:=-SUMPRODUCT([.$G$8:.$G$10]; [.K67:.K69]) + SUMPRODUCT([.$D$8:.$D$10]; [.J68:.J70])" office:value-type="float" office:value="0.00129101751306357" calcext:value-type="float">
            <text:p>0.001291017513063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0] + 1" office:value-type="float" office:value="60" calcext:value-type="float">
            <text:p>60</text:p>
          </table:table-cell>
          <table:table-cell table:style-name="ce14" table:formula="of:=10^-6 * SIN(0.8 * [.$I71])" office:value-type="float" office:value="-0.00000076825466132367" calcext:value-type="float">
            <text:p>-7.68254661323667E-07</text:p>
          </table:table-cell>
          <table:table-cell table:formula="of:=-SUMPRODUCT([.$G$8:.$G$10]; [.K68:.K70]) + SUMPRODUCT([.$D$8:.$D$10]; [.J69:.J71])" office:value-type="float" office:value="-0.00154046743742459" calcext:value-type="float">
            <text:p>-0.001540467437424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1] + 1" office:value-type="float" office:value="61" calcext:value-type="float">
            <text:p>61</text:p>
          </table:table-cell>
          <table:table-cell table:style-name="ce14" table:formula="of:=10^-6 * SIN(0.8 * [.$I72])" office:value-type="float" office:value="-0.00000099445961800451" calcext:value-type="float">
            <text:p>-9.94459618004514E-07</text:p>
          </table:table-cell>
          <table:table-cell table:formula="of:=-SUMPRODUCT([.$G$8:.$G$10]; [.K69:.K71]) + SUMPRODUCT([.$D$8:.$D$10]; [.J70:.J72])" office:value-type="float" office:value="0.00183828865538498" calcext:value-type="float">
            <text:p>0.001838288655384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2] + 1" office:value-type="float" office:value="62" calcext:value-type="float">
            <text:p>62</text:p>
          </table:table-cell>
          <table:table-cell table:style-name="ce14" table:formula="of:=10^-6 * SIN(0.8 * [.$I73])" office:value-type="float" office:value="-0.00000061743871475346" calcext:value-type="float">
            <text:p>-6.17438714753458E-07</text:p>
          </table:table-cell>
          <table:table-cell table:formula="of:=-SUMPRODUCT([.$G$8:.$G$10]; [.K70:.K72]) + SUMPRODUCT([.$D$8:.$D$10]; [.J71:.J73])" office:value-type="float" office:value="-0.00219740644925004" calcext:value-type="float">
            <text:p>-0.002197406449250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3] + 1" office:value-type="float" office:value="63" calcext:value-type="float">
            <text:p>63</text:p>
          </table:table-cell>
          <table:table-cell table:style-name="ce14" table:formula="of:=10^-6 * SIN(0.8 * [.$I74])" office:value-type="float" office:value="0.00000013411222764566" calcext:value-type="float">
            <text:p>1.34112227645662E-07</text:p>
          </table:table-cell>
          <table:table-cell table:formula="of:=-SUMPRODUCT([.$G$8:.$G$10]; [.K71:.K73]) + SUMPRODUCT([.$D$8:.$D$10]; [.J72:.J74])" office:value-type="float" office:value="0.00262132058686695" calcext:value-type="float">
            <text:p>0.002621320586866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4] + 1" office:value-type="float" office:value="64" calcext:value-type="float">
            <text:p>64</text:p>
          </table:table-cell>
          <table:table-cell table:style-name="ce14" table:formula="of:=10^-6 * SIN(0.8 * [.$I75])" office:value-type="float" office:value="0.00000080431249236591" calcext:value-type="float">
            <text:p>8.04312492365913E-07</text:p>
          </table:table-cell>
          <table:table-cell table:formula="of:=-SUMPRODUCT([.$G$8:.$G$10]; [.K72:.K74]) + SUMPRODUCT([.$D$8:.$D$10]; [.J73:.J75])" office:value-type="float" office:value="-0.00313075531064625" calcext:value-type="float">
            <text:p>-0.003130755310646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5] + 1" office:value-type="float" office:value="65" calcext:value-type="float">
            <text:p>65</text:p>
          </table:table-cell>
          <table:table-cell table:style-name="ce14" table:formula="of:=10^-6 * SIN(0.8 * [.$I76])" office:value-type="float" office:value="0.00000098662759204049" calcext:value-type="float">
            <text:p>9.86627592040486E-07</text:p>
          </table:table-cell>
          <table:table-cell table:formula="of:=-SUMPRODUCT([.$G$8:.$G$10]; [.K73:.K75]) + SUMPRODUCT([.$D$8:.$D$10]; [.J74:.J76])" office:value-type="float" office:value="0.0037393339856502" calcext:value-type="float">
            <text:p>0.00373933398565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6] + 1" office:value-type="float" office:value="66" calcext:value-type="float">
            <text:p>66</text:p>
          </table:table-cell>
          <table:table-cell table:style-name="ce14" table:formula="of:=10^-6 * SIN(0.8 * [.$I77])" office:value-type="float" office:value="0.00000057046763363737" calcext:value-type="float">
            <text:p>5.7046763363737E-07</text:p>
          </table:table-cell>
          <table:table-cell table:formula="of:=-SUMPRODUCT([.$G$8:.$G$10]; [.K74:.K76]) + SUMPRODUCT([.$D$8:.$D$10]; [.J75:.J77])" office:value-type="float" office:value="-0.00446227448803495" calcext:value-type="float">
            <text:p>-0.004462274488034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7] + 1" office:value-type="float" office:value="67" calcext:value-type="float">
            <text:p>67</text:p>
          </table:table-cell>
          <table:table-cell table:style-name="ce14" table:formula="of:=10^-6 * SIN(0.8 * [.$I78])" office:value-type="float" office:value="-0.00000019173033639937" calcext:value-type="float">
            <text:p>-1.91730336399369E-07</text:p>
          </table:table-cell>
          <table:table-cell table:formula="of:=-SUMPRODUCT([.$G$8:.$G$10]; [.K75:.K77]) + SUMPRODUCT([.$D$8:.$D$10]; [.J76:.J78])" office:value-type="float" office:value="0.00533032972537898" calcext:value-type="float">
            <text:p>0.005330329725378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8] + 1" office:value-type="float" office:value="68" calcext:value-type="float">
            <text:p>68</text:p>
          </table:table-cell>
          <table:table-cell table:style-name="ce14" table:formula="of:=10^-6 * SIN(0.8 * [.$I79])" office:value-type="float" office:value="-0.00000083762725714704" calcext:value-type="float">
            <text:p>-8.37627257147035E-07</text:p>
          </table:table-cell>
          <table:table-cell table:formula="of:=-SUMPRODUCT([.$G$8:.$G$10]; [.K76:.K78]) + SUMPRODUCT([.$D$8:.$D$10]; [.J77:.J79])" office:value-type="float" office:value="-0.00636373469444304" calcext:value-type="float">
            <text:p>-0.006363734694443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9] + 1" office:value-type="float" office:value="69" calcext:value-type="float">
            <text:p>69</text:p>
          </table:table-cell>
          <table:table-cell table:style-name="ce14" table:formula="of:=10^-6 * SIN(0.8 * [.$I80])" office:value-type="float" office:value="-0.00000097543072357343" calcext:value-type="float">
            <text:p>-9.7543072357343E-07</text:p>
          </table:table-cell>
          <table:table-cell table:formula="of:=-SUMPRODUCT([.$G$8:.$G$10]; [.K77:.K79]) + SUMPRODUCT([.$D$8:.$D$10]; [.J78:.J80])" office:value-type="float" office:value="0.00759703691993017" calcext:value-type="float">
            <text:p>0.00759703691993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0] + 1" office:value-type="float" office:value="70" calcext:value-type="float">
            <text:p>70</text:p>
          </table:table-cell>
          <table:table-cell table:style-name="ce14" table:formula="of:=10^-6 * SIN(0.8 * [.$I81])" office:value-type="float" office:value="-0.00000052155100208691" calcext:value-type="float">
            <text:p>-5.21551002086905E-07</text:p>
          </table:table-cell>
          <table:table-cell table:formula="of:=-SUMPRODUCT([.$G$8:.$G$10]; [.K78:.K80]) + SUMPRODUCT([.$D$8:.$D$10]; [.J79:.J81])" office:value-type="float" office:value="-0.00907349766964505" calcext:value-type="float">
            <text:p>-0.009073497669645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1] + 1" office:value-type="float" office:value="71" calcext:value-type="float">
            <text:p>71</text:p>
          </table:table-cell>
          <table:table-cell table:style-name="ce14" table:formula="of:=10^-6 * SIN(0.8 * [.$I82])" office:value-type="float" office:value="0.00000024869455873206" calcext:value-type="float">
            <text:p>2.48694558732058E-07</text:p>
          </table:table-cell>
          <table:table-cell table:formula="of:=-SUMPRODUCT([.$G$8:.$G$10]; [.K79:.K81]) + SUMPRODUCT([.$D$8:.$D$10]; [.J80:.J82])" office:value-type="float" office:value="0.0108315820877301" calcext:value-type="float">
            <text:p>0.01083158208773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2] + 1" office:value-type="float" office:value="72" calcext:value-type="float">
            <text:p>72</text:p>
          </table:table-cell>
          <table:table-cell table:style-name="ce14" table:formula="of:=10^-6 * SIN(0.8 * [.$I83])" office:value-type="float" office:value="0.00000086808533738042" calcext:value-type="float">
            <text:p>8.68085337380422E-07</text:p>
          </table:table-cell>
          <table:table-cell table:formula="of:=-SUMPRODUCT([.$G$8:.$G$10]; [.K80:.K82]) + SUMPRODUCT([.$D$8:.$D$10]; [.J81:.J83])" office:value-type="float" office:value="-0.0129335847062429" calcext:value-type="float">
            <text:p>-0.01293358470624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3] + 1" office:value-type="float" office:value="73" calcext:value-type="float">
            <text:p>73</text:p>
          </table:table-cell>
          <table:table-cell table:style-name="ce14" table:formula="of:=10^-6 * SIN(0.8 * [.$I84])" office:value-type="float" office:value="0.00000096090719894562" calcext:value-type="float">
            <text:p>9.60907198945617E-07</text:p>
          </table:table-cell>
          <table:table-cell table:formula="of:=-SUMPRODUCT([.$G$8:.$G$10]; [.K81:.K83]) + SUMPRODUCT([.$D$8:.$D$10]; [.J82:.J84])" office:value-type="float" office:value="0.0154442692432231" calcext:value-type="float">
            <text:p>0.01544426924322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4] + 1" office:value-type="float" office:value="74" calcext:value-type="float">
            <text:p>74</text:p>
          </table:table-cell>
          <table:table-cell table:style-name="ce14" table:formula="of:=10^-6 * SIN(0.8 * [.$I85])" office:value-type="float" office:value="0.00000047085564775038" calcext:value-type="float">
            <text:p>4.70855647750382E-07</text:p>
          </table:table-cell>
          <table:table-cell table:formula="of:=-SUMPRODUCT([.$G$8:.$G$10]; [.K82:.K84]) + SUMPRODUCT([.$D$8:.$D$10]; [.J83:.J85])" office:value-type="float" office:value="-0.0184379971499022" calcext:value-type="float">
            <text:p>-0.01843799714990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5] + 1" office:value-type="float" office:value="75" calcext:value-type="float">
            <text:p>75</text:p>
          </table:table-cell>
          <table:table-cell table:style-name="ce14" table:formula="of:=10^-6 * SIN(0.8 * [.$I86])" office:value-type="float" office:value="-0.00000030481062110222" calcext:value-type="float">
            <text:p>-3.04810621102222E-07</text:p>
          </table:table-cell>
          <table:table-cell table:formula="of:=-SUMPRODUCT([.$G$8:.$G$10]; [.K83:.K85]) + SUMPRODUCT([.$D$8:.$D$10]; [.J84:.J86])" office:value-type="float" office:value="0.0220173074709765" calcext:value-type="float">
            <text:p>0.02201730747097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6] + 1" office:value-type="float" office:value="76" calcext:value-type="float">
            <text:p>76</text:p>
          </table:table-cell>
          <table:table-cell table:style-name="ce14" table:formula="of:=10^-6 * SIN(0.8 * [.$I87])" office:value-type="float" office:value="-0.00000089558285735477" calcext:value-type="float">
            <text:p>-8.95582857354773E-07</text:p>
          </table:table-cell>
          <table:table-cell table:formula="of:=-SUMPRODUCT([.$G$8:.$G$10]; [.K84:.K86]) + SUMPRODUCT([.$D$8:.$D$10]; [.J85:.J87])" office:value-type="float" office:value="-0.0262884392256335" calcext:value-type="float">
            <text:p>-0.02628843922563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7] + 1" office:value-type="float" office:value="77" calcext:value-type="float">
            <text:p>77</text:p>
          </table:table-cell>
          <table:table-cell table:style-name="ce14" table:formula="of:=10^-6 * SIN(0.8 * [.$I88])" office:value-type="float" office:value="-0.00000094310654988853" calcext:value-type="float">
            <text:p>-9.43106549888532E-07</text:p>
          </table:table-cell>
          <table:table-cell table:formula="of:=-SUMPRODUCT([.$G$8:.$G$10]; [.K85:.K87]) + SUMPRODUCT([.$D$8:.$D$10]; [.J86:.J88])" office:value-type="float" office:value="0.0313870562511747" calcext:value-type="float">
            <text:p>0.03138705625117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8] + 1" office:value-type="float" office:value="78" calcext:value-type="float">
            <text:p>78</text:p>
          </table:table-cell>
          <table:table-cell table:style-name="ce14" table:formula="of:=10^-6 * SIN(0.8 * [.$I89])" office:value-type="float" office:value="-0.00000041855446451842" calcext:value-type="float">
            <text:p>-4.18554464518416E-07</text:p>
          </table:table-cell>
          <table:table-cell table:formula="of:=-SUMPRODUCT([.$G$8:.$G$10]; [.K86:.K88]) + SUMPRODUCT([.$D$8:.$D$10]; [.J87:.J89])" office:value-type="float" office:value="-0.0374790551020056" calcext:value-type="float">
            <text:p>-0.03747905510200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9] + 1" office:value-type="float" office:value="79" calcext:value-type="float">
            <text:p>79</text:p>
          </table:table-cell>
          <table:table-cell table:style-name="ce14" table:formula="of:=10^-6 * SIN(0.8 * [.$I90])" office:value-type="float" office:value="0.00000035988714257415" calcext:value-type="float">
            <text:p>3.59887142574146E-07</text:p>
          </table:table-cell>
          <table:table-cell table:formula="of:=-SUMPRODUCT([.$G$8:.$G$10]; [.K87:.K89]) + SUMPRODUCT([.$D$8:.$D$10]; [.J88:.J90])" office:value-type="float" office:value="0.0447482522721948" calcext:value-type="float">
            <text:p>0.04474825227219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0] + 1" office:value-type="float" office:value="80" calcext:value-type="float">
            <text:p>80</text:p>
          </table:table-cell>
          <table:table-cell table:style-name="ce14" table:formula="of:=10^-6 * SIN(0.8 * [.$I91])" office:value-type="float" office:value="0.00000092002603819679" calcext:value-type="float">
            <text:p>9.20026038196792E-07</text:p>
          </table:table-cell>
          <table:table-cell table:formula="of:=-SUMPRODUCT([.$G$8:.$G$10]; [.K88:.K90]) + SUMPRODUCT([.$D$8:.$D$10]; [.J89:.J91])" office:value-type="float" office:value="-0.0534300913549984" calcext:value-type="float">
            <text:p>-0.05343009135499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1] + 1" office:value-type="float" office:value="81" calcext:value-type="float">
            <text:p>81</text:p>
          </table:table-cell>
          <table:table-cell table:style-name="ce14" table:formula="of:=10^-6 * SIN(0.8 * [.$I92])" office:value-type="float" office:value="0.00000092208948459745" calcext:value-type="float">
            <text:p>9.2208948459745E-07</text:p>
          </table:table-cell>
          <table:table-cell table:formula="of:=-SUMPRODUCT([.$G$8:.$G$10]; [.K89:.K91]) + SUMPRODUCT([.$D$8:.$D$10]; [.J90:.J92])" office:value-type="float" office:value="0.0637977137427848" calcext:value-type="float">
            <text:p>0.06379771374278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2] + 1" office:value-type="float" office:value="82" calcext:value-type="float">
            <text:p>82</text:p>
          </table:table-cell>
          <table:table-cell table:style-name="ce14" table:formula="of:=10^-6 * SIN(0.8 * [.$I93])" office:value-type="float" office:value="0.00000036482582287823" calcext:value-type="float">
            <text:p>3.64825822878228E-07</text:p>
          </table:table-cell>
          <table:table-cell table:formula="of:=-SUMPRODUCT([.$G$8:.$G$10]; [.K90:.K92]) + SUMPRODUCT([.$D$8:.$D$10]; [.J91:.J93])" office:value-type="float" office:value="-0.0761724076905916" calcext:value-type="float">
            <text:p>-0.07617240769059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3] + 1" office:value-type="float" office:value="83" calcext:value-type="float">
            <text:p>83</text:p>
          </table:table-cell>
          <table:table-cell table:style-name="ce14" table:formula="of:=10^-6 * SIN(0.8 * [.$I94])" office:value-type="float" office:value="-0.00000041373628751272" calcext:value-type="float">
            <text:p>-4.13736287512721E-07</text:p>
          </table:table-cell>
          <table:table-cell table:formula="of:=-SUMPRODUCT([.$G$8:.$G$10]; [.K91:.K93]) + SUMPRODUCT([.$D$8:.$D$10]; [.J92:.J94])" office:value-type="float" office:value="0.0909525258329169" calcext:value-type="float">
            <text:p>0.09095252583291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4] + 1" office:value-type="float" office:value="84" calcext:value-type="float">
            <text:p>84</text:p>
          </table:table-cell>
          <table:table-cell table:style-name="ce14" table:formula="of:=10^-6 * SIN(0.8 * [.$I95])" office:value-type="float" office:value="-0.00000094133151769923" calcext:value-type="float">
            <text:p>-9.4133151769923E-07</text:p>
          </table:table-cell>
          <table:table-cell table:formula="of:=-SUMPRODUCT([.$G$8:.$G$10]; [.K92:.K94]) + SUMPRODUCT([.$D$8:.$D$10]; [.J93:.J95])" office:value-type="float" office:value="-0.108598022742244" calcext:value-type="float">
            <text:p>-0.1085980227422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5] + 1" office:value-type="float" office:value="85" calcext:value-type="float">
            <text:p>85</text:p>
          </table:table-cell>
          <table:table-cell table:style-name="ce14" table:formula="of:=10^-6 * SIN(0.8 * [.$I96])" office:value-type="float" office:value="-0.00000089792768068929" calcext:value-type="float">
            <text:p>-8.9792768068929E-07</text:p>
          </table:table-cell>
          <table:table-cell table:formula="of:=-SUMPRODUCT([.$G$8:.$G$10]; [.K93:.K95]) + SUMPRODUCT([.$D$8:.$D$10]; [.J94:.J96])" office:value-type="float" office:value="0.129665208435229" calcext:value-type="float">
            <text:p>0.1296652084352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6] + 1" office:value-type="float" office:value="86" calcext:value-type="float">
            <text:p>86</text:p>
          </table:table-cell>
          <table:table-cell table:style-name="ce14" table:formula="of:=10^-6 * SIN(0.8 * [.$I97])" office:value-type="float" office:value="-0.00000030985296159031" calcext:value-type="float">
            <text:p>-3.09852961590308E-07</text:p>
          </table:table-cell>
          <table:table-cell table:formula="of:=-SUMPRODUCT([.$G$8:.$G$10]; [.K94:.K96]) + SUMPRODUCT([.$D$8:.$D$10]; [.J95:.J97])" office:value-type="float" office:value="-0.154824082981137" calcext:value-type="float">
            <text:p>-0.1548240829811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7] + 1" office:value-type="float" office:value="87" calcext:value-type="float">
            <text:p>87</text:p>
          </table:table-cell>
          <table:table-cell table:style-name="ce14" table:formula="of:=10^-6 * SIN(0.8 * [.$I98])" office:value-type="float" office:value="0.00000046617440618719" calcext:value-type="float">
            <text:p>4.66174406187184E-07</text:p>
          </table:table-cell>
          <table:table-cell table:formula="of:=-SUMPRODUCT([.$G$8:.$G$10]; [.K95:.K97]) + SUMPRODUCT([.$D$8:.$D$10]; [.J96:.J98])" office:value-type="float" office:value="0.184859485189435" calcext:value-type="float">
            <text:p>0.1848594851894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8] + 1" office:value-type="float" office:value="88" calcext:value-type="float">
            <text:p>88</text:p>
          </table:table-cell>
          <table:table-cell table:style-name="ce14" table:formula="of:=10^-6 * SIN(0.8 * [.$I99])" office:value-type="float" office:value="0.00000095942663462338" calcext:value-type="float">
            <text:p>9.59426634623384E-07</text:p>
          </table:table-cell>
          <table:table-cell table:formula="of:=-SUMPRODUCT([.$G$8:.$G$10]; [.K96:.K98]) + SUMPRODUCT([.$D$8:.$D$10]; [.J97:.J99])" office:value-type="float" office:value="-0.22072386537428" calcext:value-type="float">
            <text:p>-0.220723865374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9] + 1" office:value-type="float" office:value="89" calcext:value-type="float">
            <text:p>89</text:p>
          </table:table-cell>
          <table:table-cell table:style-name="ce14" table:formula="of:=10^-6 * SIN(0.8 * [.$I100])" office:value-type="float" office:value="0.00000087070354074979" calcext:value-type="float">
            <text:p>8.70703540749785E-07</text:p>
          </table:table-cell>
          <table:table-cell table:formula="of:=-SUMPRODUCT([.$G$8:.$G$10]; [.K97:.K99]) + SUMPRODUCT([.$D$8:.$D$10]; [.J98:.J100])" office:value-type="float" office:value="0.263548222354872" calcext:value-type="float">
            <text:p>0.2635482223548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0] + 1" office:value-type="float" office:value="90" calcext:value-type="float">
            <text:p>90</text:p>
          </table:table-cell>
          <table:table-cell table:style-name="ce14" table:formula="of:=10^-6 * SIN(0.8 * [.$I101])" office:value-type="float" office:value="0.00000025382336276204" calcext:value-type="float">
            <text:p>2.53823362762036E-07</text:p>
          </table:table-cell>
          <table:table-cell table:formula="of:=-SUMPRODUCT([.$G$8:.$G$10]; [.K98:.K100]) + SUMPRODUCT([.$D$8:.$D$10]; [.J99:.J101])" office:value-type="float" office:value="-0.314676321944036" calcext:value-type="float">
            <text:p>-0.3146763219440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1] + 1" office:value-type="float" office:value="91" calcext:value-type="float">
            <text:p>91</text:p>
          </table:table-cell>
          <table:table-cell table:style-name="ce14" table:formula="of:=10^-6 * SIN(0.8 * [.$I102])" office:value-type="float" office:value="-0.00000051702266109904" calcext:value-type="float">
            <text:p>-5.17022661099044E-07</text:p>
          </table:table-cell>
          <table:table-cell table:formula="of:=-SUMPRODUCT([.$G$8:.$G$10]; [.K99:.K101]) + SUMPRODUCT([.$D$8:.$D$10]; [.J100:.J102])" office:value-type="float" office:value="0.375728144207192" calcext:value-type="float">
            <text:p>0.3757281442071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2] + 1" office:value-type="float" office:value="92" calcext:value-type="float">
            <text:p>92</text:p>
          </table:table-cell>
          <table:table-cell table:style-name="ce14" table:formula="of:=10^-6 * SIN(0.8 * [.$I103])" office:value-type="float" office:value="-0.0000009742496765065" calcext:value-type="float">
            <text:p>-9.74249676506502E-07</text:p>
          </table:table-cell>
          <table:table-cell table:formula="of:=-SUMPRODUCT([.$G$8:.$G$10]; [.K100:.K102]) + SUMPRODUCT([.$D$8:.$D$10]; [.J101:.J103])" office:value-type="float" office:value="-0.448623003142875" calcext:value-type="float">
            <text:p>-0.4486230031428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3] + 1" office:value-type="float" office:value="93" calcext:value-type="float">
            <text:p>93</text:p>
          </table:table-cell>
          <table:table-cell table:style-name="ce14" table:formula="of:=10^-6 * SIN(0.8 * [.$I104])" office:value-type="float" office:value="-0.00000084050991130371" calcext:value-type="float">
            <text:p>-8.40509911303712E-07</text:p>
          </table:table-cell>
          <table:table-cell table:formula="of:=-SUMPRODUCT([.$G$8:.$G$10]; [.K101:.K103]) + SUMPRODUCT([.$D$8:.$D$10]; [.J102:.J104])" office:value-type="float" office:value="0.53565790671138" calcext:value-type="float">
            <text:p>0.535657906711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4] + 1" office:value-type="float" office:value="94" calcext:value-type="float">
            <text:p>94</text:p>
          </table:table-cell>
          <table:table-cell table:style-name="ce14" table:formula="of:=10^-6 * SIN(0.8 * [.$I105])" office:value-type="float" office:value="-0.00000019692811244968" calcext:value-type="float">
            <text:p>-1.96928112449675E-07</text:p>
          </table:table-cell>
          <table:table-cell table:formula="of:=-SUMPRODUCT([.$G$8:.$G$10]; [.K102:.K104]) + SUMPRODUCT([.$D$8:.$D$10]; [.J103:.J105])" office:value-type="float" office:value="-0.639583033754672" calcext:value-type="float">
            <text:p>-0.6395830337546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5] + 1" office:value-type="float" office:value="95" calcext:value-type="float">
            <text:p>95</text:p>
          </table:table-cell>
          <table:table-cell table:style-name="ce14" table:formula="of:=10^-6 * SIN(0.8 * [.$I106])" office:value-type="float" office:value="0.00000056610763689819" calcext:value-type="float">
            <text:p>5.66107636898188E-07</text:p>
          </table:table-cell>
          <table:table-cell table:formula="of:=-SUMPRODUCT([.$G$8:.$G$10]; [.K103:.K105]) + SUMPRODUCT([.$D$8:.$D$10]; [.J104:.J106])" office:value-type="float" office:value="0.763666300011235" calcext:value-type="float">
            <text:p>0.7636663000112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6] + 1" office:value-type="float" office:value="96" calcext:value-type="float">
            <text:p>96</text:p>
          </table:table-cell>
          <table:table-cell table:style-name="ce14" table:formula="of:=10^-6 * SIN(0.8 * [.$I107])" office:value-type="float" office:value="0.00000098575009012895" calcext:value-type="float">
            <text:p>9.85750090128952E-07</text:p>
          </table:table-cell>
          <table:table-cell table:formula="of:=-SUMPRODUCT([.$G$8:.$G$10]; [.K104:.K106]) + SUMPRODUCT([.$D$8:.$D$10]; [.J105:.J107])" office:value-type="float" office:value="-0.911824143631121" calcext:value-type="float">
            <text:p>-0.9118241436311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7] + 1" office:value-type="float" office:value="97" calcext:value-type="float">
            <text:p>97</text:p>
          </table:table-cell>
          <table:table-cell table:style-name="ce14" table:formula="of:=10^-6 * SIN(0.8 * [.$I108])" office:value-type="float" office:value="0.00000080744976616663" calcext:value-type="float">
            <text:p>8.07449766166634E-07</text:p>
          </table:table-cell>
          <table:table-cell table:formula="of:=-SUMPRODUCT([.$G$8:.$G$10]; [.K105:.K107]) + SUMPRODUCT([.$D$8:.$D$10]; [.J106:.J108])" office:value-type="float" office:value="1.08872842168246" calcext:value-type="float">
            <text:p>1.088728421682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8] + 1" office:value-type="float" office:value="98" calcext:value-type="float">
            <text:p>98</text:p>
          </table:table-cell>
          <table:table-cell table:style-name="ce14" table:formula="of:=10^-6 * SIN(0.8 * [.$I109])" office:value-type="float" office:value="0.00000013936124896924" calcext:value-type="float">
            <text:p>1.39361248969239E-07</text:p>
          </table:table-cell>
          <table:table-cell table:formula="of:=-SUMPRODUCT([.$G$8:.$G$10]; [.K106:.K108]) + SUMPRODUCT([.$D$8:.$D$10]; [.J107:.J109])" office:value-type="float" office:value="-1.29994899558859" calcext:value-type="float">
            <text:p>-1.299948995588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9] + 1" office:value-type="float" office:value="99" calcext:value-type="float">
            <text:p>99</text:p>
          </table:table-cell>
          <table:table-cell table:style-name="ce14" table:formula="of:=10^-6 * SIN(0.8 * [.$I110])" office:value-type="float" office:value="-0.0000006132619318069" calcext:value-type="float">
            <text:p>-6.13261931806895E-07</text:p>
          </table:table-cell>
          <table:table-cell table:formula="of:=-SUMPRODUCT([.$G$8:.$G$10]; [.K107:.K109]) + SUMPRODUCT([.$D$8:.$D$10]; [.J108:.J110])" office:value-type="float" office:value="1.55215241043322" calcext:value-type="float">
            <text:p>1.552152410433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0] + 1" office:value-type="float" office:value="100" calcext:value-type="float">
            <text:p>100</text:p>
          </table:table-cell>
          <table:table-cell table:style-name="ce14" table:formula="of:=10^-6 * SIN(0.8 * [.$I111])" office:value-type="float" office:value="-0.00000099388865392338" calcext:value-type="float">
            <text:p>-9.93888653923376E-07</text:p>
          </table:table-cell>
          <table:table-cell table:formula="of:=-SUMPRODUCT([.$G$8:.$G$10]; [.K108:.K110]) + SUMPRODUCT([.$D$8:.$D$10]; [.J109:.J111])" office:value-type="float" office:value="-1.85328455367711" calcext:value-type="float">
            <text:p>-1.853284553677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  <table:table-cell table:style-name="ce12" table:formula="of:=IF([.I113] &lt;&gt; &quot;&quot;; IF([.I113] + 1 &lt;= [.$D$5] - 2; [.I1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] &lt;&gt; &quot;&quot;; IF([.I114] + 1 &lt;= [.$D$5] - 2; [.I1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] &lt;&gt; &quot;&quot;; IF([.I115] + 1 &lt;= [.$D$5] - 2; [.I1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] &lt;&gt; &quot;&quot;; IF([.I116] + 1 &lt;= [.$D$5] - 2; [.I1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] &lt;&gt; &quot;&quot;; IF([.I117] + 1 &lt;= [.$D$5] - 2; [.I1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] &lt;&gt; &quot;&quot;; IF([.I118] + 1 &lt;= [.$D$5] - 2; [.I1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] &lt;&gt; &quot;&quot;; IF([.I119] + 1 &lt;= [.$D$5] - 2; [.I1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] &lt;&gt; &quot;&quot;; IF([.I120] + 1 &lt;= [.$D$5] - 2; [.I1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] &lt;&gt; &quot;&quot;; IF([.I121] + 1 &lt;= [.$D$5] - 2; [.I1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] &lt;&gt; &quot;&quot;; IF([.I122] + 1 &lt;= [.$D$5] - 2; [.I1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] &lt;&gt; &quot;&quot;; IF([.I123] + 1 &lt;= [.$D$5] - 2; [.I1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] &lt;&gt; &quot;&quot;; IF([.I124] + 1 &lt;= [.$D$5] - 2; [.I1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] &lt;&gt; &quot;&quot;; IF([.I125] + 1 &lt;= [.$D$5] - 2; [.I1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] &lt;&gt; &quot;&quot;; IF([.I126] + 1 &lt;= [.$D$5] - 2; [.I1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] &lt;&gt; &quot;&quot;; IF([.I127] + 1 &lt;= [.$D$5] - 2; [.I1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] &lt;&gt; &quot;&quot;; IF([.I128] + 1 &lt;= [.$D$5] - 2; [.I1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] &lt;&gt; &quot;&quot;; IF([.I129] + 1 &lt;= [.$D$5] - 2; [.I1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] &lt;&gt; &quot;&quot;; IF([.I130] + 1 &lt;= [.$D$5] - 2; [.I1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] &lt;&gt; &quot;&quot;; IF([.I131] + 1 &lt;= [.$D$5] - 2; [.I1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] &lt;&gt; &quot;&quot;; IF([.I132] + 1 &lt;= [.$D$5] - 2; [.I1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] &lt;&gt; &quot;&quot;; IF([.I133] + 1 &lt;= [.$D$5] - 2; [.I1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] &lt;&gt; &quot;&quot;; IF([.I134] + 1 &lt;= [.$D$5] - 2; [.I1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] &lt;&gt; &quot;&quot;; IF([.I135] + 1 &lt;= [.$D$5] - 2; [.I1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] &lt;&gt; &quot;&quot;; IF([.I136] + 1 &lt;= [.$D$5] - 2; [.I1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] &lt;&gt; &quot;&quot;; IF([.I137] + 1 &lt;= [.$D$5] - 2; [.I1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] &lt;&gt; &quot;&quot;; IF([.I138] + 1 &lt;= [.$D$5] - 2; [.I1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] &lt;&gt; &quot;&quot;; IF([.I139] + 1 &lt;= [.$D$5] - 2; [.I1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] &lt;&gt; &quot;&quot;; IF([.I140] + 1 &lt;= [.$D$5] - 2; [.I1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] &lt;&gt; &quot;&quot;; IF([.I141] + 1 &lt;= [.$D$5] - 2; [.I1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] &lt;&gt; &quot;&quot;; IF([.I142] + 1 &lt;= [.$D$5] - 2; [.I1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] &lt;&gt; &quot;&quot;; IF([.I143] + 1 &lt;= [.$D$5] - 2; [.I1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] &lt;&gt; &quot;&quot;; IF([.I144] + 1 &lt;= [.$D$5] - 2; [.I1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] &lt;&gt; &quot;&quot;; IF([.I145] + 1 &lt;= [.$D$5] - 2; [.I1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] &lt;&gt; &quot;&quot;; IF([.I146] + 1 &lt;= [.$D$5] - 2; [.I1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] &lt;&gt; &quot;&quot;; IF([.I147] + 1 &lt;= [.$D$5] - 2; [.I1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] &lt;&gt; &quot;&quot;; IF([.I148] + 1 &lt;= [.$D$5] - 2; [.I1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] &lt;&gt; &quot;&quot;; IF([.I149] + 1 &lt;= [.$D$5] - 2; [.I1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] &lt;&gt; &quot;&quot;; IF([.I150] + 1 &lt;= [.$D$5] - 2; [.I1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] &lt;&gt; &quot;&quot;; IF([.I151] + 1 &lt;= [.$D$5] - 2; [.I1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] &lt;&gt; &quot;&quot;; IF([.I152] + 1 &lt;= [.$D$5] - 2; [.I1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] &lt;&gt; &quot;&quot;; IF([.I153] + 1 &lt;= [.$D$5] - 2; [.I1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] &lt;&gt; &quot;&quot;; IF([.I154] + 1 &lt;= [.$D$5] - 2; [.I1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] &lt;&gt; &quot;&quot;; IF([.I155] + 1 &lt;= [.$D$5] - 2; [.I1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] &lt;&gt; &quot;&quot;; IF([.I156] + 1 &lt;= [.$D$5] - 2; [.I1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] &lt;&gt; &quot;&quot;; IF([.I157] + 1 &lt;= [.$D$5] - 2; [.I1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] &lt;&gt; &quot;&quot;; IF([.I158] + 1 &lt;= [.$D$5] - 2; [.I1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] &lt;&gt; &quot;&quot;; IF([.I159] + 1 &lt;= [.$D$5] - 2; [.I1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] &lt;&gt; &quot;&quot;; IF([.I160] + 1 &lt;= [.$D$5] - 2; [.I1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] &lt;&gt; &quot;&quot;; IF([.I161] + 1 &lt;= [.$D$5] - 2; [.I1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] &lt;&gt; &quot;&quot;; IF([.I162] + 1 &lt;= [.$D$5] - 2; [.I1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] &lt;&gt; &quot;&quot;; IF([.I163] + 1 &lt;= [.$D$5] - 2; [.I1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] &lt;&gt; &quot;&quot;; IF([.I164] + 1 &lt;= [.$D$5] - 2; [.I1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] &lt;&gt; &quot;&quot;; IF([.I165] + 1 &lt;= [.$D$5] - 2; [.I1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] &lt;&gt; &quot;&quot;; IF([.I166] + 1 &lt;= [.$D$5] - 2; [.I1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] &lt;&gt; &quot;&quot;; IF([.I167] + 1 &lt;= [.$D$5] - 2; [.I1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] &lt;&gt; &quot;&quot;; IF([.I168] + 1 &lt;= [.$D$5] - 2; [.I1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] &lt;&gt; &quot;&quot;; IF([.I169] + 1 &lt;= [.$D$5] - 2; [.I1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] &lt;&gt; &quot;&quot;; IF([.I170] + 1 &lt;= [.$D$5] - 2; [.I1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] &lt;&gt; &quot;&quot;; IF([.I171] + 1 &lt;= [.$D$5] - 2; [.I1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] &lt;&gt; &quot;&quot;; IF([.I172] + 1 &lt;= [.$D$5] - 2; [.I1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] &lt;&gt; &quot;&quot;; IF([.I173] + 1 &lt;= [.$D$5] - 2; [.I1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] &lt;&gt; &quot;&quot;; IF([.I174] + 1 &lt;= [.$D$5] - 2; [.I1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] &lt;&gt; &quot;&quot;; IF([.I175] + 1 &lt;= [.$D$5] - 2; [.I1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] &lt;&gt; &quot;&quot;; IF([.I176] + 1 &lt;= [.$D$5] - 2; [.I1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] &lt;&gt; &quot;&quot;; IF([.I177] + 1 &lt;= [.$D$5] - 2; [.I1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] &lt;&gt; &quot;&quot;; IF([.I178] + 1 &lt;= [.$D$5] - 2; [.I1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] &lt;&gt; &quot;&quot;; IF([.I179] + 1 &lt;= [.$D$5] - 2; [.I1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] &lt;&gt; &quot;&quot;; IF([.I180] + 1 &lt;= [.$D$5] - 2; [.I1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] &lt;&gt; &quot;&quot;; IF([.I181] + 1 &lt;= [.$D$5] - 2; [.I1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] &lt;&gt; &quot;&quot;; IF([.I182] + 1 &lt;= [.$D$5] - 2; [.I1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] &lt;&gt; &quot;&quot;; IF([.I183] + 1 &lt;= [.$D$5] - 2; [.I1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] &lt;&gt; &quot;&quot;; IF([.I184] + 1 &lt;= [.$D$5] - 2; [.I1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] &lt;&gt; &quot;&quot;; IF([.I185] + 1 &lt;= [.$D$5] - 2; [.I1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] &lt;&gt; &quot;&quot;; IF([.I186] + 1 &lt;= [.$D$5] - 2; [.I1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] &lt;&gt; &quot;&quot;; IF([.I187] + 1 &lt;= [.$D$5] - 2; [.I1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] &lt;&gt; &quot;&quot;; IF([.I188] + 1 &lt;= [.$D$5] - 2; [.I1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] &lt;&gt; &quot;&quot;; IF([.I189] + 1 &lt;= [.$D$5] - 2; [.I1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] &lt;&gt; &quot;&quot;; IF([.I190] + 1 &lt;= [.$D$5] - 2; [.I1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] &lt;&gt; &quot;&quot;; IF([.I191] + 1 &lt;= [.$D$5] - 2; [.I1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] &lt;&gt; &quot;&quot;; IF([.I192] + 1 &lt;= [.$D$5] - 2; [.I1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] &lt;&gt; &quot;&quot;; IF([.I193] + 1 &lt;= [.$D$5] - 2; [.I1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] &lt;&gt; &quot;&quot;; IF([.I194] + 1 &lt;= [.$D$5] - 2; [.I1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] &lt;&gt; &quot;&quot;; IF([.I195] + 1 &lt;= [.$D$5] - 2; [.I1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] &lt;&gt; &quot;&quot;; IF([.I196] + 1 &lt;= [.$D$5] - 2; [.I1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] &lt;&gt; &quot;&quot;; IF([.I197] + 1 &lt;= [.$D$5] - 2; [.I1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] &lt;&gt; &quot;&quot;; IF([.I198] + 1 &lt;= [.$D$5] - 2; [.I1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] &lt;&gt; &quot;&quot;; IF([.I199] + 1 &lt;= [.$D$5] - 2; [.I1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] &lt;&gt; &quot;&quot;; IF([.I200] + 1 &lt;= [.$D$5] - 2; [.I2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1] &lt;&gt; &quot;&quot;; IF([.I201] + 1 &lt;= [.$D$5] - 2; [.I2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2] &lt;&gt; &quot;&quot;; IF([.I202] + 1 &lt;= [.$D$5] - 2; [.I2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3] &lt;&gt; &quot;&quot;; IF([.I203] + 1 &lt;= [.$D$5] - 2; [.I2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4] &lt;&gt; &quot;&quot;; IF([.I204] + 1 &lt;= [.$D$5] - 2; [.I2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5] &lt;&gt; &quot;&quot;; IF([.I205] + 1 &lt;= [.$D$5] - 2; [.I2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6] &lt;&gt; &quot;&quot;; IF([.I206] + 1 &lt;= [.$D$5] - 2; [.I2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7] &lt;&gt; &quot;&quot;; IF([.I207] + 1 &lt;= [.$D$5] - 2; [.I2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8] &lt;&gt; &quot;&quot;; IF([.I208] + 1 &lt;= [.$D$5] - 2; [.I2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9] &lt;&gt; &quot;&quot;; IF([.I209] + 1 &lt;= [.$D$5] - 2; [.I2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0] &lt;&gt; &quot;&quot;; IF([.I210] + 1 &lt;= [.$D$5] - 2; [.I2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1] &lt;&gt; &quot;&quot;; IF([.I211] + 1 &lt;= [.$D$5] - 2; [.I2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2] &lt;&gt; &quot;&quot;; IF([.I212] + 1 &lt;= [.$D$5] - 2; [.I2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3] &lt;&gt; &quot;&quot;; IF([.I213] + 1 &lt;= [.$D$5] - 2; [.I2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4] &lt;&gt; &quot;&quot;; IF([.I214] + 1 &lt;= [.$D$5] - 2; [.I2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5] &lt;&gt; &quot;&quot;; IF([.I215] + 1 &lt;= [.$D$5] - 2; [.I2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6] &lt;&gt; &quot;&quot;; IF([.I216] + 1 &lt;= [.$D$5] - 2; [.I2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7] &lt;&gt; &quot;&quot;; IF([.I217] + 1 &lt;= [.$D$5] - 2; [.I2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8] &lt;&gt; &quot;&quot;; IF([.I218] + 1 &lt;= [.$D$5] - 2; [.I2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9] &lt;&gt; &quot;&quot;; IF([.I219] + 1 &lt;= [.$D$5] - 2; [.I2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0] &lt;&gt; &quot;&quot;; IF([.I220] + 1 &lt;= [.$D$5] - 2; [.I2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1] &lt;&gt; &quot;&quot;; IF([.I221] + 1 &lt;= [.$D$5] - 2; [.I2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2] &lt;&gt; &quot;&quot;; IF([.I222] + 1 &lt;= [.$D$5] - 2; [.I2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3] &lt;&gt; &quot;&quot;; IF([.I223] + 1 &lt;= [.$D$5] - 2; [.I2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4] &lt;&gt; &quot;&quot;; IF([.I224] + 1 &lt;= [.$D$5] - 2; [.I2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5] &lt;&gt; &quot;&quot;; IF([.I225] + 1 &lt;= [.$D$5] - 2; [.I2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6] &lt;&gt; &quot;&quot;; IF([.I226] + 1 &lt;= [.$D$5] - 2; [.I2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7] &lt;&gt; &quot;&quot;; IF([.I227] + 1 &lt;= [.$D$5] - 2; [.I2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8] &lt;&gt; &quot;&quot;; IF([.I228] + 1 &lt;= [.$D$5] - 2; [.I2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9] &lt;&gt; &quot;&quot;; IF([.I229] + 1 &lt;= [.$D$5] - 2; [.I2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0] &lt;&gt; &quot;&quot;; IF([.I230] + 1 &lt;= [.$D$5] - 2; [.I2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1] &lt;&gt; &quot;&quot;; IF([.I231] + 1 &lt;= [.$D$5] - 2; [.I2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2] &lt;&gt; &quot;&quot;; IF([.I232] + 1 &lt;= [.$D$5] - 2; [.I2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3] &lt;&gt; &quot;&quot;; IF([.I233] + 1 &lt;= [.$D$5] - 2; [.I2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4] &lt;&gt; &quot;&quot;; IF([.I234] + 1 &lt;= [.$D$5] - 2; [.I2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5] &lt;&gt; &quot;&quot;; IF([.I235] + 1 &lt;= [.$D$5] - 2; [.I2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6] &lt;&gt; &quot;&quot;; IF([.I236] + 1 &lt;= [.$D$5] - 2; [.I2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7] &lt;&gt; &quot;&quot;; IF([.I237] + 1 &lt;= [.$D$5] - 2; [.I2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8] &lt;&gt; &quot;&quot;; IF([.I238] + 1 &lt;= [.$D$5] - 2; [.I2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9] &lt;&gt; &quot;&quot;; IF([.I239] + 1 &lt;= [.$D$5] - 2; [.I2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0] &lt;&gt; &quot;&quot;; IF([.I240] + 1 &lt;= [.$D$5] - 2; [.I2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1] &lt;&gt; &quot;&quot;; IF([.I241] + 1 &lt;= [.$D$5] - 2; [.I2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2] &lt;&gt; &quot;&quot;; IF([.I242] + 1 &lt;= [.$D$5] - 2; [.I2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3] &lt;&gt; &quot;&quot;; IF([.I243] + 1 &lt;= [.$D$5] - 2; [.I2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4] &lt;&gt; &quot;&quot;; IF([.I244] + 1 &lt;= [.$D$5] - 2; [.I2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5] &lt;&gt; &quot;&quot;; IF([.I245] + 1 &lt;= [.$D$5] - 2; [.I2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6] &lt;&gt; &quot;&quot;; IF([.I246] + 1 &lt;= [.$D$5] - 2; [.I2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7] &lt;&gt; &quot;&quot;; IF([.I247] + 1 &lt;= [.$D$5] - 2; [.I2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8] &lt;&gt; &quot;&quot;; IF([.I248] + 1 &lt;= [.$D$5] - 2; [.I2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9] &lt;&gt; &quot;&quot;; IF([.I249] + 1 &lt;= [.$D$5] - 2; [.I2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0] &lt;&gt; &quot;&quot;; IF([.I250] + 1 &lt;= [.$D$5] - 2; [.I2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1] &lt;&gt; &quot;&quot;; IF([.I251] + 1 &lt;= [.$D$5] - 2; [.I2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2] &lt;&gt; &quot;&quot;; IF([.I252] + 1 &lt;= [.$D$5] - 2; [.I2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3] &lt;&gt; &quot;&quot;; IF([.I253] + 1 &lt;= [.$D$5] - 2; [.I2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4] &lt;&gt; &quot;&quot;; IF([.I254] + 1 &lt;= [.$D$5] - 2; [.I2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5] &lt;&gt; &quot;&quot;; IF([.I255] + 1 &lt;= [.$D$5] - 2; [.I2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6] &lt;&gt; &quot;&quot;; IF([.I256] + 1 &lt;= [.$D$5] - 2; [.I2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7] &lt;&gt; &quot;&quot;; IF([.I257] + 1 &lt;= [.$D$5] - 2; [.I2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8] &lt;&gt; &quot;&quot;; IF([.I258] + 1 &lt;= [.$D$5] - 2; [.I2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9] &lt;&gt; &quot;&quot;; IF([.I259] + 1 &lt;= [.$D$5] - 2; [.I2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0] &lt;&gt; &quot;&quot;; IF([.I260] + 1 &lt;= [.$D$5] - 2; [.I2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1] &lt;&gt; &quot;&quot;; IF([.I261] + 1 &lt;= [.$D$5] - 2; [.I2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2] &lt;&gt; &quot;&quot;; IF([.I262] + 1 &lt;= [.$D$5] - 2; [.I2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3] &lt;&gt; &quot;&quot;; IF([.I263] + 1 &lt;= [.$D$5] - 2; [.I2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4] &lt;&gt; &quot;&quot;; IF([.I264] + 1 &lt;= [.$D$5] - 2; [.I2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5] &lt;&gt; &quot;&quot;; IF([.I265] + 1 &lt;= [.$D$5] - 2; [.I2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6] &lt;&gt; &quot;&quot;; IF([.I266] + 1 &lt;= [.$D$5] - 2; [.I2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7] &lt;&gt; &quot;&quot;; IF([.I267] + 1 &lt;= [.$D$5] - 2; [.I2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8] &lt;&gt; &quot;&quot;; IF([.I268] + 1 &lt;= [.$D$5] - 2; [.I2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9] &lt;&gt; &quot;&quot;; IF([.I269] + 1 &lt;= [.$D$5] - 2; [.I2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0] &lt;&gt; &quot;&quot;; IF([.I270] + 1 &lt;= [.$D$5] - 2; [.I2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1] &lt;&gt; &quot;&quot;; IF([.I271] + 1 &lt;= [.$D$5] - 2; [.I2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2] &lt;&gt; &quot;&quot;; IF([.I272] + 1 &lt;= [.$D$5] - 2; [.I2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3] &lt;&gt; &quot;&quot;; IF([.I273] + 1 &lt;= [.$D$5] - 2; [.I2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4] &lt;&gt; &quot;&quot;; IF([.I274] + 1 &lt;= [.$D$5] - 2; [.I2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5] &lt;&gt; &quot;&quot;; IF([.I275] + 1 &lt;= [.$D$5] - 2; [.I2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6] &lt;&gt; &quot;&quot;; IF([.I276] + 1 &lt;= [.$D$5] - 2; [.I2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7] &lt;&gt; &quot;&quot;; IF([.I277] + 1 &lt;= [.$D$5] - 2; [.I2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8] &lt;&gt; &quot;&quot;; IF([.I278] + 1 &lt;= [.$D$5] - 2; [.I2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9] &lt;&gt; &quot;&quot;; IF([.I279] + 1 &lt;= [.$D$5] - 2; [.I2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0] &lt;&gt; &quot;&quot;; IF([.I280] + 1 &lt;= [.$D$5] - 2; [.I2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1] &lt;&gt; &quot;&quot;; IF([.I281] + 1 &lt;= [.$D$5] - 2; [.I2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2] &lt;&gt; &quot;&quot;; IF([.I282] + 1 &lt;= [.$D$5] - 2; [.I2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3] &lt;&gt; &quot;&quot;; IF([.I283] + 1 &lt;= [.$D$5] - 2; [.I2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4] &lt;&gt; &quot;&quot;; IF([.I284] + 1 &lt;= [.$D$5] - 2; [.I2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5] &lt;&gt; &quot;&quot;; IF([.I285] + 1 &lt;= [.$D$5] - 2; [.I2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6] &lt;&gt; &quot;&quot;; IF([.I286] + 1 &lt;= [.$D$5] - 2; [.I2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7] &lt;&gt; &quot;&quot;; IF([.I287] + 1 &lt;= [.$D$5] - 2; [.I2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8] &lt;&gt; &quot;&quot;; IF([.I288] + 1 &lt;= [.$D$5] - 2; [.I2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9] &lt;&gt; &quot;&quot;; IF([.I289] + 1 &lt;= [.$D$5] - 2; [.I2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0] &lt;&gt; &quot;&quot;; IF([.I290] + 1 &lt;= [.$D$5] - 2; [.I2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1] &lt;&gt; &quot;&quot;; IF([.I291] + 1 &lt;= [.$D$5] - 2; [.I2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2] &lt;&gt; &quot;&quot;; IF([.I292] + 1 &lt;= [.$D$5] - 2; [.I2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3] &lt;&gt; &quot;&quot;; IF([.I293] + 1 &lt;= [.$D$5] - 2; [.I2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4] &lt;&gt; &quot;&quot;; IF([.I294] + 1 &lt;= [.$D$5] - 2; [.I2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5] &lt;&gt; &quot;&quot;; IF([.I295] + 1 &lt;= [.$D$5] - 2; [.I2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6] &lt;&gt; &quot;&quot;; IF([.I296] + 1 &lt;= [.$D$5] - 2; [.I2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7] &lt;&gt; &quot;&quot;; IF([.I297] + 1 &lt;= [.$D$5] - 2; [.I2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8] &lt;&gt; &quot;&quot;; IF([.I298] + 1 &lt;= [.$D$5] - 2; [.I2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9] &lt;&gt; &quot;&quot;; IF([.I299] + 1 &lt;= [.$D$5] - 2; [.I2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0] &lt;&gt; &quot;&quot;; IF([.I300] + 1 &lt;= [.$D$5] - 2; [.I3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1] &lt;&gt; &quot;&quot;; IF([.I301] + 1 &lt;= [.$D$5] - 2; [.I3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2] &lt;&gt; &quot;&quot;; IF([.I302] + 1 &lt;= [.$D$5] - 2; [.I3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3] &lt;&gt; &quot;&quot;; IF([.I303] + 1 &lt;= [.$D$5] - 2; [.I3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4] &lt;&gt; &quot;&quot;; IF([.I304] + 1 &lt;= [.$D$5] - 2; [.I3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5] &lt;&gt; &quot;&quot;; IF([.I305] + 1 &lt;= [.$D$5] - 2; [.I3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6] &lt;&gt; &quot;&quot;; IF([.I306] + 1 &lt;= [.$D$5] - 2; [.I3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7] &lt;&gt; &quot;&quot;; IF([.I307] + 1 &lt;= [.$D$5] - 2; [.I3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8] &lt;&gt; &quot;&quot;; IF([.I308] + 1 &lt;= [.$D$5] - 2; [.I3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9] &lt;&gt; &quot;&quot;; IF([.I309] + 1 &lt;= [.$D$5] - 2; [.I3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0] &lt;&gt; &quot;&quot;; IF([.I310] + 1 &lt;= [.$D$5] - 2; [.I3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1] &lt;&gt; &quot;&quot;; IF([.I311] + 1 &lt;= [.$D$5] - 2; [.I3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2] &lt;&gt; &quot;&quot;; IF([.I312] + 1 &lt;= [.$D$5] - 2; [.I3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3] &lt;&gt; &quot;&quot;; IF([.I313] + 1 &lt;= [.$D$5] - 2; [.I3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4] &lt;&gt; &quot;&quot;; IF([.I314] + 1 &lt;= [.$D$5] - 2; [.I3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5] &lt;&gt; &quot;&quot;; IF([.I315] + 1 &lt;= [.$D$5] - 2; [.I3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6] &lt;&gt; &quot;&quot;; IF([.I316] + 1 &lt;= [.$D$5] - 2; [.I3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7] &lt;&gt; &quot;&quot;; IF([.I317] + 1 &lt;= [.$D$5] - 2; [.I3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8] &lt;&gt; &quot;&quot;; IF([.I318] + 1 &lt;= [.$D$5] - 2; [.I3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9] &lt;&gt; &quot;&quot;; IF([.I319] + 1 &lt;= [.$D$5] - 2; [.I3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0] &lt;&gt; &quot;&quot;; IF([.I320] + 1 &lt;= [.$D$5] - 2; [.I3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1] &lt;&gt; &quot;&quot;; IF([.I321] + 1 &lt;= [.$D$5] - 2; [.I3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2] &lt;&gt; &quot;&quot;; IF([.I322] + 1 &lt;= [.$D$5] - 2; [.I3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3] &lt;&gt; &quot;&quot;; IF([.I323] + 1 &lt;= [.$D$5] - 2; [.I3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4] &lt;&gt; &quot;&quot;; IF([.I324] + 1 &lt;= [.$D$5] - 2; [.I3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5] &lt;&gt; &quot;&quot;; IF([.I325] + 1 &lt;= [.$D$5] - 2; [.I3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6] &lt;&gt; &quot;&quot;; IF([.I326] + 1 &lt;= [.$D$5] - 2; [.I3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7] &lt;&gt; &quot;&quot;; IF([.I327] + 1 &lt;= [.$D$5] - 2; [.I3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8] &lt;&gt; &quot;&quot;; IF([.I328] + 1 &lt;= [.$D$5] - 2; [.I3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9] &lt;&gt; &quot;&quot;; IF([.I329] + 1 &lt;= [.$D$5] - 2; [.I3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0] &lt;&gt; &quot;&quot;; IF([.I330] + 1 &lt;= [.$D$5] - 2; [.I3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1] &lt;&gt; &quot;&quot;; IF([.I331] + 1 &lt;= [.$D$5] - 2; [.I3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2] &lt;&gt; &quot;&quot;; IF([.I332] + 1 &lt;= [.$D$5] - 2; [.I3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3] &lt;&gt; &quot;&quot;; IF([.I333] + 1 &lt;= [.$D$5] - 2; [.I3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4] &lt;&gt; &quot;&quot;; IF([.I334] + 1 &lt;= [.$D$5] - 2; [.I3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5] &lt;&gt; &quot;&quot;; IF([.I335] + 1 &lt;= [.$D$5] - 2; [.I3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6] &lt;&gt; &quot;&quot;; IF([.I336] + 1 &lt;= [.$D$5] - 2; [.I3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7] &lt;&gt; &quot;&quot;; IF([.I337] + 1 &lt;= [.$D$5] - 2; [.I3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8] &lt;&gt; &quot;&quot;; IF([.I338] + 1 &lt;= [.$D$5] - 2; [.I3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9] &lt;&gt; &quot;&quot;; IF([.I339] + 1 &lt;= [.$D$5] - 2; [.I3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0] &lt;&gt; &quot;&quot;; IF([.I340] + 1 &lt;= [.$D$5] - 2; [.I3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1] &lt;&gt; &quot;&quot;; IF([.I341] + 1 &lt;= [.$D$5] - 2; [.I3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2] &lt;&gt; &quot;&quot;; IF([.I342] + 1 &lt;= [.$D$5] - 2; [.I3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3] &lt;&gt; &quot;&quot;; IF([.I343] + 1 &lt;= [.$D$5] - 2; [.I3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4] &lt;&gt; &quot;&quot;; IF([.I344] + 1 &lt;= [.$D$5] - 2; [.I3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5] &lt;&gt; &quot;&quot;; IF([.I345] + 1 &lt;= [.$D$5] - 2; [.I3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6] &lt;&gt; &quot;&quot;; IF([.I346] + 1 &lt;= [.$D$5] - 2; [.I3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7] &lt;&gt; &quot;&quot;; IF([.I347] + 1 &lt;= [.$D$5] - 2; [.I3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8] &lt;&gt; &quot;&quot;; IF([.I348] + 1 &lt;= [.$D$5] - 2; [.I3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9] &lt;&gt; &quot;&quot;; IF([.I349] + 1 &lt;= [.$D$5] - 2; [.I3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0] &lt;&gt; &quot;&quot;; IF([.I350] + 1 &lt;= [.$D$5] - 2; [.I3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1] &lt;&gt; &quot;&quot;; IF([.I351] + 1 &lt;= [.$D$5] - 2; [.I3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2] &lt;&gt; &quot;&quot;; IF([.I352] + 1 &lt;= [.$D$5] - 2; [.I3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3] &lt;&gt; &quot;&quot;; IF([.I353] + 1 &lt;= [.$D$5] - 2; [.I3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4] &lt;&gt; &quot;&quot;; IF([.I354] + 1 &lt;= [.$D$5] - 2; [.I3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5] &lt;&gt; &quot;&quot;; IF([.I355] + 1 &lt;= [.$D$5] - 2; [.I3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6] &lt;&gt; &quot;&quot;; IF([.I356] + 1 &lt;= [.$D$5] - 2; [.I3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7] &lt;&gt; &quot;&quot;; IF([.I357] + 1 &lt;= [.$D$5] - 2; [.I3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8] &lt;&gt; &quot;&quot;; IF([.I358] + 1 &lt;= [.$D$5] - 2; [.I3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9] &lt;&gt; &quot;&quot;; IF([.I359] + 1 &lt;= [.$D$5] - 2; [.I3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0] &lt;&gt; &quot;&quot;; IF([.I360] + 1 &lt;= [.$D$5] - 2; [.I3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1] &lt;&gt; &quot;&quot;; IF([.I361] + 1 &lt;= [.$D$5] - 2; [.I3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2] &lt;&gt; &quot;&quot;; IF([.I362] + 1 &lt;= [.$D$5] - 2; [.I3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3] &lt;&gt; &quot;&quot;; IF([.I363] + 1 &lt;= [.$D$5] - 2; [.I3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4] &lt;&gt; &quot;&quot;; IF([.I364] + 1 &lt;= [.$D$5] - 2; [.I3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5] &lt;&gt; &quot;&quot;; IF([.I365] + 1 &lt;= [.$D$5] - 2; [.I3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6] &lt;&gt; &quot;&quot;; IF([.I366] + 1 &lt;= [.$D$5] - 2; [.I3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7] &lt;&gt; &quot;&quot;; IF([.I367] + 1 &lt;= [.$D$5] - 2; [.I3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8] &lt;&gt; &quot;&quot;; IF([.I368] + 1 &lt;= [.$D$5] - 2; [.I3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9] &lt;&gt; &quot;&quot;; IF([.I369] + 1 &lt;= [.$D$5] - 2; [.I3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0] &lt;&gt; &quot;&quot;; IF([.I370] + 1 &lt;= [.$D$5] - 2; [.I3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1] &lt;&gt; &quot;&quot;; IF([.I371] + 1 &lt;= [.$D$5] - 2; [.I3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2] &lt;&gt; &quot;&quot;; IF([.I372] + 1 &lt;= [.$D$5] - 2; [.I3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3] &lt;&gt; &quot;&quot;; IF([.I373] + 1 &lt;= [.$D$5] - 2; [.I3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4] &lt;&gt; &quot;&quot;; IF([.I374] + 1 &lt;= [.$D$5] - 2; [.I3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5] &lt;&gt; &quot;&quot;; IF([.I375] + 1 &lt;= [.$D$5] - 2; [.I3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6] &lt;&gt; &quot;&quot;; IF([.I376] + 1 &lt;= [.$D$5] - 2; [.I3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7] &lt;&gt; &quot;&quot;; IF([.I377] + 1 &lt;= [.$D$5] - 2; [.I3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8] &lt;&gt; &quot;&quot;; IF([.I378] + 1 &lt;= [.$D$5] - 2; [.I3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9] &lt;&gt; &quot;&quot;; IF([.I379] + 1 &lt;= [.$D$5] - 2; [.I3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0] &lt;&gt; &quot;&quot;; IF([.I380] + 1 &lt;= [.$D$5] - 2; [.I3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1] &lt;&gt; &quot;&quot;; IF([.I381] + 1 &lt;= [.$D$5] - 2; [.I3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2] &lt;&gt; &quot;&quot;; IF([.I382] + 1 &lt;= [.$D$5] - 2; [.I3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3] &lt;&gt; &quot;&quot;; IF([.I383] + 1 &lt;= [.$D$5] - 2; [.I3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4] &lt;&gt; &quot;&quot;; IF([.I384] + 1 &lt;= [.$D$5] - 2; [.I3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5] &lt;&gt; &quot;&quot;; IF([.I385] + 1 &lt;= [.$D$5] - 2; [.I3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6] &lt;&gt; &quot;&quot;; IF([.I386] + 1 &lt;= [.$D$5] - 2; [.I3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7] &lt;&gt; &quot;&quot;; IF([.I387] + 1 &lt;= [.$D$5] - 2; [.I3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8] &lt;&gt; &quot;&quot;; IF([.I388] + 1 &lt;= [.$D$5] - 2; [.I3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9] &lt;&gt; &quot;&quot;; IF([.I389] + 1 &lt;= [.$D$5] - 2; [.I3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0] &lt;&gt; &quot;&quot;; IF([.I390] + 1 &lt;= [.$D$5] - 2; [.I3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1] &lt;&gt; &quot;&quot;; IF([.I391] + 1 &lt;= [.$D$5] - 2; [.I3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2] &lt;&gt; &quot;&quot;; IF([.I392] + 1 &lt;= [.$D$5] - 2; [.I3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3] &lt;&gt; &quot;&quot;; IF([.I393] + 1 &lt;= [.$D$5] - 2; [.I3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4] &lt;&gt; &quot;&quot;; IF([.I394] + 1 &lt;= [.$D$5] - 2; [.I3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5] &lt;&gt; &quot;&quot;; IF([.I395] + 1 &lt;= [.$D$5] - 2; [.I3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6] &lt;&gt; &quot;&quot;; IF([.I396] + 1 &lt;= [.$D$5] - 2; [.I3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7] &lt;&gt; &quot;&quot;; IF([.I397] + 1 &lt;= [.$D$5] - 2; [.I3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8] &lt;&gt; &quot;&quot;; IF([.I398] + 1 &lt;= [.$D$5] - 2; [.I3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9] &lt;&gt; &quot;&quot;; IF([.I399] + 1 &lt;= [.$D$5] - 2; [.I3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0] &lt;&gt; &quot;&quot;; IF([.I400] + 1 &lt;= [.$D$5] - 2; [.I4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1] &lt;&gt; &quot;&quot;; IF([.I401] + 1 &lt;= [.$D$5] - 2; [.I4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2] &lt;&gt; &quot;&quot;; IF([.I402] + 1 &lt;= [.$D$5] - 2; [.I4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3] &lt;&gt; &quot;&quot;; IF([.I403] + 1 &lt;= [.$D$5] - 2; [.I4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4] &lt;&gt; &quot;&quot;; IF([.I404] + 1 &lt;= [.$D$5] - 2; [.I4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5] &lt;&gt; &quot;&quot;; IF([.I405] + 1 &lt;= [.$D$5] - 2; [.I4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6] &lt;&gt; &quot;&quot;; IF([.I406] + 1 &lt;= [.$D$5] - 2; [.I4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7] &lt;&gt; &quot;&quot;; IF([.I407] + 1 &lt;= [.$D$5] - 2; [.I4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8] &lt;&gt; &quot;&quot;; IF([.I408] + 1 &lt;= [.$D$5] - 2; [.I4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9] &lt;&gt; &quot;&quot;; IF([.I409] + 1 &lt;= [.$D$5] - 2; [.I4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0] &lt;&gt; &quot;&quot;; IF([.I410] + 1 &lt;= [.$D$5] - 2; [.I4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1] &lt;&gt; &quot;&quot;; IF([.I411] + 1 &lt;= [.$D$5] - 2; [.I4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2] &lt;&gt; &quot;&quot;; IF([.I412] + 1 &lt;= [.$D$5] - 2; [.I4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3] &lt;&gt; &quot;&quot;; IF([.I413] + 1 &lt;= [.$D$5] - 2; [.I4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4] &lt;&gt; &quot;&quot;; IF([.I414] + 1 &lt;= [.$D$5] - 2; [.I4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5] &lt;&gt; &quot;&quot;; IF([.I415] + 1 &lt;= [.$D$5] - 2; [.I4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6] &lt;&gt; &quot;&quot;; IF([.I416] + 1 &lt;= [.$D$5] - 2; [.I4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7] &lt;&gt; &quot;&quot;; IF([.I417] + 1 &lt;= [.$D$5] - 2; [.I4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8] &lt;&gt; &quot;&quot;; IF([.I418] + 1 &lt;= [.$D$5] - 2; [.I4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9] &lt;&gt; &quot;&quot;; IF([.I419] + 1 &lt;= [.$D$5] - 2; [.I4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0] &lt;&gt; &quot;&quot;; IF([.I420] + 1 &lt;= [.$D$5] - 2; [.I4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1] &lt;&gt; &quot;&quot;; IF([.I421] + 1 &lt;= [.$D$5] - 2; [.I4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2] &lt;&gt; &quot;&quot;; IF([.I422] + 1 &lt;= [.$D$5] - 2; [.I4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3] &lt;&gt; &quot;&quot;; IF([.I423] + 1 &lt;= [.$D$5] - 2; [.I4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4] &lt;&gt; &quot;&quot;; IF([.I424] + 1 &lt;= [.$D$5] - 2; [.I4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5] &lt;&gt; &quot;&quot;; IF([.I425] + 1 &lt;= [.$D$5] - 2; [.I4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6] &lt;&gt; &quot;&quot;; IF([.I426] + 1 &lt;= [.$D$5] - 2; [.I4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7] &lt;&gt; &quot;&quot;; IF([.I427] + 1 &lt;= [.$D$5] - 2; [.I4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8] &lt;&gt; &quot;&quot;; IF([.I428] + 1 &lt;= [.$D$5] - 2; [.I4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9] &lt;&gt; &quot;&quot;; IF([.I429] + 1 &lt;= [.$D$5] - 2; [.I4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0] &lt;&gt; &quot;&quot;; IF([.I430] + 1 &lt;= [.$D$5] - 2; [.I4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1] &lt;&gt; &quot;&quot;; IF([.I431] + 1 &lt;= [.$D$5] - 2; [.I4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2] &lt;&gt; &quot;&quot;; IF([.I432] + 1 &lt;= [.$D$5] - 2; [.I4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3] &lt;&gt; &quot;&quot;; IF([.I433] + 1 &lt;= [.$D$5] - 2; [.I4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4] &lt;&gt; &quot;&quot;; IF([.I434] + 1 &lt;= [.$D$5] - 2; [.I4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5] &lt;&gt; &quot;&quot;; IF([.I435] + 1 &lt;= [.$D$5] - 2; [.I4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6] &lt;&gt; &quot;&quot;; IF([.I436] + 1 &lt;= [.$D$5] - 2; [.I4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7] &lt;&gt; &quot;&quot;; IF([.I437] + 1 &lt;= [.$D$5] - 2; [.I4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8] &lt;&gt; &quot;&quot;; IF([.I438] + 1 &lt;= [.$D$5] - 2; [.I4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9] &lt;&gt; &quot;&quot;; IF([.I439] + 1 &lt;= [.$D$5] - 2; [.I4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0] &lt;&gt; &quot;&quot;; IF([.I440] + 1 &lt;= [.$D$5] - 2; [.I4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1] &lt;&gt; &quot;&quot;; IF([.I441] + 1 &lt;= [.$D$5] - 2; [.I4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2] &lt;&gt; &quot;&quot;; IF([.I442] + 1 &lt;= [.$D$5] - 2; [.I4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3] &lt;&gt; &quot;&quot;; IF([.I443] + 1 &lt;= [.$D$5] - 2; [.I4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4] &lt;&gt; &quot;&quot;; IF([.I444] + 1 &lt;= [.$D$5] - 2; [.I4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5] &lt;&gt; &quot;&quot;; IF([.I445] + 1 &lt;= [.$D$5] - 2; [.I4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6] &lt;&gt; &quot;&quot;; IF([.I446] + 1 &lt;= [.$D$5] - 2; [.I4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7] &lt;&gt; &quot;&quot;; IF([.I447] + 1 &lt;= [.$D$5] - 2; [.I4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8] &lt;&gt; &quot;&quot;; IF([.I448] + 1 &lt;= [.$D$5] - 2; [.I4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9] &lt;&gt; &quot;&quot;; IF([.I449] + 1 &lt;= [.$D$5] - 2; [.I4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0] &lt;&gt; &quot;&quot;; IF([.I450] + 1 &lt;= [.$D$5] - 2; [.I4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1] &lt;&gt; &quot;&quot;; IF([.I451] + 1 &lt;= [.$D$5] - 2; [.I4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2] &lt;&gt; &quot;&quot;; IF([.I452] + 1 &lt;= [.$D$5] - 2; [.I4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3] &lt;&gt; &quot;&quot;; IF([.I453] + 1 &lt;= [.$D$5] - 2; [.I4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4] &lt;&gt; &quot;&quot;; IF([.I454] + 1 &lt;= [.$D$5] - 2; [.I4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5] &lt;&gt; &quot;&quot;; IF([.I455] + 1 &lt;= [.$D$5] - 2; [.I4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6] &lt;&gt; &quot;&quot;; IF([.I456] + 1 &lt;= [.$D$5] - 2; [.I4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7] &lt;&gt; &quot;&quot;; IF([.I457] + 1 &lt;= [.$D$5] - 2; [.I4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8] &lt;&gt; &quot;&quot;; IF([.I458] + 1 &lt;= [.$D$5] - 2; [.I4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9] &lt;&gt; &quot;&quot;; IF([.I459] + 1 &lt;= [.$D$5] - 2; [.I4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0] &lt;&gt; &quot;&quot;; IF([.I460] + 1 &lt;= [.$D$5] - 2; [.I4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1] &lt;&gt; &quot;&quot;; IF([.I461] + 1 &lt;= [.$D$5] - 2; [.I4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2] &lt;&gt; &quot;&quot;; IF([.I462] + 1 &lt;= [.$D$5] - 2; [.I4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3] &lt;&gt; &quot;&quot;; IF([.I463] + 1 &lt;= [.$D$5] - 2; [.I4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4] &lt;&gt; &quot;&quot;; IF([.I464] + 1 &lt;= [.$D$5] - 2; [.I4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5] &lt;&gt; &quot;&quot;; IF([.I465] + 1 &lt;= [.$D$5] - 2; [.I4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6] &lt;&gt; &quot;&quot;; IF([.I466] + 1 &lt;= [.$D$5] - 2; [.I4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7] &lt;&gt; &quot;&quot;; IF([.I467] + 1 &lt;= [.$D$5] - 2; [.I4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8] &lt;&gt; &quot;&quot;; IF([.I468] + 1 &lt;= [.$D$5] - 2; [.I4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9] &lt;&gt; &quot;&quot;; IF([.I469] + 1 &lt;= [.$D$5] - 2; [.I4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0] &lt;&gt; &quot;&quot;; IF([.I470] + 1 &lt;= [.$D$5] - 2; [.I4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1] &lt;&gt; &quot;&quot;; IF([.I471] + 1 &lt;= [.$D$5] - 2; [.I4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2] &lt;&gt; &quot;&quot;; IF([.I472] + 1 &lt;= [.$D$5] - 2; [.I4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3] &lt;&gt; &quot;&quot;; IF([.I473] + 1 &lt;= [.$D$5] - 2; [.I4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4] &lt;&gt; &quot;&quot;; IF([.I474] + 1 &lt;= [.$D$5] - 2; [.I4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5] &lt;&gt; &quot;&quot;; IF([.I475] + 1 &lt;= [.$D$5] - 2; [.I4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6] &lt;&gt; &quot;&quot;; IF([.I476] + 1 &lt;= [.$D$5] - 2; [.I4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7] &lt;&gt; &quot;&quot;; IF([.I477] + 1 &lt;= [.$D$5] - 2; [.I4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8] &lt;&gt; &quot;&quot;; IF([.I478] + 1 &lt;= [.$D$5] - 2; [.I4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9] &lt;&gt; &quot;&quot;; IF([.I479] + 1 &lt;= [.$D$5] - 2; [.I4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0] &lt;&gt; &quot;&quot;; IF([.I480] + 1 &lt;= [.$D$5] - 2; [.I4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1] &lt;&gt; &quot;&quot;; IF([.I481] + 1 &lt;= [.$D$5] - 2; [.I4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2] &lt;&gt; &quot;&quot;; IF([.I482] + 1 &lt;= [.$D$5] - 2; [.I4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3] &lt;&gt; &quot;&quot;; IF([.I483] + 1 &lt;= [.$D$5] - 2; [.I4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4] &lt;&gt; &quot;&quot;; IF([.I484] + 1 &lt;= [.$D$5] - 2; [.I4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5] &lt;&gt; &quot;&quot;; IF([.I485] + 1 &lt;= [.$D$5] - 2; [.I4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6] &lt;&gt; &quot;&quot;; IF([.I486] + 1 &lt;= [.$D$5] - 2; [.I4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7] &lt;&gt; &quot;&quot;; IF([.I487] + 1 &lt;= [.$D$5] - 2; [.I4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8] &lt;&gt; &quot;&quot;; IF([.I488] + 1 &lt;= [.$D$5] - 2; [.I4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9] &lt;&gt; &quot;&quot;; IF([.I489] + 1 &lt;= [.$D$5] - 2; [.I4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0] &lt;&gt; &quot;&quot;; IF([.I490] + 1 &lt;= [.$D$5] - 2; [.I4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1] &lt;&gt; &quot;&quot;; IF([.I491] + 1 &lt;= [.$D$5] - 2; [.I4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2] &lt;&gt; &quot;&quot;; IF([.I492] + 1 &lt;= [.$D$5] - 2; [.I4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3] &lt;&gt; &quot;&quot;; IF([.I493] + 1 &lt;= [.$D$5] - 2; [.I4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4] &lt;&gt; &quot;&quot;; IF([.I494] + 1 &lt;= [.$D$5] - 2; [.I4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5] &lt;&gt; &quot;&quot;; IF([.I495] + 1 &lt;= [.$D$5] - 2; [.I4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6] &lt;&gt; &quot;&quot;; IF([.I496] + 1 &lt;= [.$D$5] - 2; [.I4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7] &lt;&gt; &quot;&quot;; IF([.I497] + 1 &lt;= [.$D$5] - 2; [.I4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8] &lt;&gt; &quot;&quot;; IF([.I498] + 1 &lt;= [.$D$5] - 2; [.I4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9] &lt;&gt; &quot;&quot;; IF([.I499] + 1 &lt;= [.$D$5] - 2; [.I4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0] &lt;&gt; &quot;&quot;; IF([.I500] + 1 &lt;= [.$D$5] - 2; [.I5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1] &lt;&gt; &quot;&quot;; IF([.I501] + 1 &lt;= [.$D$5] - 2; [.I5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2] &lt;&gt; &quot;&quot;; IF([.I502] + 1 &lt;= [.$D$5] - 2; [.I5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3] &lt;&gt; &quot;&quot;; IF([.I503] + 1 &lt;= [.$D$5] - 2; [.I5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4] &lt;&gt; &quot;&quot;; IF([.I504] + 1 &lt;= [.$D$5] - 2; [.I5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5] &lt;&gt; &quot;&quot;; IF([.I505] + 1 &lt;= [.$D$5] - 2; [.I5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6] &lt;&gt; &quot;&quot;; IF([.I506] + 1 &lt;= [.$D$5] - 2; [.I5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7] &lt;&gt; &quot;&quot;; IF([.I507] + 1 &lt;= [.$D$5] - 2; [.I5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8] &lt;&gt; &quot;&quot;; IF([.I508] + 1 &lt;= [.$D$5] - 2; [.I5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9] &lt;&gt; &quot;&quot;; IF([.I509] + 1 &lt;= [.$D$5] - 2; [.I5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0] &lt;&gt; &quot;&quot;; IF([.I510] + 1 &lt;= [.$D$5] - 2; [.I5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1] &lt;&gt; &quot;&quot;; IF([.I511] + 1 &lt;= [.$D$5] - 2; [.I5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2] &lt;&gt; &quot;&quot;; IF([.I512] + 1 &lt;= [.$D$5] - 2; [.I5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3] &lt;&gt; &quot;&quot;; IF([.I513] + 1 &lt;= [.$D$5] - 2; [.I5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4] &lt;&gt; &quot;&quot;; IF([.I514] + 1 &lt;= [.$D$5] - 2; [.I5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5] &lt;&gt; &quot;&quot;; IF([.I515] + 1 &lt;= [.$D$5] - 2; [.I5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6] &lt;&gt; &quot;&quot;; IF([.I516] + 1 &lt;= [.$D$5] - 2; [.I5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7] &lt;&gt; &quot;&quot;; IF([.I517] + 1 &lt;= [.$D$5] - 2; [.I5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8] &lt;&gt; &quot;&quot;; IF([.I518] + 1 &lt;= [.$D$5] - 2; [.I5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9] &lt;&gt; &quot;&quot;; IF([.I519] + 1 &lt;= [.$D$5] - 2; [.I5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0] &lt;&gt; &quot;&quot;; IF([.I520] + 1 &lt;= [.$D$5] - 2; [.I5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1] &lt;&gt; &quot;&quot;; IF([.I521] + 1 &lt;= [.$D$5] - 2; [.I5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2] &lt;&gt; &quot;&quot;; IF([.I522] + 1 &lt;= [.$D$5] - 2; [.I5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3] &lt;&gt; &quot;&quot;; IF([.I523] + 1 &lt;= [.$D$5] - 2; [.I5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4] &lt;&gt; &quot;&quot;; IF([.I524] + 1 &lt;= [.$D$5] - 2; [.I5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5] &lt;&gt; &quot;&quot;; IF([.I525] + 1 &lt;= [.$D$5] - 2; [.I5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6] &lt;&gt; &quot;&quot;; IF([.I526] + 1 &lt;= [.$D$5] - 2; [.I5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7] &lt;&gt; &quot;&quot;; IF([.I527] + 1 &lt;= [.$D$5] - 2; [.I5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8] &lt;&gt; &quot;&quot;; IF([.I528] + 1 &lt;= [.$D$5] - 2; [.I5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9] &lt;&gt; &quot;&quot;; IF([.I529] + 1 &lt;= [.$D$5] - 2; [.I5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0] &lt;&gt; &quot;&quot;; IF([.I530] + 1 &lt;= [.$D$5] - 2; [.I5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1] &lt;&gt; &quot;&quot;; IF([.I531] + 1 &lt;= [.$D$5] - 2; [.I5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2] &lt;&gt; &quot;&quot;; IF([.I532] + 1 &lt;= [.$D$5] - 2; [.I5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3] &lt;&gt; &quot;&quot;; IF([.I533] + 1 &lt;= [.$D$5] - 2; [.I5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4] &lt;&gt; &quot;&quot;; IF([.I534] + 1 &lt;= [.$D$5] - 2; [.I5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5] &lt;&gt; &quot;&quot;; IF([.I535] + 1 &lt;= [.$D$5] - 2; [.I5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6] &lt;&gt; &quot;&quot;; IF([.I536] + 1 &lt;= [.$D$5] - 2; [.I5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7] &lt;&gt; &quot;&quot;; IF([.I537] + 1 &lt;= [.$D$5] - 2; [.I5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8] &lt;&gt; &quot;&quot;; IF([.I538] + 1 &lt;= [.$D$5] - 2; [.I5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9] &lt;&gt; &quot;&quot;; IF([.I539] + 1 &lt;= [.$D$5] - 2; [.I5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0] &lt;&gt; &quot;&quot;; IF([.I540] + 1 &lt;= [.$D$5] - 2; [.I5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1] &lt;&gt; &quot;&quot;; IF([.I541] + 1 &lt;= [.$D$5] - 2; [.I5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2] &lt;&gt; &quot;&quot;; IF([.I542] + 1 &lt;= [.$D$5] - 2; [.I5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3] &lt;&gt; &quot;&quot;; IF([.I543] + 1 &lt;= [.$D$5] - 2; [.I5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4] &lt;&gt; &quot;&quot;; IF([.I544] + 1 &lt;= [.$D$5] - 2; [.I5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5] &lt;&gt; &quot;&quot;; IF([.I545] + 1 &lt;= [.$D$5] - 2; [.I5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6] &lt;&gt; &quot;&quot;; IF([.I546] + 1 &lt;= [.$D$5] - 2; [.I5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7] &lt;&gt; &quot;&quot;; IF([.I547] + 1 &lt;= [.$D$5] - 2; [.I5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8] &lt;&gt; &quot;&quot;; IF([.I548] + 1 &lt;= [.$D$5] - 2; [.I5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9] &lt;&gt; &quot;&quot;; IF([.I549] + 1 &lt;= [.$D$5] - 2; [.I5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0] &lt;&gt; &quot;&quot;; IF([.I550] + 1 &lt;= [.$D$5] - 2; [.I5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1] &lt;&gt; &quot;&quot;; IF([.I551] + 1 &lt;= [.$D$5] - 2; [.I5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2] &lt;&gt; &quot;&quot;; IF([.I552] + 1 &lt;= [.$D$5] - 2; [.I5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3] &lt;&gt; &quot;&quot;; IF([.I553] + 1 &lt;= [.$D$5] - 2; [.I5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4] &lt;&gt; &quot;&quot;; IF([.I554] + 1 &lt;= [.$D$5] - 2; [.I5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5] &lt;&gt; &quot;&quot;; IF([.I555] + 1 &lt;= [.$D$5] - 2; [.I5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6] &lt;&gt; &quot;&quot;; IF([.I556] + 1 &lt;= [.$D$5] - 2; [.I5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7] &lt;&gt; &quot;&quot;; IF([.I557] + 1 &lt;= [.$D$5] - 2; [.I5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8] &lt;&gt; &quot;&quot;; IF([.I558] + 1 &lt;= [.$D$5] - 2; [.I5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9] &lt;&gt; &quot;&quot;; IF([.I559] + 1 &lt;= [.$D$5] - 2; [.I5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0] &lt;&gt; &quot;&quot;; IF([.I560] + 1 &lt;= [.$D$5] - 2; [.I5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1] &lt;&gt; &quot;&quot;; IF([.I561] + 1 &lt;= [.$D$5] - 2; [.I5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2] &lt;&gt; &quot;&quot;; IF([.I562] + 1 &lt;= [.$D$5] - 2; [.I5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3] &lt;&gt; &quot;&quot;; IF([.I563] + 1 &lt;= [.$D$5] - 2; [.I5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4] &lt;&gt; &quot;&quot;; IF([.I564] + 1 &lt;= [.$D$5] - 2; [.I5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5] &lt;&gt; &quot;&quot;; IF([.I565] + 1 &lt;= [.$D$5] - 2; [.I5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6] &lt;&gt; &quot;&quot;; IF([.I566] + 1 &lt;= [.$D$5] - 2; [.I5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7] &lt;&gt; &quot;&quot;; IF([.I567] + 1 &lt;= [.$D$5] - 2; [.I5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8] &lt;&gt; &quot;&quot;; IF([.I568] + 1 &lt;= [.$D$5] - 2; [.I5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9] &lt;&gt; &quot;&quot;; IF([.I569] + 1 &lt;= [.$D$5] - 2; [.I5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0] &lt;&gt; &quot;&quot;; IF([.I570] + 1 &lt;= [.$D$5] - 2; [.I5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1] &lt;&gt; &quot;&quot;; IF([.I571] + 1 &lt;= [.$D$5] - 2; [.I5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2] &lt;&gt; &quot;&quot;; IF([.I572] + 1 &lt;= [.$D$5] - 2; [.I5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3] &lt;&gt; &quot;&quot;; IF([.I573] + 1 &lt;= [.$D$5] - 2; [.I5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4] &lt;&gt; &quot;&quot;; IF([.I574] + 1 &lt;= [.$D$5] - 2; [.I5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5] &lt;&gt; &quot;&quot;; IF([.I575] + 1 &lt;= [.$D$5] - 2; [.I5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6] &lt;&gt; &quot;&quot;; IF([.I576] + 1 &lt;= [.$D$5] - 2; [.I5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7] &lt;&gt; &quot;&quot;; IF([.I577] + 1 &lt;= [.$D$5] - 2; [.I5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8] &lt;&gt; &quot;&quot;; IF([.I578] + 1 &lt;= [.$D$5] - 2; [.I5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9] &lt;&gt; &quot;&quot;; IF([.I579] + 1 &lt;= [.$D$5] - 2; [.I5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0] &lt;&gt; &quot;&quot;; IF([.I580] + 1 &lt;= [.$D$5] - 2; [.I5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1] &lt;&gt; &quot;&quot;; IF([.I581] + 1 &lt;= [.$D$5] - 2; [.I5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2] &lt;&gt; &quot;&quot;; IF([.I582] + 1 &lt;= [.$D$5] - 2; [.I5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3] &lt;&gt; &quot;&quot;; IF([.I583] + 1 &lt;= [.$D$5] - 2; [.I5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4] &lt;&gt; &quot;&quot;; IF([.I584] + 1 &lt;= [.$D$5] - 2; [.I5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5] &lt;&gt; &quot;&quot;; IF([.I585] + 1 &lt;= [.$D$5] - 2; [.I5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6] &lt;&gt; &quot;&quot;; IF([.I586] + 1 &lt;= [.$D$5] - 2; [.I5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7] &lt;&gt; &quot;&quot;; IF([.I587] + 1 &lt;= [.$D$5] - 2; [.I5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8] &lt;&gt; &quot;&quot;; IF([.I588] + 1 &lt;= [.$D$5] - 2; [.I5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9] &lt;&gt; &quot;&quot;; IF([.I589] + 1 &lt;= [.$D$5] - 2; [.I5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0] &lt;&gt; &quot;&quot;; IF([.I590] + 1 &lt;= [.$D$5] - 2; [.I5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1] &lt;&gt; &quot;&quot;; IF([.I591] + 1 &lt;= [.$D$5] - 2; [.I5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2] &lt;&gt; &quot;&quot;; IF([.I592] + 1 &lt;= [.$D$5] - 2; [.I5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3] &lt;&gt; &quot;&quot;; IF([.I593] + 1 &lt;= [.$D$5] - 2; [.I5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4] &lt;&gt; &quot;&quot;; IF([.I594] + 1 &lt;= [.$D$5] - 2; [.I5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5] &lt;&gt; &quot;&quot;; IF([.I595] + 1 &lt;= [.$D$5] - 2; [.I5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6] &lt;&gt; &quot;&quot;; IF([.I596] + 1 &lt;= [.$D$5] - 2; [.I5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7] &lt;&gt; &quot;&quot;; IF([.I597] + 1 &lt;= [.$D$5] - 2; [.I5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8] &lt;&gt; &quot;&quot;; IF([.I598] + 1 &lt;= [.$D$5] - 2; [.I5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9] &lt;&gt; &quot;&quot;; IF([.I599] + 1 &lt;= [.$D$5] - 2; [.I5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0] &lt;&gt; &quot;&quot;; IF([.I600] + 1 &lt;= [.$D$5] - 2; [.I6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1] &lt;&gt; &quot;&quot;; IF([.I601] + 1 &lt;= [.$D$5] - 2; [.I6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2] &lt;&gt; &quot;&quot;; IF([.I602] + 1 &lt;= [.$D$5] - 2; [.I6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3] &lt;&gt; &quot;&quot;; IF([.I603] + 1 &lt;= [.$D$5] - 2; [.I6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4] &lt;&gt; &quot;&quot;; IF([.I604] + 1 &lt;= [.$D$5] - 2; [.I6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5] &lt;&gt; &quot;&quot;; IF([.I605] + 1 &lt;= [.$D$5] - 2; [.I6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6] &lt;&gt; &quot;&quot;; IF([.I606] + 1 &lt;= [.$D$5] - 2; [.I6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7] &lt;&gt; &quot;&quot;; IF([.I607] + 1 &lt;= [.$D$5] - 2; [.I6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8] &lt;&gt; &quot;&quot;; IF([.I608] + 1 &lt;= [.$D$5] - 2; [.I6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9] &lt;&gt; &quot;&quot;; IF([.I609] + 1 &lt;= [.$D$5] - 2; [.I6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0] &lt;&gt; &quot;&quot;; IF([.I610] + 1 &lt;= [.$D$5] - 2; [.I6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1] &lt;&gt; &quot;&quot;; IF([.I611] + 1 &lt;= [.$D$5] - 2; [.I6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2] &lt;&gt; &quot;&quot;; IF([.I612] + 1 &lt;= [.$D$5] - 2; [.I6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3] &lt;&gt; &quot;&quot;; IF([.I613] + 1 &lt;= [.$D$5] - 2; [.I6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4] &lt;&gt; &quot;&quot;; IF([.I614] + 1 &lt;= [.$D$5] - 2; [.I6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5] &lt;&gt; &quot;&quot;; IF([.I615] + 1 &lt;= [.$D$5] - 2; [.I6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6] &lt;&gt; &quot;&quot;; IF([.I616] + 1 &lt;= [.$D$5] - 2; [.I6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7] &lt;&gt; &quot;&quot;; IF([.I617] + 1 &lt;= [.$D$5] - 2; [.I6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8] &lt;&gt; &quot;&quot;; IF([.I618] + 1 &lt;= [.$D$5] - 2; [.I6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9] &lt;&gt; &quot;&quot;; IF([.I619] + 1 &lt;= [.$D$5] - 2; [.I6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0] &lt;&gt; &quot;&quot;; IF([.I620] + 1 &lt;= [.$D$5] - 2; [.I6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1] &lt;&gt; &quot;&quot;; IF([.I621] + 1 &lt;= [.$D$5] - 2; [.I6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2] &lt;&gt; &quot;&quot;; IF([.I622] + 1 &lt;= [.$D$5] - 2; [.I6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3] &lt;&gt; &quot;&quot;; IF([.I623] + 1 &lt;= [.$D$5] - 2; [.I6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4] &lt;&gt; &quot;&quot;; IF([.I624] + 1 &lt;= [.$D$5] - 2; [.I6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5] &lt;&gt; &quot;&quot;; IF([.I625] + 1 &lt;= [.$D$5] - 2; [.I6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6] &lt;&gt; &quot;&quot;; IF([.I626] + 1 &lt;= [.$D$5] - 2; [.I6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7] &lt;&gt; &quot;&quot;; IF([.I627] + 1 &lt;= [.$D$5] - 2; [.I6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8] &lt;&gt; &quot;&quot;; IF([.I628] + 1 &lt;= [.$D$5] - 2; [.I6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9] &lt;&gt; &quot;&quot;; IF([.I629] + 1 &lt;= [.$D$5] - 2; [.I6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0] &lt;&gt; &quot;&quot;; IF([.I630] + 1 &lt;= [.$D$5] - 2; [.I6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1] &lt;&gt; &quot;&quot;; IF([.I631] + 1 &lt;= [.$D$5] - 2; [.I6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2] &lt;&gt; &quot;&quot;; IF([.I632] + 1 &lt;= [.$D$5] - 2; [.I6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3] &lt;&gt; &quot;&quot;; IF([.I633] + 1 &lt;= [.$D$5] - 2; [.I6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4] &lt;&gt; &quot;&quot;; IF([.I634] + 1 &lt;= [.$D$5] - 2; [.I6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5] &lt;&gt; &quot;&quot;; IF([.I635] + 1 &lt;= [.$D$5] - 2; [.I6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6] &lt;&gt; &quot;&quot;; IF([.I636] + 1 &lt;= [.$D$5] - 2; [.I6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7] &lt;&gt; &quot;&quot;; IF([.I637] + 1 &lt;= [.$D$5] - 2; [.I6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8] &lt;&gt; &quot;&quot;; IF([.I638] + 1 &lt;= [.$D$5] - 2; [.I6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9] &lt;&gt; &quot;&quot;; IF([.I639] + 1 &lt;= [.$D$5] - 2; [.I6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0] &lt;&gt; &quot;&quot;; IF([.I640] + 1 &lt;= [.$D$5] - 2; [.I6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1] &lt;&gt; &quot;&quot;; IF([.I641] + 1 &lt;= [.$D$5] - 2; [.I6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2] &lt;&gt; &quot;&quot;; IF([.I642] + 1 &lt;= [.$D$5] - 2; [.I6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3] &lt;&gt; &quot;&quot;; IF([.I643] + 1 &lt;= [.$D$5] - 2; [.I6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4] &lt;&gt; &quot;&quot;; IF([.I644] + 1 &lt;= [.$D$5] - 2; [.I6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5] &lt;&gt; &quot;&quot;; IF([.I645] + 1 &lt;= [.$D$5] - 2; [.I6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6] &lt;&gt; &quot;&quot;; IF([.I646] + 1 &lt;= [.$D$5] - 2; [.I6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7] &lt;&gt; &quot;&quot;; IF([.I647] + 1 &lt;= [.$D$5] - 2; [.I6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8] &lt;&gt; &quot;&quot;; IF([.I648] + 1 &lt;= [.$D$5] - 2; [.I6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9] &lt;&gt; &quot;&quot;; IF([.I649] + 1 &lt;= [.$D$5] - 2; [.I6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0] &lt;&gt; &quot;&quot;; IF([.I650] + 1 &lt;= [.$D$5] - 2; [.I6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1] &lt;&gt; &quot;&quot;; IF([.I651] + 1 &lt;= [.$D$5] - 2; [.I6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2] &lt;&gt; &quot;&quot;; IF([.I652] + 1 &lt;= [.$D$5] - 2; [.I6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3] &lt;&gt; &quot;&quot;; IF([.I653] + 1 &lt;= [.$D$5] - 2; [.I6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4] &lt;&gt; &quot;&quot;; IF([.I654] + 1 &lt;= [.$D$5] - 2; [.I6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5] &lt;&gt; &quot;&quot;; IF([.I655] + 1 &lt;= [.$D$5] - 2; [.I6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6] &lt;&gt; &quot;&quot;; IF([.I656] + 1 &lt;= [.$D$5] - 2; [.I6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7] &lt;&gt; &quot;&quot;; IF([.I657] + 1 &lt;= [.$D$5] - 2; [.I6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8] &lt;&gt; &quot;&quot;; IF([.I658] + 1 &lt;= [.$D$5] - 2; [.I6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9] &lt;&gt; &quot;&quot;; IF([.I659] + 1 &lt;= [.$D$5] - 2; [.I6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0] &lt;&gt; &quot;&quot;; IF([.I660] + 1 &lt;= [.$D$5] - 2; [.I6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1] &lt;&gt; &quot;&quot;; IF([.I661] + 1 &lt;= [.$D$5] - 2; [.I6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2] &lt;&gt; &quot;&quot;; IF([.I662] + 1 &lt;= [.$D$5] - 2; [.I6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3] &lt;&gt; &quot;&quot;; IF([.I663] + 1 &lt;= [.$D$5] - 2; [.I6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4] &lt;&gt; &quot;&quot;; IF([.I664] + 1 &lt;= [.$D$5] - 2; [.I6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5] &lt;&gt; &quot;&quot;; IF([.I665] + 1 &lt;= [.$D$5] - 2; [.I6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6] &lt;&gt; &quot;&quot;; IF([.I666] + 1 &lt;= [.$D$5] - 2; [.I6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7] &lt;&gt; &quot;&quot;; IF([.I667] + 1 &lt;= [.$D$5] - 2; [.I6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8] &lt;&gt; &quot;&quot;; IF([.I668] + 1 &lt;= [.$D$5] - 2; [.I6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9] &lt;&gt; &quot;&quot;; IF([.I669] + 1 &lt;= [.$D$5] - 2; [.I6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0] &lt;&gt; &quot;&quot;; IF([.I670] + 1 &lt;= [.$D$5] - 2; [.I6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1] &lt;&gt; &quot;&quot;; IF([.I671] + 1 &lt;= [.$D$5] - 2; [.I6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2] &lt;&gt; &quot;&quot;; IF([.I672] + 1 &lt;= [.$D$5] - 2; [.I6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3] &lt;&gt; &quot;&quot;; IF([.I673] + 1 &lt;= [.$D$5] - 2; [.I6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4] &lt;&gt; &quot;&quot;; IF([.I674] + 1 &lt;= [.$D$5] - 2; [.I6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5] &lt;&gt; &quot;&quot;; IF([.I675] + 1 &lt;= [.$D$5] - 2; [.I6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6] &lt;&gt; &quot;&quot;; IF([.I676] + 1 &lt;= [.$D$5] - 2; [.I6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7] &lt;&gt; &quot;&quot;; IF([.I677] + 1 &lt;= [.$D$5] - 2; [.I6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8] &lt;&gt; &quot;&quot;; IF([.I678] + 1 &lt;= [.$D$5] - 2; [.I6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9] &lt;&gt; &quot;&quot;; IF([.I679] + 1 &lt;= [.$D$5] - 2; [.I6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0] &lt;&gt; &quot;&quot;; IF([.I680] + 1 &lt;= [.$D$5] - 2; [.I6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1] &lt;&gt; &quot;&quot;; IF([.I681] + 1 &lt;= [.$D$5] - 2; [.I6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2] &lt;&gt; &quot;&quot;; IF([.I682] + 1 &lt;= [.$D$5] - 2; [.I6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3] &lt;&gt; &quot;&quot;; IF([.I683] + 1 &lt;= [.$D$5] - 2; [.I6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4] &lt;&gt; &quot;&quot;; IF([.I684] + 1 &lt;= [.$D$5] - 2; [.I6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5] &lt;&gt; &quot;&quot;; IF([.I685] + 1 &lt;= [.$D$5] - 2; [.I6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6] &lt;&gt; &quot;&quot;; IF([.I686] + 1 &lt;= [.$D$5] - 2; [.I6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7] &lt;&gt; &quot;&quot;; IF([.I687] + 1 &lt;= [.$D$5] - 2; [.I6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8] &lt;&gt; &quot;&quot;; IF([.I688] + 1 &lt;= [.$D$5] - 2; [.I6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9] &lt;&gt; &quot;&quot;; IF([.I689] + 1 &lt;= [.$D$5] - 2; [.I6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0] &lt;&gt; &quot;&quot;; IF([.I690] + 1 &lt;= [.$D$5] - 2; [.I6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1] &lt;&gt; &quot;&quot;; IF([.I691] + 1 &lt;= [.$D$5] - 2; [.I6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2] &lt;&gt; &quot;&quot;; IF([.I692] + 1 &lt;= [.$D$5] - 2; [.I6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3] &lt;&gt; &quot;&quot;; IF([.I693] + 1 &lt;= [.$D$5] - 2; [.I6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4] &lt;&gt; &quot;&quot;; IF([.I694] + 1 &lt;= [.$D$5] - 2; [.I6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5] &lt;&gt; &quot;&quot;; IF([.I695] + 1 &lt;= [.$D$5] - 2; [.I6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6] &lt;&gt; &quot;&quot;; IF([.I696] + 1 &lt;= [.$D$5] - 2; [.I6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7] &lt;&gt; &quot;&quot;; IF([.I697] + 1 &lt;= [.$D$5] - 2; [.I6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8] &lt;&gt; &quot;&quot;; IF([.I698] + 1 &lt;= [.$D$5] - 2; [.I6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9] &lt;&gt; &quot;&quot;; IF([.I699] + 1 &lt;= [.$D$5] - 2; [.I6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0] &lt;&gt; &quot;&quot;; IF([.I700] + 1 &lt;= [.$D$5] - 2; [.I7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1] &lt;&gt; &quot;&quot;; IF([.I701] + 1 &lt;= [.$D$5] - 2; [.I7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2] &lt;&gt; &quot;&quot;; IF([.I702] + 1 &lt;= [.$D$5] - 2; [.I7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3] &lt;&gt; &quot;&quot;; IF([.I703] + 1 &lt;= [.$D$5] - 2; [.I7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4] &lt;&gt; &quot;&quot;; IF([.I704] + 1 &lt;= [.$D$5] - 2; [.I7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5] &lt;&gt; &quot;&quot;; IF([.I705] + 1 &lt;= [.$D$5] - 2; [.I7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6] &lt;&gt; &quot;&quot;; IF([.I706] + 1 &lt;= [.$D$5] - 2; [.I7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7] &lt;&gt; &quot;&quot;; IF([.I707] + 1 &lt;= [.$D$5] - 2; [.I7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8] &lt;&gt; &quot;&quot;; IF([.I708] + 1 &lt;= [.$D$5] - 2; [.I7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9] &lt;&gt; &quot;&quot;; IF([.I709] + 1 &lt;= [.$D$5] - 2; [.I7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0] &lt;&gt; &quot;&quot;; IF([.I710] + 1 &lt;= [.$D$5] - 2; [.I7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1] &lt;&gt; &quot;&quot;; IF([.I711] + 1 &lt;= [.$D$5] - 2; [.I7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2] &lt;&gt; &quot;&quot;; IF([.I712] + 1 &lt;= [.$D$5] - 2; [.I7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3] &lt;&gt; &quot;&quot;; IF([.I713] + 1 &lt;= [.$D$5] - 2; [.I7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4] &lt;&gt; &quot;&quot;; IF([.I714] + 1 &lt;= [.$D$5] - 2; [.I7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5] &lt;&gt; &quot;&quot;; IF([.I715] + 1 &lt;= [.$D$5] - 2; [.I7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6] &lt;&gt; &quot;&quot;; IF([.I716] + 1 &lt;= [.$D$5] - 2; [.I7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7] &lt;&gt; &quot;&quot;; IF([.I717] + 1 &lt;= [.$D$5] - 2; [.I7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8] &lt;&gt; &quot;&quot;; IF([.I718] + 1 &lt;= [.$D$5] - 2; [.I7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9] &lt;&gt; &quot;&quot;; IF([.I719] + 1 &lt;= [.$D$5] - 2; [.I7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0] &lt;&gt; &quot;&quot;; IF([.I720] + 1 &lt;= [.$D$5] - 2; [.I7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1] &lt;&gt; &quot;&quot;; IF([.I721] + 1 &lt;= [.$D$5] - 2; [.I7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2] &lt;&gt; &quot;&quot;; IF([.I722] + 1 &lt;= [.$D$5] - 2; [.I7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3] &lt;&gt; &quot;&quot;; IF([.I723] + 1 &lt;= [.$D$5] - 2; [.I7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4] &lt;&gt; &quot;&quot;; IF([.I724] + 1 &lt;= [.$D$5] - 2; [.I7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5] &lt;&gt; &quot;&quot;; IF([.I725] + 1 &lt;= [.$D$5] - 2; [.I7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6] &lt;&gt; &quot;&quot;; IF([.I726] + 1 &lt;= [.$D$5] - 2; [.I7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7] &lt;&gt; &quot;&quot;; IF([.I727] + 1 &lt;= [.$D$5] - 2; [.I7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8] &lt;&gt; &quot;&quot;; IF([.I728] + 1 &lt;= [.$D$5] - 2; [.I7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9] &lt;&gt; &quot;&quot;; IF([.I729] + 1 &lt;= [.$D$5] - 2; [.I7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0] &lt;&gt; &quot;&quot;; IF([.I730] + 1 &lt;= [.$D$5] - 2; [.I7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1] &lt;&gt; &quot;&quot;; IF([.I731] + 1 &lt;= [.$D$5] - 2; [.I7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2] &lt;&gt; &quot;&quot;; IF([.I732] + 1 &lt;= [.$D$5] - 2; [.I7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3] &lt;&gt; &quot;&quot;; IF([.I733] + 1 &lt;= [.$D$5] - 2; [.I7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4] &lt;&gt; &quot;&quot;; IF([.I734] + 1 &lt;= [.$D$5] - 2; [.I7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5] &lt;&gt; &quot;&quot;; IF([.I735] + 1 &lt;= [.$D$5] - 2; [.I7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6] &lt;&gt; &quot;&quot;; IF([.I736] + 1 &lt;= [.$D$5] - 2; [.I7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7] &lt;&gt; &quot;&quot;; IF([.I737] + 1 &lt;= [.$D$5] - 2; [.I7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8] &lt;&gt; &quot;&quot;; IF([.I738] + 1 &lt;= [.$D$5] - 2; [.I7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9] &lt;&gt; &quot;&quot;; IF([.I739] + 1 &lt;= [.$D$5] - 2; [.I7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0] &lt;&gt; &quot;&quot;; IF([.I740] + 1 &lt;= [.$D$5] - 2; [.I7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1] &lt;&gt; &quot;&quot;; IF([.I741] + 1 &lt;= [.$D$5] - 2; [.I7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2] &lt;&gt; &quot;&quot;; IF([.I742] + 1 &lt;= [.$D$5] - 2; [.I7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3] &lt;&gt; &quot;&quot;; IF([.I743] + 1 &lt;= [.$D$5] - 2; [.I7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4] &lt;&gt; &quot;&quot;; IF([.I744] + 1 &lt;= [.$D$5] - 2; [.I7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5] &lt;&gt; &quot;&quot;; IF([.I745] + 1 &lt;= [.$D$5] - 2; [.I7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6] &lt;&gt; &quot;&quot;; IF([.I746] + 1 &lt;= [.$D$5] - 2; [.I7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7] &lt;&gt; &quot;&quot;; IF([.I747] + 1 &lt;= [.$D$5] - 2; [.I7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8] &lt;&gt; &quot;&quot;; IF([.I748] + 1 &lt;= [.$D$5] - 2; [.I7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9] &lt;&gt; &quot;&quot;; IF([.I749] + 1 &lt;= [.$D$5] - 2; [.I7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0] &lt;&gt; &quot;&quot;; IF([.I750] + 1 &lt;= [.$D$5] - 2; [.I7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1] &lt;&gt; &quot;&quot;; IF([.I751] + 1 &lt;= [.$D$5] - 2; [.I7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2] &lt;&gt; &quot;&quot;; IF([.I752] + 1 &lt;= [.$D$5] - 2; [.I7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3] &lt;&gt; &quot;&quot;; IF([.I753] + 1 &lt;= [.$D$5] - 2; [.I7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4] &lt;&gt; &quot;&quot;; IF([.I754] + 1 &lt;= [.$D$5] - 2; [.I7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5] &lt;&gt; &quot;&quot;; IF([.I755] + 1 &lt;= [.$D$5] - 2; [.I7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6] &lt;&gt; &quot;&quot;; IF([.I756] + 1 &lt;= [.$D$5] - 2; [.I7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7] &lt;&gt; &quot;&quot;; IF([.I757] + 1 &lt;= [.$D$5] - 2; [.I7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8] &lt;&gt; &quot;&quot;; IF([.I758] + 1 &lt;= [.$D$5] - 2; [.I7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9] &lt;&gt; &quot;&quot;; IF([.I759] + 1 &lt;= [.$D$5] - 2; [.I7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0] &lt;&gt; &quot;&quot;; IF([.I760] + 1 &lt;= [.$D$5] - 2; [.I7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1] &lt;&gt; &quot;&quot;; IF([.I761] + 1 &lt;= [.$D$5] - 2; [.I7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2] &lt;&gt; &quot;&quot;; IF([.I762] + 1 &lt;= [.$D$5] - 2; [.I7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3] &lt;&gt; &quot;&quot;; IF([.I763] + 1 &lt;= [.$D$5] - 2; [.I7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4] &lt;&gt; &quot;&quot;; IF([.I764] + 1 &lt;= [.$D$5] - 2; [.I7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5] &lt;&gt; &quot;&quot;; IF([.I765] + 1 &lt;= [.$D$5] - 2; [.I7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6] &lt;&gt; &quot;&quot;; IF([.I766] + 1 &lt;= [.$D$5] - 2; [.I7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7] &lt;&gt; &quot;&quot;; IF([.I767] + 1 &lt;= [.$D$5] - 2; [.I7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8] &lt;&gt; &quot;&quot;; IF([.I768] + 1 &lt;= [.$D$5] - 2; [.I7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9] &lt;&gt; &quot;&quot;; IF([.I769] + 1 &lt;= [.$D$5] - 2; [.I7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0] &lt;&gt; &quot;&quot;; IF([.I770] + 1 &lt;= [.$D$5] - 2; [.I7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1] &lt;&gt; &quot;&quot;; IF([.I771] + 1 &lt;= [.$D$5] - 2; [.I7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2] &lt;&gt; &quot;&quot;; IF([.I772] + 1 &lt;= [.$D$5] - 2; [.I7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3] &lt;&gt; &quot;&quot;; IF([.I773] + 1 &lt;= [.$D$5] - 2; [.I7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4] &lt;&gt; &quot;&quot;; IF([.I774] + 1 &lt;= [.$D$5] - 2; [.I7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5] &lt;&gt; &quot;&quot;; IF([.I775] + 1 &lt;= [.$D$5] - 2; [.I7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6] &lt;&gt; &quot;&quot;; IF([.I776] + 1 &lt;= [.$D$5] - 2; [.I7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7] &lt;&gt; &quot;&quot;; IF([.I777] + 1 &lt;= [.$D$5] - 2; [.I7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8] &lt;&gt; &quot;&quot;; IF([.I778] + 1 &lt;= [.$D$5] - 2; [.I7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9] &lt;&gt; &quot;&quot;; IF([.I779] + 1 &lt;= [.$D$5] - 2; [.I7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0] &lt;&gt; &quot;&quot;; IF([.I780] + 1 &lt;= [.$D$5] - 2; [.I7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1] &lt;&gt; &quot;&quot;; IF([.I781] + 1 &lt;= [.$D$5] - 2; [.I7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2] &lt;&gt; &quot;&quot;; IF([.I782] + 1 &lt;= [.$D$5] - 2; [.I7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3] &lt;&gt; &quot;&quot;; IF([.I783] + 1 &lt;= [.$D$5] - 2; [.I7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4] &lt;&gt; &quot;&quot;; IF([.I784] + 1 &lt;= [.$D$5] - 2; [.I7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5] &lt;&gt; &quot;&quot;; IF([.I785] + 1 &lt;= [.$D$5] - 2; [.I7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6] &lt;&gt; &quot;&quot;; IF([.I786] + 1 &lt;= [.$D$5] - 2; [.I7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7] &lt;&gt; &quot;&quot;; IF([.I787] + 1 &lt;= [.$D$5] - 2; [.I7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8] &lt;&gt; &quot;&quot;; IF([.I788] + 1 &lt;= [.$D$5] - 2; [.I7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9] &lt;&gt; &quot;&quot;; IF([.I789] + 1 &lt;= [.$D$5] - 2; [.I7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0] &lt;&gt; &quot;&quot;; IF([.I790] + 1 &lt;= [.$D$5] - 2; [.I7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1] &lt;&gt; &quot;&quot;; IF([.I791] + 1 &lt;= [.$D$5] - 2; [.I7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2] &lt;&gt; &quot;&quot;; IF([.I792] + 1 &lt;= [.$D$5] - 2; [.I7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3] &lt;&gt; &quot;&quot;; IF([.I793] + 1 &lt;= [.$D$5] - 2; [.I7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4] &lt;&gt; &quot;&quot;; IF([.I794] + 1 &lt;= [.$D$5] - 2; [.I7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5] &lt;&gt; &quot;&quot;; IF([.I795] + 1 &lt;= [.$D$5] - 2; [.I7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6] &lt;&gt; &quot;&quot;; IF([.I796] + 1 &lt;= [.$D$5] - 2; [.I7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7] &lt;&gt; &quot;&quot;; IF([.I797] + 1 &lt;= [.$D$5] - 2; [.I7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8] &lt;&gt; &quot;&quot;; IF([.I798] + 1 &lt;= [.$D$5] - 2; [.I7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9] &lt;&gt; &quot;&quot;; IF([.I799] + 1 &lt;= [.$D$5] - 2; [.I7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0] &lt;&gt; &quot;&quot;; IF([.I800] + 1 &lt;= [.$D$5] - 2; [.I8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1] &lt;&gt; &quot;&quot;; IF([.I801] + 1 &lt;= [.$D$5] - 2; [.I8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2] &lt;&gt; &quot;&quot;; IF([.I802] + 1 &lt;= [.$D$5] - 2; [.I8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3] &lt;&gt; &quot;&quot;; IF([.I803] + 1 &lt;= [.$D$5] - 2; [.I8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4] &lt;&gt; &quot;&quot;; IF([.I804] + 1 &lt;= [.$D$5] - 2; [.I8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5] &lt;&gt; &quot;&quot;; IF([.I805] + 1 &lt;= [.$D$5] - 2; [.I8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6] &lt;&gt; &quot;&quot;; IF([.I806] + 1 &lt;= [.$D$5] - 2; [.I8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7] &lt;&gt; &quot;&quot;; IF([.I807] + 1 &lt;= [.$D$5] - 2; [.I8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8] &lt;&gt; &quot;&quot;; IF([.I808] + 1 &lt;= [.$D$5] - 2; [.I8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9] &lt;&gt; &quot;&quot;; IF([.I809] + 1 &lt;= [.$D$5] - 2; [.I8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0] &lt;&gt; &quot;&quot;; IF([.I810] + 1 &lt;= [.$D$5] - 2; [.I8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1] &lt;&gt; &quot;&quot;; IF([.I811] + 1 &lt;= [.$D$5] - 2; [.I8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2] &lt;&gt; &quot;&quot;; IF([.I812] + 1 &lt;= [.$D$5] - 2; [.I8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3] &lt;&gt; &quot;&quot;; IF([.I813] + 1 &lt;= [.$D$5] - 2; [.I8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4] &lt;&gt; &quot;&quot;; IF([.I814] + 1 &lt;= [.$D$5] - 2; [.I8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5] &lt;&gt; &quot;&quot;; IF([.I815] + 1 &lt;= [.$D$5] - 2; [.I8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6] &lt;&gt; &quot;&quot;; IF([.I816] + 1 &lt;= [.$D$5] - 2; [.I8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7] &lt;&gt; &quot;&quot;; IF([.I817] + 1 &lt;= [.$D$5] - 2; [.I8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8] &lt;&gt; &quot;&quot;; IF([.I818] + 1 &lt;= [.$D$5] - 2; [.I8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9] &lt;&gt; &quot;&quot;; IF([.I819] + 1 &lt;= [.$D$5] - 2; [.I8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0] &lt;&gt; &quot;&quot;; IF([.I820] + 1 &lt;= [.$D$5] - 2; [.I8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1] &lt;&gt; &quot;&quot;; IF([.I821] + 1 &lt;= [.$D$5] - 2; [.I8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2] &lt;&gt; &quot;&quot;; IF([.I822] + 1 &lt;= [.$D$5] - 2; [.I8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3] &lt;&gt; &quot;&quot;; IF([.I823] + 1 &lt;= [.$D$5] - 2; [.I8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4] &lt;&gt; &quot;&quot;; IF([.I824] + 1 &lt;= [.$D$5] - 2; [.I8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5] &lt;&gt; &quot;&quot;; IF([.I825] + 1 &lt;= [.$D$5] - 2; [.I8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6] &lt;&gt; &quot;&quot;; IF([.I826] + 1 &lt;= [.$D$5] - 2; [.I8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7] &lt;&gt; &quot;&quot;; IF([.I827] + 1 &lt;= [.$D$5] - 2; [.I8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8] &lt;&gt; &quot;&quot;; IF([.I828] + 1 &lt;= [.$D$5] - 2; [.I8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9] &lt;&gt; &quot;&quot;; IF([.I829] + 1 &lt;= [.$D$5] - 2; [.I8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0] &lt;&gt; &quot;&quot;; IF([.I830] + 1 &lt;= [.$D$5] - 2; [.I8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1] &lt;&gt; &quot;&quot;; IF([.I831] + 1 &lt;= [.$D$5] - 2; [.I8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2] &lt;&gt; &quot;&quot;; IF([.I832] + 1 &lt;= [.$D$5] - 2; [.I8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3] &lt;&gt; &quot;&quot;; IF([.I833] + 1 &lt;= [.$D$5] - 2; [.I8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4] &lt;&gt; &quot;&quot;; IF([.I834] + 1 &lt;= [.$D$5] - 2; [.I8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5] &lt;&gt; &quot;&quot;; IF([.I835] + 1 &lt;= [.$D$5] - 2; [.I8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6] &lt;&gt; &quot;&quot;; IF([.I836] + 1 &lt;= [.$D$5] - 2; [.I8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7] &lt;&gt; &quot;&quot;; IF([.I837] + 1 &lt;= [.$D$5] - 2; [.I8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8] &lt;&gt; &quot;&quot;; IF([.I838] + 1 &lt;= [.$D$5] - 2; [.I8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9] &lt;&gt; &quot;&quot;; IF([.I839] + 1 &lt;= [.$D$5] - 2; [.I8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0] &lt;&gt; &quot;&quot;; IF([.I840] + 1 &lt;= [.$D$5] - 2; [.I8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1] &lt;&gt; &quot;&quot;; IF([.I841] + 1 &lt;= [.$D$5] - 2; [.I8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2] &lt;&gt; &quot;&quot;; IF([.I842] + 1 &lt;= [.$D$5] - 2; [.I8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3] &lt;&gt; &quot;&quot;; IF([.I843] + 1 &lt;= [.$D$5] - 2; [.I8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4] &lt;&gt; &quot;&quot;; IF([.I844] + 1 &lt;= [.$D$5] - 2; [.I8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5] &lt;&gt; &quot;&quot;; IF([.I845] + 1 &lt;= [.$D$5] - 2; [.I8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6] &lt;&gt; &quot;&quot;; IF([.I846] + 1 &lt;= [.$D$5] - 2; [.I8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7] &lt;&gt; &quot;&quot;; IF([.I847] + 1 &lt;= [.$D$5] - 2; [.I8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8] &lt;&gt; &quot;&quot;; IF([.I848] + 1 &lt;= [.$D$5] - 2; [.I8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9] &lt;&gt; &quot;&quot;; IF([.I849] + 1 &lt;= [.$D$5] - 2; [.I8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0] &lt;&gt; &quot;&quot;; IF([.I850] + 1 &lt;= [.$D$5] - 2; [.I8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1] &lt;&gt; &quot;&quot;; IF([.I851] + 1 &lt;= [.$D$5] - 2; [.I8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2] &lt;&gt; &quot;&quot;; IF([.I852] + 1 &lt;= [.$D$5] - 2; [.I8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3] &lt;&gt; &quot;&quot;; IF([.I853] + 1 &lt;= [.$D$5] - 2; [.I8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4] &lt;&gt; &quot;&quot;; IF([.I854] + 1 &lt;= [.$D$5] - 2; [.I8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5] &lt;&gt; &quot;&quot;; IF([.I855] + 1 &lt;= [.$D$5] - 2; [.I8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6] &lt;&gt; &quot;&quot;; IF([.I856] + 1 &lt;= [.$D$5] - 2; [.I8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7] &lt;&gt; &quot;&quot;; IF([.I857] + 1 &lt;= [.$D$5] - 2; [.I8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8] &lt;&gt; &quot;&quot;; IF([.I858] + 1 &lt;= [.$D$5] - 2; [.I8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9] &lt;&gt; &quot;&quot;; IF([.I859] + 1 &lt;= [.$D$5] - 2; [.I8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0] &lt;&gt; &quot;&quot;; IF([.I860] + 1 &lt;= [.$D$5] - 2; [.I8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1] &lt;&gt; &quot;&quot;; IF([.I861] + 1 &lt;= [.$D$5] - 2; [.I8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2] &lt;&gt; &quot;&quot;; IF([.I862] + 1 &lt;= [.$D$5] - 2; [.I8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3] &lt;&gt; &quot;&quot;; IF([.I863] + 1 &lt;= [.$D$5] - 2; [.I8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4] &lt;&gt; &quot;&quot;; IF([.I864] + 1 &lt;= [.$D$5] - 2; [.I8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5] &lt;&gt; &quot;&quot;; IF([.I865] + 1 &lt;= [.$D$5] - 2; [.I8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6] &lt;&gt; &quot;&quot;; IF([.I866] + 1 &lt;= [.$D$5] - 2; [.I8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7] &lt;&gt; &quot;&quot;; IF([.I867] + 1 &lt;= [.$D$5] - 2; [.I8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8] &lt;&gt; &quot;&quot;; IF([.I868] + 1 &lt;= [.$D$5] - 2; [.I8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9] &lt;&gt; &quot;&quot;; IF([.I869] + 1 &lt;= [.$D$5] - 2; [.I8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0] &lt;&gt; &quot;&quot;; IF([.I870] + 1 &lt;= [.$D$5] - 2; [.I8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1] &lt;&gt; &quot;&quot;; IF([.I871] + 1 &lt;= [.$D$5] - 2; [.I8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2] &lt;&gt; &quot;&quot;; IF([.I872] + 1 &lt;= [.$D$5] - 2; [.I8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3] &lt;&gt; &quot;&quot;; IF([.I873] + 1 &lt;= [.$D$5] - 2; [.I8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4] &lt;&gt; &quot;&quot;; IF([.I874] + 1 &lt;= [.$D$5] - 2; [.I8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5] &lt;&gt; &quot;&quot;; IF([.I875] + 1 &lt;= [.$D$5] - 2; [.I8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6] &lt;&gt; &quot;&quot;; IF([.I876] + 1 &lt;= [.$D$5] - 2; [.I8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7] &lt;&gt; &quot;&quot;; IF([.I877] + 1 &lt;= [.$D$5] - 2; [.I8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8] &lt;&gt; &quot;&quot;; IF([.I878] + 1 &lt;= [.$D$5] - 2; [.I8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9] &lt;&gt; &quot;&quot;; IF([.I879] + 1 &lt;= [.$D$5] - 2; [.I8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0] &lt;&gt; &quot;&quot;; IF([.I880] + 1 &lt;= [.$D$5] - 2; [.I8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1] &lt;&gt; &quot;&quot;; IF([.I881] + 1 &lt;= [.$D$5] - 2; [.I8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2] &lt;&gt; &quot;&quot;; IF([.I882] + 1 &lt;= [.$D$5] - 2; [.I8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3] &lt;&gt; &quot;&quot;; IF([.I883] + 1 &lt;= [.$D$5] - 2; [.I8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4] &lt;&gt; &quot;&quot;; IF([.I884] + 1 &lt;= [.$D$5] - 2; [.I8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5] &lt;&gt; &quot;&quot;; IF([.I885] + 1 &lt;= [.$D$5] - 2; [.I8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6] &lt;&gt; &quot;&quot;; IF([.I886] + 1 &lt;= [.$D$5] - 2; [.I8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7] &lt;&gt; &quot;&quot;; IF([.I887] + 1 &lt;= [.$D$5] - 2; [.I8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8] &lt;&gt; &quot;&quot;; IF([.I888] + 1 &lt;= [.$D$5] - 2; [.I8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9] &lt;&gt; &quot;&quot;; IF([.I889] + 1 &lt;= [.$D$5] - 2; [.I8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0] &lt;&gt; &quot;&quot;; IF([.I890] + 1 &lt;= [.$D$5] - 2; [.I8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1] &lt;&gt; &quot;&quot;; IF([.I891] + 1 &lt;= [.$D$5] - 2; [.I8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2] &lt;&gt; &quot;&quot;; IF([.I892] + 1 &lt;= [.$D$5] - 2; [.I8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3] &lt;&gt; &quot;&quot;; IF([.I893] + 1 &lt;= [.$D$5] - 2; [.I8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4] &lt;&gt; &quot;&quot;; IF([.I894] + 1 &lt;= [.$D$5] - 2; [.I8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5] &lt;&gt; &quot;&quot;; IF([.I895] + 1 &lt;= [.$D$5] - 2; [.I8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6] &lt;&gt; &quot;&quot;; IF([.I896] + 1 &lt;= [.$D$5] - 2; [.I8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7] &lt;&gt; &quot;&quot;; IF([.I897] + 1 &lt;= [.$D$5] - 2; [.I8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8] &lt;&gt; &quot;&quot;; IF([.I898] + 1 &lt;= [.$D$5] - 2; [.I8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9] &lt;&gt; &quot;&quot;; IF([.I899] + 1 &lt;= [.$D$5] - 2; [.I8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0] &lt;&gt; &quot;&quot;; IF([.I900] + 1 &lt;= [.$D$5] - 2; [.I9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1] &lt;&gt; &quot;&quot;; IF([.I901] + 1 &lt;= [.$D$5] - 2; [.I9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2] &lt;&gt; &quot;&quot;; IF([.I902] + 1 &lt;= [.$D$5] - 2; [.I9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3] &lt;&gt; &quot;&quot;; IF([.I903] + 1 &lt;= [.$D$5] - 2; [.I9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4] &lt;&gt; &quot;&quot;; IF([.I904] + 1 &lt;= [.$D$5] - 2; [.I9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5] &lt;&gt; &quot;&quot;; IF([.I905] + 1 &lt;= [.$D$5] - 2; [.I9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6] &lt;&gt; &quot;&quot;; IF([.I906] + 1 &lt;= [.$D$5] - 2; [.I9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7] &lt;&gt; &quot;&quot;; IF([.I907] + 1 &lt;= [.$D$5] - 2; [.I9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8] &lt;&gt; &quot;&quot;; IF([.I908] + 1 &lt;= [.$D$5] - 2; [.I9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9] &lt;&gt; &quot;&quot;; IF([.I909] + 1 &lt;= [.$D$5] - 2; [.I9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0] &lt;&gt; &quot;&quot;; IF([.I910] + 1 &lt;= [.$D$5] - 2; [.I9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1] &lt;&gt; &quot;&quot;; IF([.I911] + 1 &lt;= [.$D$5] - 2; [.I9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2] &lt;&gt; &quot;&quot;; IF([.I912] + 1 &lt;= [.$D$5] - 2; [.I9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3] &lt;&gt; &quot;&quot;; IF([.I913] + 1 &lt;= [.$D$5] - 2; [.I9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4] &lt;&gt; &quot;&quot;; IF([.I914] + 1 &lt;= [.$D$5] - 2; [.I9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5] &lt;&gt; &quot;&quot;; IF([.I915] + 1 &lt;= [.$D$5] - 2; [.I9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6] &lt;&gt; &quot;&quot;; IF([.I916] + 1 &lt;= [.$D$5] - 2; [.I9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7] &lt;&gt; &quot;&quot;; IF([.I917] + 1 &lt;= [.$D$5] - 2; [.I9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8] &lt;&gt; &quot;&quot;; IF([.I918] + 1 &lt;= [.$D$5] - 2; [.I9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9] &lt;&gt; &quot;&quot;; IF([.I919] + 1 &lt;= [.$D$5] - 2; [.I9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0] &lt;&gt; &quot;&quot;; IF([.I920] + 1 &lt;= [.$D$5] - 2; [.I9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1] &lt;&gt; &quot;&quot;; IF([.I921] + 1 &lt;= [.$D$5] - 2; [.I9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2] &lt;&gt; &quot;&quot;; IF([.I922] + 1 &lt;= [.$D$5] - 2; [.I9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3] &lt;&gt; &quot;&quot;; IF([.I923] + 1 &lt;= [.$D$5] - 2; [.I9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4] &lt;&gt; &quot;&quot;; IF([.I924] + 1 &lt;= [.$D$5] - 2; [.I9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5] &lt;&gt; &quot;&quot;; IF([.I925] + 1 &lt;= [.$D$5] - 2; [.I9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6] &lt;&gt; &quot;&quot;; IF([.I926] + 1 &lt;= [.$D$5] - 2; [.I9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7] &lt;&gt; &quot;&quot;; IF([.I927] + 1 &lt;= [.$D$5] - 2; [.I9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8] &lt;&gt; &quot;&quot;; IF([.I928] + 1 &lt;= [.$D$5] - 2; [.I9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9] &lt;&gt; &quot;&quot;; IF([.I929] + 1 &lt;= [.$D$5] - 2; [.I9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0] &lt;&gt; &quot;&quot;; IF([.I930] + 1 &lt;= [.$D$5] - 2; [.I9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1] &lt;&gt; &quot;&quot;; IF([.I931] + 1 &lt;= [.$D$5] - 2; [.I9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2] &lt;&gt; &quot;&quot;; IF([.I932] + 1 &lt;= [.$D$5] - 2; [.I9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3] &lt;&gt; &quot;&quot;; IF([.I933] + 1 &lt;= [.$D$5] - 2; [.I9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4] &lt;&gt; &quot;&quot;; IF([.I934] + 1 &lt;= [.$D$5] - 2; [.I9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5] &lt;&gt; &quot;&quot;; IF([.I935] + 1 &lt;= [.$D$5] - 2; [.I9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6] &lt;&gt; &quot;&quot;; IF([.I936] + 1 &lt;= [.$D$5] - 2; [.I9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7] &lt;&gt; &quot;&quot;; IF([.I937] + 1 &lt;= [.$D$5] - 2; [.I9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8] &lt;&gt; &quot;&quot;; IF([.I938] + 1 &lt;= [.$D$5] - 2; [.I9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9] &lt;&gt; &quot;&quot;; IF([.I939] + 1 &lt;= [.$D$5] - 2; [.I9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0] &lt;&gt; &quot;&quot;; IF([.I940] + 1 &lt;= [.$D$5] - 2; [.I9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1] &lt;&gt; &quot;&quot;; IF([.I941] + 1 &lt;= [.$D$5] - 2; [.I9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2] &lt;&gt; &quot;&quot;; IF([.I942] + 1 &lt;= [.$D$5] - 2; [.I9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3] &lt;&gt; &quot;&quot;; IF([.I943] + 1 &lt;= [.$D$5] - 2; [.I9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4] &lt;&gt; &quot;&quot;; IF([.I944] + 1 &lt;= [.$D$5] - 2; [.I9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5] &lt;&gt; &quot;&quot;; IF([.I945] + 1 &lt;= [.$D$5] - 2; [.I9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6] &lt;&gt; &quot;&quot;; IF([.I946] + 1 &lt;= [.$D$5] - 2; [.I9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7] &lt;&gt; &quot;&quot;; IF([.I947] + 1 &lt;= [.$D$5] - 2; [.I9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8] &lt;&gt; &quot;&quot;; IF([.I948] + 1 &lt;= [.$D$5] - 2; [.I9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9] &lt;&gt; &quot;&quot;; IF([.I949] + 1 &lt;= [.$D$5] - 2; [.I9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0] &lt;&gt; &quot;&quot;; IF([.I950] + 1 &lt;= [.$D$5] - 2; [.I9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1] &lt;&gt; &quot;&quot;; IF([.I951] + 1 &lt;= [.$D$5] - 2; [.I9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2] &lt;&gt; &quot;&quot;; IF([.I952] + 1 &lt;= [.$D$5] - 2; [.I9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3] &lt;&gt; &quot;&quot;; IF([.I953] + 1 &lt;= [.$D$5] - 2; [.I9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4] &lt;&gt; &quot;&quot;; IF([.I954] + 1 &lt;= [.$D$5] - 2; [.I9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5] &lt;&gt; &quot;&quot;; IF([.I955] + 1 &lt;= [.$D$5] - 2; [.I9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6] &lt;&gt; &quot;&quot;; IF([.I956] + 1 &lt;= [.$D$5] - 2; [.I9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7] &lt;&gt; &quot;&quot;; IF([.I957] + 1 &lt;= [.$D$5] - 2; [.I9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8] &lt;&gt; &quot;&quot;; IF([.I958] + 1 &lt;= [.$D$5] - 2; [.I9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9] &lt;&gt; &quot;&quot;; IF([.I959] + 1 &lt;= [.$D$5] - 2; [.I9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0] &lt;&gt; &quot;&quot;; IF([.I960] + 1 &lt;= [.$D$5] - 2; [.I9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1] &lt;&gt; &quot;&quot;; IF([.I961] + 1 &lt;= [.$D$5] - 2; [.I9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2] &lt;&gt; &quot;&quot;; IF([.I962] + 1 &lt;= [.$D$5] - 2; [.I9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3] &lt;&gt; &quot;&quot;; IF([.I963] + 1 &lt;= [.$D$5] - 2; [.I9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4] &lt;&gt; &quot;&quot;; IF([.I964] + 1 &lt;= [.$D$5] - 2; [.I9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5] &lt;&gt; &quot;&quot;; IF([.I965] + 1 &lt;= [.$D$5] - 2; [.I9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6] &lt;&gt; &quot;&quot;; IF([.I966] + 1 &lt;= [.$D$5] - 2; [.I9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7] &lt;&gt; &quot;&quot;; IF([.I967] + 1 &lt;= [.$D$5] - 2; [.I9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8] &lt;&gt; &quot;&quot;; IF([.I968] + 1 &lt;= [.$D$5] - 2; [.I9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9] &lt;&gt; &quot;&quot;; IF([.I969] + 1 &lt;= [.$D$5] - 2; [.I9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0] &lt;&gt; &quot;&quot;; IF([.I970] + 1 &lt;= [.$D$5] - 2; [.I9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1] &lt;&gt; &quot;&quot;; IF([.I971] + 1 &lt;= [.$D$5] - 2; [.I9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2] &lt;&gt; &quot;&quot;; IF([.I972] + 1 &lt;= [.$D$5] - 2; [.I9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3] &lt;&gt; &quot;&quot;; IF([.I973] + 1 &lt;= [.$D$5] - 2; [.I9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4] &lt;&gt; &quot;&quot;; IF([.I974] + 1 &lt;= [.$D$5] - 2; [.I9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5] &lt;&gt; &quot;&quot;; IF([.I975] + 1 &lt;= [.$D$5] - 2; [.I9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6] &lt;&gt; &quot;&quot;; IF([.I976] + 1 &lt;= [.$D$5] - 2; [.I9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7] &lt;&gt; &quot;&quot;; IF([.I977] + 1 &lt;= [.$D$5] - 2; [.I9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8] &lt;&gt; &quot;&quot;; IF([.I978] + 1 &lt;= [.$D$5] - 2; [.I9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9] &lt;&gt; &quot;&quot;; IF([.I979] + 1 &lt;= [.$D$5] - 2; [.I9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0] &lt;&gt; &quot;&quot;; IF([.I980] + 1 &lt;= [.$D$5] - 2; [.I9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1] &lt;&gt; &quot;&quot;; IF([.I981] + 1 &lt;= [.$D$5] - 2; [.I9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2] &lt;&gt; &quot;&quot;; IF([.I982] + 1 &lt;= [.$D$5] - 2; [.I9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3] &lt;&gt; &quot;&quot;; IF([.I983] + 1 &lt;= [.$D$5] - 2; [.I9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4] &lt;&gt; &quot;&quot;; IF([.I984] + 1 &lt;= [.$D$5] - 2; [.I9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5] &lt;&gt; &quot;&quot;; IF([.I985] + 1 &lt;= [.$D$5] - 2; [.I9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6] &lt;&gt; &quot;&quot;; IF([.I986] + 1 &lt;= [.$D$5] - 2; [.I9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7] &lt;&gt; &quot;&quot;; IF([.I987] + 1 &lt;= [.$D$5] - 2; [.I9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8] &lt;&gt; &quot;&quot;; IF([.I988] + 1 &lt;= [.$D$5] - 2; [.I9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9] &lt;&gt; &quot;&quot;; IF([.I989] + 1 &lt;= [.$D$5] - 2; [.I9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0] &lt;&gt; &quot;&quot;; IF([.I990] + 1 &lt;= [.$D$5] - 2; [.I9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1] &lt;&gt; &quot;&quot;; IF([.I991] + 1 &lt;= [.$D$5] - 2; [.I9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2] &lt;&gt; &quot;&quot;; IF([.I992] + 1 &lt;= [.$D$5] - 2; [.I9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3] &lt;&gt; &quot;&quot;; IF([.I993] + 1 &lt;= [.$D$5] - 2; [.I9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4] &lt;&gt; &quot;&quot;; IF([.I994] + 1 &lt;= [.$D$5] - 2; [.I9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5] &lt;&gt; &quot;&quot;; IF([.I995] + 1 &lt;= [.$D$5] - 2; [.I9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6] &lt;&gt; &quot;&quot;; IF([.I996] + 1 &lt;= [.$D$5] - 2; [.I9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7] &lt;&gt; &quot;&quot;; IF([.I997] + 1 &lt;= [.$D$5] - 2; [.I9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8] &lt;&gt; &quot;&quot;; IF([.I998] + 1 &lt;= [.$D$5] - 2; [.I9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9] &lt;&gt; &quot;&quot;; IF([.I999] + 1 &lt;= [.$D$5] - 2; [.I9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0] &lt;&gt; &quot;&quot;; IF([.I1000] + 1 &lt;= [.$D$5] - 2; [.I10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1] &lt;&gt; &quot;&quot;; IF([.I1001] + 1 &lt;= [.$D$5] - 2; [.I10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2] &lt;&gt; &quot;&quot;; IF([.I1002] + 1 &lt;= [.$D$5] - 2; [.I10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3] &lt;&gt; &quot;&quot;; IF([.I1003] + 1 &lt;= [.$D$5] - 2; [.I10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4] &lt;&gt; &quot;&quot;; IF([.I1004] + 1 &lt;= [.$D$5] - 2; [.I10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5] &lt;&gt; &quot;&quot;; IF([.I1005] + 1 &lt;= [.$D$5] - 2; [.I10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6] &lt;&gt; &quot;&quot;; IF([.I1006] + 1 &lt;= [.$D$5] - 2; [.I10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7] &lt;&gt; &quot;&quot;; IF([.I1007] + 1 &lt;= [.$D$5] - 2; [.I10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8] &lt;&gt; &quot;&quot;; IF([.I1008] + 1 &lt;= [.$D$5] - 2; [.I10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9] &lt;&gt; &quot;&quot;; IF([.I1009] + 1 &lt;= [.$D$5] - 2; [.I10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0] &lt;&gt; &quot;&quot;; IF([.I1010] + 1 &lt;= [.$D$5] - 2; [.I10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1] &lt;&gt; &quot;&quot;; IF([.I1011] + 1 &lt;= [.$D$5] - 2; [.I10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2] &lt;&gt; &quot;&quot;; IF([.I1012] + 1 &lt;= [.$D$5] - 2; [.I10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3] &lt;&gt; &quot;&quot;; IF([.I1013] + 1 &lt;= [.$D$5] - 2; [.I10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4] &lt;&gt; &quot;&quot;; IF([.I1014] + 1 &lt;= [.$D$5] - 2; [.I10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5] &lt;&gt; &quot;&quot;; IF([.I1015] + 1 &lt;= [.$D$5] - 2; [.I10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6] &lt;&gt; &quot;&quot;; IF([.I1016] + 1 &lt;= [.$D$5] - 2; [.I10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7] &lt;&gt; &quot;&quot;; IF([.I1017] + 1 &lt;= [.$D$5] - 2; [.I10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8] &lt;&gt; &quot;&quot;; IF([.I1018] + 1 &lt;= [.$D$5] - 2; [.I10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9] &lt;&gt; &quot;&quot;; IF([.I1019] + 1 &lt;= [.$D$5] - 2; [.I10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0] &lt;&gt; &quot;&quot;; IF([.I1020] + 1 &lt;= [.$D$5] - 2; [.I10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1] &lt;&gt; &quot;&quot;; IF([.I1021] + 1 &lt;= [.$D$5] - 2; [.I10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2] &lt;&gt; &quot;&quot;; IF([.I1022] + 1 &lt;= [.$D$5] - 2; [.I10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3] &lt;&gt; &quot;&quot;; IF([.I1023] + 1 &lt;= [.$D$5] - 2; [.I10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4] &lt;&gt; &quot;&quot;; IF([.I1024] + 1 &lt;= [.$D$5] - 2; [.I10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5] &lt;&gt; &quot;&quot;; IF([.I1025] + 1 &lt;= [.$D$5] - 2; [.I10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6] &lt;&gt; &quot;&quot;; IF([.I1026] + 1 &lt;= [.$D$5] - 2; [.I10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7] &lt;&gt; &quot;&quot;; IF([.I1027] + 1 &lt;= [.$D$5] - 2; [.I10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8] &lt;&gt; &quot;&quot;; IF([.I1028] + 1 &lt;= [.$D$5] - 2; [.I10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9] &lt;&gt; &quot;&quot;; IF([.I1029] + 1 &lt;= [.$D$5] - 2; [.I10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0] &lt;&gt; &quot;&quot;; IF([.I1030] + 1 &lt;= [.$D$5] - 2; [.I10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1] &lt;&gt; &quot;&quot;; IF([.I1031] + 1 &lt;= [.$D$5] - 2; [.I10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2] &lt;&gt; &quot;&quot;; IF([.I1032] + 1 &lt;= [.$D$5] - 2; [.I10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3] &lt;&gt; &quot;&quot;; IF([.I1033] + 1 &lt;= [.$D$5] - 2; [.I10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4] &lt;&gt; &quot;&quot;; IF([.I1034] + 1 &lt;= [.$D$5] - 2; [.I10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5] &lt;&gt; &quot;&quot;; IF([.I1035] + 1 &lt;= [.$D$5] - 2; [.I10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6] &lt;&gt; &quot;&quot;; IF([.I1036] + 1 &lt;= [.$D$5] - 2; [.I10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7] &lt;&gt; &quot;&quot;; IF([.I1037] + 1 &lt;= [.$D$5] - 2; [.I10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8] &lt;&gt; &quot;&quot;; IF([.I1038] + 1 &lt;= [.$D$5] - 2; [.I10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9] &lt;&gt; &quot;&quot;; IF([.I1039] + 1 &lt;= [.$D$5] - 2; [.I10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0] &lt;&gt; &quot;&quot;; IF([.I1040] + 1 &lt;= [.$D$5] - 2; [.I10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1] &lt;&gt; &quot;&quot;; IF([.I1041] + 1 &lt;= [.$D$5] - 2; [.I10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2] &lt;&gt; &quot;&quot;; IF([.I1042] + 1 &lt;= [.$D$5] - 2; [.I10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3] &lt;&gt; &quot;&quot;; IF([.I1043] + 1 &lt;= [.$D$5] - 2; [.I10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4] &lt;&gt; &quot;&quot;; IF([.I1044] + 1 &lt;= [.$D$5] - 2; [.I10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5] &lt;&gt; &quot;&quot;; IF([.I1045] + 1 &lt;= [.$D$5] - 2; [.I10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6] &lt;&gt; &quot;&quot;; IF([.I1046] + 1 &lt;= [.$D$5] - 2; [.I10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7] &lt;&gt; &quot;&quot;; IF([.I1047] + 1 &lt;= [.$D$5] - 2; [.I10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8] &lt;&gt; &quot;&quot;; IF([.I1048] + 1 &lt;= [.$D$5] - 2; [.I10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9] &lt;&gt; &quot;&quot;; IF([.I1049] + 1 &lt;= [.$D$5] - 2; [.I10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0] &lt;&gt; &quot;&quot;; IF([.I1050] + 1 &lt;= [.$D$5] - 2; [.I10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1] &lt;&gt; &quot;&quot;; IF([.I1051] + 1 &lt;= [.$D$5] - 2; [.I10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2] &lt;&gt; &quot;&quot;; IF([.I1052] + 1 &lt;= [.$D$5] - 2; [.I10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3] &lt;&gt; &quot;&quot;; IF([.I1053] + 1 &lt;= [.$D$5] - 2; [.I10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4] &lt;&gt; &quot;&quot;; IF([.I1054] + 1 &lt;= [.$D$5] - 2; [.I10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5] &lt;&gt; &quot;&quot;; IF([.I1055] + 1 &lt;= [.$D$5] - 2; [.I10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6] &lt;&gt; &quot;&quot;; IF([.I1056] + 1 &lt;= [.$D$5] - 2; [.I10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7] &lt;&gt; &quot;&quot;; IF([.I1057] + 1 &lt;= [.$D$5] - 2; [.I10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8] &lt;&gt; &quot;&quot;; IF([.I1058] + 1 &lt;= [.$D$5] - 2; [.I10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9] &lt;&gt; &quot;&quot;; IF([.I1059] + 1 &lt;= [.$D$5] - 2; [.I10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0] &lt;&gt; &quot;&quot;; IF([.I1060] + 1 &lt;= [.$D$5] - 2; [.I10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1] &lt;&gt; &quot;&quot;; IF([.I1061] + 1 &lt;= [.$D$5] - 2; [.I10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2] &lt;&gt; &quot;&quot;; IF([.I1062] + 1 &lt;= [.$D$5] - 2; [.I10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3] &lt;&gt; &quot;&quot;; IF([.I1063] + 1 &lt;= [.$D$5] - 2; [.I10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4] &lt;&gt; &quot;&quot;; IF([.I1064] + 1 &lt;= [.$D$5] - 2; [.I10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5] &lt;&gt; &quot;&quot;; IF([.I1065] + 1 &lt;= [.$D$5] - 2; [.I10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6] &lt;&gt; &quot;&quot;; IF([.I1066] + 1 &lt;= [.$D$5] - 2; [.I10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7] &lt;&gt; &quot;&quot;; IF([.I1067] + 1 &lt;= [.$D$5] - 2; [.I10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8] &lt;&gt; &quot;&quot;; IF([.I1068] + 1 &lt;= [.$D$5] - 2; [.I10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9] &lt;&gt; &quot;&quot;; IF([.I1069] + 1 &lt;= [.$D$5] - 2; [.I10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0] &lt;&gt; &quot;&quot;; IF([.I1070] + 1 &lt;= [.$D$5] - 2; [.I10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1] &lt;&gt; &quot;&quot;; IF([.I1071] + 1 &lt;= [.$D$5] - 2; [.I10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2] &lt;&gt; &quot;&quot;; IF([.I1072] + 1 &lt;= [.$D$5] - 2; [.I10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3] &lt;&gt; &quot;&quot;; IF([.I1073] + 1 &lt;= [.$D$5] - 2; [.I10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4] &lt;&gt; &quot;&quot;; IF([.I1074] + 1 &lt;= [.$D$5] - 2; [.I10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5] &lt;&gt; &quot;&quot;; IF([.I1075] + 1 &lt;= [.$D$5] - 2; [.I10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6] &lt;&gt; &quot;&quot;; IF([.I1076] + 1 &lt;= [.$D$5] - 2; [.I10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7] &lt;&gt; &quot;&quot;; IF([.I1077] + 1 &lt;= [.$D$5] - 2; [.I10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8] &lt;&gt; &quot;&quot;; IF([.I1078] + 1 &lt;= [.$D$5] - 2; [.I10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9] &lt;&gt; &quot;&quot;; IF([.I1079] + 1 &lt;= [.$D$5] - 2; [.I10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0] &lt;&gt; &quot;&quot;; IF([.I1080] + 1 &lt;= [.$D$5] - 2; [.I10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1] &lt;&gt; &quot;&quot;; IF([.I1081] + 1 &lt;= [.$D$5] - 2; [.I10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2] &lt;&gt; &quot;&quot;; IF([.I1082] + 1 &lt;= [.$D$5] - 2; [.I10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3] &lt;&gt; &quot;&quot;; IF([.I1083] + 1 &lt;= [.$D$5] - 2; [.I10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4] &lt;&gt; &quot;&quot;; IF([.I1084] + 1 &lt;= [.$D$5] - 2; [.I10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5] &lt;&gt; &quot;&quot;; IF([.I1085] + 1 &lt;= [.$D$5] - 2; [.I10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6] &lt;&gt; &quot;&quot;; IF([.I1086] + 1 &lt;= [.$D$5] - 2; [.I10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7] &lt;&gt; &quot;&quot;; IF([.I1087] + 1 &lt;= [.$D$5] - 2; [.I10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8] &lt;&gt; &quot;&quot;; IF([.I1088] + 1 &lt;= [.$D$5] - 2; [.I10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9] &lt;&gt; &quot;&quot;; IF([.I1089] + 1 &lt;= [.$D$5] - 2; [.I10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0] &lt;&gt; &quot;&quot;; IF([.I1090] + 1 &lt;= [.$D$5] - 2; [.I10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1] &lt;&gt; &quot;&quot;; IF([.I1091] + 1 &lt;= [.$D$5] - 2; [.I10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2] &lt;&gt; &quot;&quot;; IF([.I1092] + 1 &lt;= [.$D$5] - 2; [.I10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3] &lt;&gt; &quot;&quot;; IF([.I1093] + 1 &lt;= [.$D$5] - 2; [.I10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4] &lt;&gt; &quot;&quot;; IF([.I1094] + 1 &lt;= [.$D$5] - 2; [.I10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5] &lt;&gt; &quot;&quot;; IF([.I1095] + 1 &lt;= [.$D$5] - 2; [.I10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6] &lt;&gt; &quot;&quot;; IF([.I1096] + 1 &lt;= [.$D$5] - 2; [.I10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7] &lt;&gt; &quot;&quot;; IF([.I1097] + 1 &lt;= [.$D$5] - 2; [.I10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8] &lt;&gt; &quot;&quot;; IF([.I1098] + 1 &lt;= [.$D$5] - 2; [.I10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9] &lt;&gt; &quot;&quot;; IF([.I1099] + 1 &lt;= [.$D$5] - 2; [.I10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0] &lt;&gt; &quot;&quot;; IF([.I1100] + 1 &lt;= [.$D$5] - 2; [.I11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1] &lt;&gt; &quot;&quot;; IF([.I1101] + 1 &lt;= [.$D$5] - 2; [.I11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2] &lt;&gt; &quot;&quot;; IF([.I1102] + 1 &lt;= [.$D$5] - 2; [.I11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3] &lt;&gt; &quot;&quot;; IF([.I1103] + 1 &lt;= [.$D$5] - 2; [.I11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4] &lt;&gt; &quot;&quot;; IF([.I1104] + 1 &lt;= [.$D$5] - 2; [.I11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5] &lt;&gt; &quot;&quot;; IF([.I1105] + 1 &lt;= [.$D$5] - 2; [.I11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6] &lt;&gt; &quot;&quot;; IF([.I1106] + 1 &lt;= [.$D$5] - 2; [.I11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7] &lt;&gt; &quot;&quot;; IF([.I1107] + 1 &lt;= [.$D$5] - 2; [.I11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8] &lt;&gt; &quot;&quot;; IF([.I1108] + 1 &lt;= [.$D$5] - 2; [.I11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9] &lt;&gt; &quot;&quot;; IF([.I1109] + 1 &lt;= [.$D$5] - 2; [.I11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0] &lt;&gt; &quot;&quot;; IF([.I1110] + 1 &lt;= [.$D$5] - 2; [.I11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1] &lt;&gt; &quot;&quot;; IF([.I1111] + 1 &lt;= [.$D$5] - 2; [.I11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2] &lt;&gt; &quot;&quot;; IF([.I1112] + 1 &lt;= [.$D$5] - 2; [.I11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3] &lt;&gt; &quot;&quot;; IF([.I1113] + 1 &lt;= [.$D$5] - 2; [.I11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4] &lt;&gt; &quot;&quot;; IF([.I1114] + 1 &lt;= [.$D$5] - 2; [.I11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5] &lt;&gt; &quot;&quot;; IF([.I1115] + 1 &lt;= [.$D$5] - 2; [.I11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6] &lt;&gt; &quot;&quot;; IF([.I1116] + 1 &lt;= [.$D$5] - 2; [.I11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7] &lt;&gt; &quot;&quot;; IF([.I1117] + 1 &lt;= [.$D$5] - 2; [.I11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8] &lt;&gt; &quot;&quot;; IF([.I1118] + 1 &lt;= [.$D$5] - 2; [.I11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9] &lt;&gt; &quot;&quot;; IF([.I1119] + 1 &lt;= [.$D$5] - 2; [.I11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0] &lt;&gt; &quot;&quot;; IF([.I1120] + 1 &lt;= [.$D$5] - 2; [.I11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1] &lt;&gt; &quot;&quot;; IF([.I1121] + 1 &lt;= [.$D$5] - 2; [.I11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2] &lt;&gt; &quot;&quot;; IF([.I1122] + 1 &lt;= [.$D$5] - 2; [.I11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3] &lt;&gt; &quot;&quot;; IF([.I1123] + 1 &lt;= [.$D$5] - 2; [.I11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4] &lt;&gt; &quot;&quot;; IF([.I1124] + 1 &lt;= [.$D$5] - 2; [.I11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5] &lt;&gt; &quot;&quot;; IF([.I1125] + 1 &lt;= [.$D$5] - 2; [.I11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6] &lt;&gt; &quot;&quot;; IF([.I1126] + 1 &lt;= [.$D$5] - 2; [.I11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7] &lt;&gt; &quot;&quot;; IF([.I1127] + 1 &lt;= [.$D$5] - 2; [.I11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8] &lt;&gt; &quot;&quot;; IF([.I1128] + 1 &lt;= [.$D$5] - 2; [.I11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9] &lt;&gt; &quot;&quot;; IF([.I1129] + 1 &lt;= [.$D$5] - 2; [.I11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0] &lt;&gt; &quot;&quot;; IF([.I1130] + 1 &lt;= [.$D$5] - 2; [.I11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1] &lt;&gt; &quot;&quot;; IF([.I1131] + 1 &lt;= [.$D$5] - 2; [.I11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2] &lt;&gt; &quot;&quot;; IF([.I1132] + 1 &lt;= [.$D$5] - 2; [.I11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3] &lt;&gt; &quot;&quot;; IF([.I1133] + 1 &lt;= [.$D$5] - 2; [.I11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4] &lt;&gt; &quot;&quot;; IF([.I1134] + 1 &lt;= [.$D$5] - 2; [.I11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5] &lt;&gt; &quot;&quot;; IF([.I1135] + 1 &lt;= [.$D$5] - 2; [.I11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6] &lt;&gt; &quot;&quot;; IF([.I1136] + 1 &lt;= [.$D$5] - 2; [.I11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7] &lt;&gt; &quot;&quot;; IF([.I1137] + 1 &lt;= [.$D$5] - 2; [.I11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8] &lt;&gt; &quot;&quot;; IF([.I1138] + 1 &lt;= [.$D$5] - 2; [.I11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9] &lt;&gt; &quot;&quot;; IF([.I1139] + 1 &lt;= [.$D$5] - 2; [.I11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0] &lt;&gt; &quot;&quot;; IF([.I1140] + 1 &lt;= [.$D$5] - 2; [.I11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1] &lt;&gt; &quot;&quot;; IF([.I1141] + 1 &lt;= [.$D$5] - 2; [.I11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2] &lt;&gt; &quot;&quot;; IF([.I1142] + 1 &lt;= [.$D$5] - 2; [.I11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3] &lt;&gt; &quot;&quot;; IF([.I1143] + 1 &lt;= [.$D$5] - 2; [.I11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4] &lt;&gt; &quot;&quot;; IF([.I1144] + 1 &lt;= [.$D$5] - 2; [.I11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5] &lt;&gt; &quot;&quot;; IF([.I1145] + 1 &lt;= [.$D$5] - 2; [.I11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6] &lt;&gt; &quot;&quot;; IF([.I1146] + 1 &lt;= [.$D$5] - 2; [.I11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7] &lt;&gt; &quot;&quot;; IF([.I1147] + 1 &lt;= [.$D$5] - 2; [.I11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8] &lt;&gt; &quot;&quot;; IF([.I1148] + 1 &lt;= [.$D$5] - 2; [.I11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9] &lt;&gt; &quot;&quot;; IF([.I1149] + 1 &lt;= [.$D$5] - 2; [.I11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0] &lt;&gt; &quot;&quot;; IF([.I1150] + 1 &lt;= [.$D$5] - 2; [.I11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1] &lt;&gt; &quot;&quot;; IF([.I1151] + 1 &lt;= [.$D$5] - 2; [.I11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2] &lt;&gt; &quot;&quot;; IF([.I1152] + 1 &lt;= [.$D$5] - 2; [.I11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3] &lt;&gt; &quot;&quot;; IF([.I1153] + 1 &lt;= [.$D$5] - 2; [.I11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4] &lt;&gt; &quot;&quot;; IF([.I1154] + 1 &lt;= [.$D$5] - 2; [.I11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5] &lt;&gt; &quot;&quot;; IF([.I1155] + 1 &lt;= [.$D$5] - 2; [.I11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6] &lt;&gt; &quot;&quot;; IF([.I1156] + 1 &lt;= [.$D$5] - 2; [.I11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7] &lt;&gt; &quot;&quot;; IF([.I1157] + 1 &lt;= [.$D$5] - 2; [.I11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8] &lt;&gt; &quot;&quot;; IF([.I1158] + 1 &lt;= [.$D$5] - 2; [.I11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9] &lt;&gt; &quot;&quot;; IF([.I1159] + 1 &lt;= [.$D$5] - 2; [.I11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0] &lt;&gt; &quot;&quot;; IF([.I1160] + 1 &lt;= [.$D$5] - 2; [.I11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1] &lt;&gt; &quot;&quot;; IF([.I1161] + 1 &lt;= [.$D$5] - 2; [.I11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2] &lt;&gt; &quot;&quot;; IF([.I1162] + 1 &lt;= [.$D$5] - 2; [.I11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3] &lt;&gt; &quot;&quot;; IF([.I1163] + 1 &lt;= [.$D$5] - 2; [.I11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4] &lt;&gt; &quot;&quot;; IF([.I1164] + 1 &lt;= [.$D$5] - 2; [.I11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5] &lt;&gt; &quot;&quot;; IF([.I1165] + 1 &lt;= [.$D$5] - 2; [.I11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6] &lt;&gt; &quot;&quot;; IF([.I1166] + 1 &lt;= [.$D$5] - 2; [.I11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7] &lt;&gt; &quot;&quot;; IF([.I1167] + 1 &lt;= [.$D$5] - 2; [.I11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8] &lt;&gt; &quot;&quot;; IF([.I1168] + 1 &lt;= [.$D$5] - 2; [.I11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9] &lt;&gt; &quot;&quot;; IF([.I1169] + 1 &lt;= [.$D$5] - 2; [.I11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0] &lt;&gt; &quot;&quot;; IF([.I1170] + 1 &lt;= [.$D$5] - 2; [.I11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1] &lt;&gt; &quot;&quot;; IF([.I1171] + 1 &lt;= [.$D$5] - 2; [.I11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2] &lt;&gt; &quot;&quot;; IF([.I1172] + 1 &lt;= [.$D$5] - 2; [.I11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3] &lt;&gt; &quot;&quot;; IF([.I1173] + 1 &lt;= [.$D$5] - 2; [.I11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4] &lt;&gt; &quot;&quot;; IF([.I1174] + 1 &lt;= [.$D$5] - 2; [.I11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5] &lt;&gt; &quot;&quot;; IF([.I1175] + 1 &lt;= [.$D$5] - 2; [.I11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6] &lt;&gt; &quot;&quot;; IF([.I1176] + 1 &lt;= [.$D$5] - 2; [.I11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7] &lt;&gt; &quot;&quot;; IF([.I1177] + 1 &lt;= [.$D$5] - 2; [.I11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8] &lt;&gt; &quot;&quot;; IF([.I1178] + 1 &lt;= [.$D$5] - 2; [.I11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9] &lt;&gt; &quot;&quot;; IF([.I1179] + 1 &lt;= [.$D$5] - 2; [.I11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0] &lt;&gt; &quot;&quot;; IF([.I1180] + 1 &lt;= [.$D$5] - 2; [.I11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1] &lt;&gt; &quot;&quot;; IF([.I1181] + 1 &lt;= [.$D$5] - 2; [.I11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2] &lt;&gt; &quot;&quot;; IF([.I1182] + 1 &lt;= [.$D$5] - 2; [.I11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3] &lt;&gt; &quot;&quot;; IF([.I1183] + 1 &lt;= [.$D$5] - 2; [.I11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4] &lt;&gt; &quot;&quot;; IF([.I1184] + 1 &lt;= [.$D$5] - 2; [.I11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5] &lt;&gt; &quot;&quot;; IF([.I1185] + 1 &lt;= [.$D$5] - 2; [.I11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6] &lt;&gt; &quot;&quot;; IF([.I1186] + 1 &lt;= [.$D$5] - 2; [.I11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7] &lt;&gt; &quot;&quot;; IF([.I1187] + 1 &lt;= [.$D$5] - 2; [.I11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8] &lt;&gt; &quot;&quot;; IF([.I1188] + 1 &lt;= [.$D$5] - 2; [.I11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9] &lt;&gt; &quot;&quot;; IF([.I1189] + 1 &lt;= [.$D$5] - 2; [.I11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0] &lt;&gt; &quot;&quot;; IF([.I1190] + 1 &lt;= [.$D$5] - 2; [.I11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1] &lt;&gt; &quot;&quot;; IF([.I1191] + 1 &lt;= [.$D$5] - 2; [.I11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2] &lt;&gt; &quot;&quot;; IF([.I1192] + 1 &lt;= [.$D$5] - 2; [.I11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3] &lt;&gt; &quot;&quot;; IF([.I1193] + 1 &lt;= [.$D$5] - 2; [.I11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4] &lt;&gt; &quot;&quot;; IF([.I1194] + 1 &lt;= [.$D$5] - 2; [.I11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5] &lt;&gt; &quot;&quot;; IF([.I1195] + 1 &lt;= [.$D$5] - 2; [.I11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6] &lt;&gt; &quot;&quot;; IF([.I1196] + 1 &lt;= [.$D$5] - 2; [.I11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7] &lt;&gt; &quot;&quot;; IF([.I1197] + 1 &lt;= [.$D$5] - 2; [.I11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8] &lt;&gt; &quot;&quot;; IF([.I1198] + 1 &lt;= [.$D$5] - 2; [.I11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9] &lt;&gt; &quot;&quot;; IF([.I1199] + 1 &lt;= [.$D$5] - 2; [.I11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0] &lt;&gt; &quot;&quot;; IF([.I1200] + 1 &lt;= [.$D$5] - 2; [.I12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1] &lt;&gt; &quot;&quot;; IF([.I1201] + 1 &lt;= [.$D$5] - 2; [.I12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2] &lt;&gt; &quot;&quot;; IF([.I1202] + 1 &lt;= [.$D$5] - 2; [.I12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3] &lt;&gt; &quot;&quot;; IF([.I1203] + 1 &lt;= [.$D$5] - 2; [.I12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4] &lt;&gt; &quot;&quot;; IF([.I1204] + 1 &lt;= [.$D$5] - 2; [.I12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5] &lt;&gt; &quot;&quot;; IF([.I1205] + 1 &lt;= [.$D$5] - 2; [.I12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6] &lt;&gt; &quot;&quot;; IF([.I1206] + 1 &lt;= [.$D$5] - 2; [.I12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7] &lt;&gt; &quot;&quot;; IF([.I1207] + 1 &lt;= [.$D$5] - 2; [.I12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8] &lt;&gt; &quot;&quot;; IF([.I1208] + 1 &lt;= [.$D$5] - 2; [.I12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9] &lt;&gt; &quot;&quot;; IF([.I1209] + 1 &lt;= [.$D$5] - 2; [.I12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0] &lt;&gt; &quot;&quot;; IF([.I1210] + 1 &lt;= [.$D$5] - 2; [.I12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1] &lt;&gt; &quot;&quot;; IF([.I1211] + 1 &lt;= [.$D$5] - 2; [.I12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2] &lt;&gt; &quot;&quot;; IF([.I1212] + 1 &lt;= [.$D$5] - 2; [.I12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3] &lt;&gt; &quot;&quot;; IF([.I1213] + 1 &lt;= [.$D$5] - 2; [.I12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4] &lt;&gt; &quot;&quot;; IF([.I1214] + 1 &lt;= [.$D$5] - 2; [.I12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5] &lt;&gt; &quot;&quot;; IF([.I1215] + 1 &lt;= [.$D$5] - 2; [.I12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6] &lt;&gt; &quot;&quot;; IF([.I1216] + 1 &lt;= [.$D$5] - 2; [.I12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7] &lt;&gt; &quot;&quot;; IF([.I1217] + 1 &lt;= [.$D$5] - 2; [.I12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8] &lt;&gt; &quot;&quot;; IF([.I1218] + 1 &lt;= [.$D$5] - 2; [.I12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9] &lt;&gt; &quot;&quot;; IF([.I1219] + 1 &lt;= [.$D$5] - 2; [.I12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0] &lt;&gt; &quot;&quot;; IF([.I1220] + 1 &lt;= [.$D$5] - 2; [.I12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1] &lt;&gt; &quot;&quot;; IF([.I1221] + 1 &lt;= [.$D$5] - 2; [.I12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2] &lt;&gt; &quot;&quot;; IF([.I1222] + 1 &lt;= [.$D$5] - 2; [.I12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3] &lt;&gt; &quot;&quot;; IF([.I1223] + 1 &lt;= [.$D$5] - 2; [.I12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4] &lt;&gt; &quot;&quot;; IF([.I1224] + 1 &lt;= [.$D$5] - 2; [.I12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5] &lt;&gt; &quot;&quot;; IF([.I1225] + 1 &lt;= [.$D$5] - 2; [.I12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6] &lt;&gt; &quot;&quot;; IF([.I1226] + 1 &lt;= [.$D$5] - 2; [.I12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7] &lt;&gt; &quot;&quot;; IF([.I1227] + 1 &lt;= [.$D$5] - 2; [.I12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8] &lt;&gt; &quot;&quot;; IF([.I1228] + 1 &lt;= [.$D$5] - 2; [.I12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9] &lt;&gt; &quot;&quot;; IF([.I1229] + 1 &lt;= [.$D$5] - 2; [.I12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0] &lt;&gt; &quot;&quot;; IF([.I1230] + 1 &lt;= [.$D$5] - 2; [.I12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1] &lt;&gt; &quot;&quot;; IF([.I1231] + 1 &lt;= [.$D$5] - 2; [.I12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2] &lt;&gt; &quot;&quot;; IF([.I1232] + 1 &lt;= [.$D$5] - 2; [.I12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3] &lt;&gt; &quot;&quot;; IF([.I1233] + 1 &lt;= [.$D$5] - 2; [.I12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4] &lt;&gt; &quot;&quot;; IF([.I1234] + 1 &lt;= [.$D$5] - 2; [.I12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5] &lt;&gt; &quot;&quot;; IF([.I1235] + 1 &lt;= [.$D$5] - 2; [.I12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6] &lt;&gt; &quot;&quot;; IF([.I1236] + 1 &lt;= [.$D$5] - 2; [.I12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7] &lt;&gt; &quot;&quot;; IF([.I1237] + 1 &lt;= [.$D$5] - 2; [.I12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8] &lt;&gt; &quot;&quot;; IF([.I1238] + 1 &lt;= [.$D$5] - 2; [.I12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9] &lt;&gt; &quot;&quot;; IF([.I1239] + 1 &lt;= [.$D$5] - 2; [.I12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0] &lt;&gt; &quot;&quot;; IF([.I1240] + 1 &lt;= [.$D$5] - 2; [.I12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1] &lt;&gt; &quot;&quot;; IF([.I1241] + 1 &lt;= [.$D$5] - 2; [.I12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2] &lt;&gt; &quot;&quot;; IF([.I1242] + 1 &lt;= [.$D$5] - 2; [.I12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3] &lt;&gt; &quot;&quot;; IF([.I1243] + 1 &lt;= [.$D$5] - 2; [.I12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4] &lt;&gt; &quot;&quot;; IF([.I1244] + 1 &lt;= [.$D$5] - 2; [.I12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5] &lt;&gt; &quot;&quot;; IF([.I1245] + 1 &lt;= [.$D$5] - 2; [.I12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6] &lt;&gt; &quot;&quot;; IF([.I1246] + 1 &lt;= [.$D$5] - 2; [.I12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7] &lt;&gt; &quot;&quot;; IF([.I1247] + 1 &lt;= [.$D$5] - 2; [.I12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8] &lt;&gt; &quot;&quot;; IF([.I1248] + 1 &lt;= [.$D$5] - 2; [.I12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9] &lt;&gt; &quot;&quot;; IF([.I1249] + 1 &lt;= [.$D$5] - 2; [.I12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0] &lt;&gt; &quot;&quot;; IF([.I1250] + 1 &lt;= [.$D$5] - 2; [.I12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1] &lt;&gt; &quot;&quot;; IF([.I1251] + 1 &lt;= [.$D$5] - 2; [.I12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2] &lt;&gt; &quot;&quot;; IF([.I1252] + 1 &lt;= [.$D$5] - 2; [.I12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3] &lt;&gt; &quot;&quot;; IF([.I1253] + 1 &lt;= [.$D$5] - 2; [.I12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4] &lt;&gt; &quot;&quot;; IF([.I1254] + 1 &lt;= [.$D$5] - 2; [.I12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5] &lt;&gt; &quot;&quot;; IF([.I1255] + 1 &lt;= [.$D$5] - 2; [.I12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6] &lt;&gt; &quot;&quot;; IF([.I1256] + 1 &lt;= [.$D$5] - 2; [.I12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7] &lt;&gt; &quot;&quot;; IF([.I1257] + 1 &lt;= [.$D$5] - 2; [.I12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8] &lt;&gt; &quot;&quot;; IF([.I1258] + 1 &lt;= [.$D$5] - 2; [.I12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9] &lt;&gt; &quot;&quot;; IF([.I1259] + 1 &lt;= [.$D$5] - 2; [.I12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0] &lt;&gt; &quot;&quot;; IF([.I1260] + 1 &lt;= [.$D$5] - 2; [.I12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1] &lt;&gt; &quot;&quot;; IF([.I1261] + 1 &lt;= [.$D$5] - 2; [.I12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2] &lt;&gt; &quot;&quot;; IF([.I1262] + 1 &lt;= [.$D$5] - 2; [.I12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3] &lt;&gt; &quot;&quot;; IF([.I1263] + 1 &lt;= [.$D$5] - 2; [.I12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4] &lt;&gt; &quot;&quot;; IF([.I1264] + 1 &lt;= [.$D$5] - 2; [.I12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5] &lt;&gt; &quot;&quot;; IF([.I1265] + 1 &lt;= [.$D$5] - 2; [.I12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6] &lt;&gt; &quot;&quot;; IF([.I1266] + 1 &lt;= [.$D$5] - 2; [.I12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7] &lt;&gt; &quot;&quot;; IF([.I1267] + 1 &lt;= [.$D$5] - 2; [.I12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8] &lt;&gt; &quot;&quot;; IF([.I1268] + 1 &lt;= [.$D$5] - 2; [.I12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9] &lt;&gt; &quot;&quot;; IF([.I1269] + 1 &lt;= [.$D$5] - 2; [.I12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0] &lt;&gt; &quot;&quot;; IF([.I1270] + 1 &lt;= [.$D$5] - 2; [.I12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1] &lt;&gt; &quot;&quot;; IF([.I1271] + 1 &lt;= [.$D$5] - 2; [.I12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2] &lt;&gt; &quot;&quot;; IF([.I1272] + 1 &lt;= [.$D$5] - 2; [.I12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3] &lt;&gt; &quot;&quot;; IF([.I1273] + 1 &lt;= [.$D$5] - 2; [.I12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4] &lt;&gt; &quot;&quot;; IF([.I1274] + 1 &lt;= [.$D$5] - 2; [.I12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5] &lt;&gt; &quot;&quot;; IF([.I1275] + 1 &lt;= [.$D$5] - 2; [.I12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6] &lt;&gt; &quot;&quot;; IF([.I1276] + 1 &lt;= [.$D$5] - 2; [.I12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7] &lt;&gt; &quot;&quot;; IF([.I1277] + 1 &lt;= [.$D$5] - 2; [.I12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8] &lt;&gt; &quot;&quot;; IF([.I1278] + 1 &lt;= [.$D$5] - 2; [.I12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9] &lt;&gt; &quot;&quot;; IF([.I1279] + 1 &lt;= [.$D$5] - 2; [.I12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0] &lt;&gt; &quot;&quot;; IF([.I1280] + 1 &lt;= [.$D$5] - 2; [.I12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1] &lt;&gt; &quot;&quot;; IF([.I1281] + 1 &lt;= [.$D$5] - 2; [.I12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2] &lt;&gt; &quot;&quot;; IF([.I1282] + 1 &lt;= [.$D$5] - 2; [.I12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3] &lt;&gt; &quot;&quot;; IF([.I1283] + 1 &lt;= [.$D$5] - 2; [.I12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4] &lt;&gt; &quot;&quot;; IF([.I1284] + 1 &lt;= [.$D$5] - 2; [.I12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5] &lt;&gt; &quot;&quot;; IF([.I1285] + 1 &lt;= [.$D$5] - 2; [.I12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6] &lt;&gt; &quot;&quot;; IF([.I1286] + 1 &lt;= [.$D$5] - 2; [.I12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7] &lt;&gt; &quot;&quot;; IF([.I1287] + 1 &lt;= [.$D$5] - 2; [.I12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8] &lt;&gt; &quot;&quot;; IF([.I1288] + 1 &lt;= [.$D$5] - 2; [.I12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9] &lt;&gt; &quot;&quot;; IF([.I1289] + 1 &lt;= [.$D$5] - 2; [.I12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0] &lt;&gt; &quot;&quot;; IF([.I1290] + 1 &lt;= [.$D$5] - 2; [.I12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1] &lt;&gt; &quot;&quot;; IF([.I1291] + 1 &lt;= [.$D$5] - 2; [.I12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2] &lt;&gt; &quot;&quot;; IF([.I1292] + 1 &lt;= [.$D$5] - 2; [.I12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3] &lt;&gt; &quot;&quot;; IF([.I1293] + 1 &lt;= [.$D$5] - 2; [.I12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4] &lt;&gt; &quot;&quot;; IF([.I1294] + 1 &lt;= [.$D$5] - 2; [.I12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5] &lt;&gt; &quot;&quot;; IF([.I1295] + 1 &lt;= [.$D$5] - 2; [.I12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6] &lt;&gt; &quot;&quot;; IF([.I1296] + 1 &lt;= [.$D$5] - 2; [.I12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7] &lt;&gt; &quot;&quot;; IF([.I1297] + 1 &lt;= [.$D$5] - 2; [.I12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8] &lt;&gt; &quot;&quot;; IF([.I1298] + 1 &lt;= [.$D$5] - 2; [.I12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9] &lt;&gt; &quot;&quot;; IF([.I1299] + 1 &lt;= [.$D$5] - 2; [.I12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0] &lt;&gt; &quot;&quot;; IF([.I1300] + 1 &lt;= [.$D$5] - 2; [.I13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1] &lt;&gt; &quot;&quot;; IF([.I1301] + 1 &lt;= [.$D$5] - 2; [.I13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2] &lt;&gt; &quot;&quot;; IF([.I1302] + 1 &lt;= [.$D$5] - 2; [.I13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3] &lt;&gt; &quot;&quot;; IF([.I1303] + 1 &lt;= [.$D$5] - 2; [.I13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4] &lt;&gt; &quot;&quot;; IF([.I1304] + 1 &lt;= [.$D$5] - 2; [.I13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5] &lt;&gt; &quot;&quot;; IF([.I1305] + 1 &lt;= [.$D$5] - 2; [.I13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6] &lt;&gt; &quot;&quot;; IF([.I1306] + 1 &lt;= [.$D$5] - 2; [.I13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7] &lt;&gt; &quot;&quot;; IF([.I1307] + 1 &lt;= [.$D$5] - 2; [.I13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8] &lt;&gt; &quot;&quot;; IF([.I1308] + 1 &lt;= [.$D$5] - 2; [.I13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9] &lt;&gt; &quot;&quot;; IF([.I1309] + 1 &lt;= [.$D$5] - 2; [.I13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0] &lt;&gt; &quot;&quot;; IF([.I1310] + 1 &lt;= [.$D$5] - 2; [.I13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1] &lt;&gt; &quot;&quot;; IF([.I1311] + 1 &lt;= [.$D$5] - 2; [.I13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2] &lt;&gt; &quot;&quot;; IF([.I1312] + 1 &lt;= [.$D$5] - 2; [.I13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3] &lt;&gt; &quot;&quot;; IF([.I1313] + 1 &lt;= [.$D$5] - 2; [.I13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4] &lt;&gt; &quot;&quot;; IF([.I1314] + 1 &lt;= [.$D$5] - 2; [.I13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5] &lt;&gt; &quot;&quot;; IF([.I1315] + 1 &lt;= [.$D$5] - 2; [.I13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6] &lt;&gt; &quot;&quot;; IF([.I1316] + 1 &lt;= [.$D$5] - 2; [.I13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7] &lt;&gt; &quot;&quot;; IF([.I1317] + 1 &lt;= [.$D$5] - 2; [.I13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8] &lt;&gt; &quot;&quot;; IF([.I1318] + 1 &lt;= [.$D$5] - 2; [.I13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9] &lt;&gt; &quot;&quot;; IF([.I1319] + 1 &lt;= [.$D$5] - 2; [.I13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0] &lt;&gt; &quot;&quot;; IF([.I1320] + 1 &lt;= [.$D$5] - 2; [.I13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1] &lt;&gt; &quot;&quot;; IF([.I1321] + 1 &lt;= [.$D$5] - 2; [.I13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2] &lt;&gt; &quot;&quot;; IF([.I1322] + 1 &lt;= [.$D$5] - 2; [.I13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3] &lt;&gt; &quot;&quot;; IF([.I1323] + 1 &lt;= [.$D$5] - 2; [.I13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4] &lt;&gt; &quot;&quot;; IF([.I1324] + 1 &lt;= [.$D$5] - 2; [.I13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5] &lt;&gt; &quot;&quot;; IF([.I1325] + 1 &lt;= [.$D$5] - 2; [.I13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6] &lt;&gt; &quot;&quot;; IF([.I1326] + 1 &lt;= [.$D$5] - 2; [.I13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7] &lt;&gt; &quot;&quot;; IF([.I1327] + 1 &lt;= [.$D$5] - 2; [.I13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8] &lt;&gt; &quot;&quot;; IF([.I1328] + 1 &lt;= [.$D$5] - 2; [.I13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9] &lt;&gt; &quot;&quot;; IF([.I1329] + 1 &lt;= [.$D$5] - 2; [.I13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0] &lt;&gt; &quot;&quot;; IF([.I1330] + 1 &lt;= [.$D$5] - 2; [.I13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1] &lt;&gt; &quot;&quot;; IF([.I1331] + 1 &lt;= [.$D$5] - 2; [.I13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2] &lt;&gt; &quot;&quot;; IF([.I1332] + 1 &lt;= [.$D$5] - 2; [.I13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3] &lt;&gt; &quot;&quot;; IF([.I1333] + 1 &lt;= [.$D$5] - 2; [.I13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4] &lt;&gt; &quot;&quot;; IF([.I1334] + 1 &lt;= [.$D$5] - 2; [.I13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5] &lt;&gt; &quot;&quot;; IF([.I1335] + 1 &lt;= [.$D$5] - 2; [.I13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6] &lt;&gt; &quot;&quot;; IF([.I1336] + 1 &lt;= [.$D$5] - 2; [.I13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7] &lt;&gt; &quot;&quot;; IF([.I1337] + 1 &lt;= [.$D$5] - 2; [.I13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8] &lt;&gt; &quot;&quot;; IF([.I1338] + 1 &lt;= [.$D$5] - 2; [.I13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9] &lt;&gt; &quot;&quot;; IF([.I1339] + 1 &lt;= [.$D$5] - 2; [.I13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0] &lt;&gt; &quot;&quot;; IF([.I1340] + 1 &lt;= [.$D$5] - 2; [.I13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1] &lt;&gt; &quot;&quot;; IF([.I1341] + 1 &lt;= [.$D$5] - 2; [.I13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2] &lt;&gt; &quot;&quot;; IF([.I1342] + 1 &lt;= [.$D$5] - 2; [.I13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3] &lt;&gt; &quot;&quot;; IF([.I1343] + 1 &lt;= [.$D$5] - 2; [.I13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4] &lt;&gt; &quot;&quot;; IF([.I1344] + 1 &lt;= [.$D$5] - 2; [.I13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5] &lt;&gt; &quot;&quot;; IF([.I1345] + 1 &lt;= [.$D$5] - 2; [.I13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6] &lt;&gt; &quot;&quot;; IF([.I1346] + 1 &lt;= [.$D$5] - 2; [.I13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7] &lt;&gt; &quot;&quot;; IF([.I1347] + 1 &lt;= [.$D$5] - 2; [.I13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8] &lt;&gt; &quot;&quot;; IF([.I1348] + 1 &lt;= [.$D$5] - 2; [.I13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9] &lt;&gt; &quot;&quot;; IF([.I1349] + 1 &lt;= [.$D$5] - 2; [.I13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0] &lt;&gt; &quot;&quot;; IF([.I1350] + 1 &lt;= [.$D$5] - 2; [.I13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1] &lt;&gt; &quot;&quot;; IF([.I1351] + 1 &lt;= [.$D$5] - 2; [.I13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2] &lt;&gt; &quot;&quot;; IF([.I1352] + 1 &lt;= [.$D$5] - 2; [.I13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3] &lt;&gt; &quot;&quot;; IF([.I1353] + 1 &lt;= [.$D$5] - 2; [.I13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4] &lt;&gt; &quot;&quot;; IF([.I1354] + 1 &lt;= [.$D$5] - 2; [.I13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5] &lt;&gt; &quot;&quot;; IF([.I1355] + 1 &lt;= [.$D$5] - 2; [.I13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6] &lt;&gt; &quot;&quot;; IF([.I1356] + 1 &lt;= [.$D$5] - 2; [.I13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7] &lt;&gt; &quot;&quot;; IF([.I1357] + 1 &lt;= [.$D$5] - 2; [.I13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8] &lt;&gt; &quot;&quot;; IF([.I1358] + 1 &lt;= [.$D$5] - 2; [.I13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9] &lt;&gt; &quot;&quot;; IF([.I1359] + 1 &lt;= [.$D$5] - 2; [.I13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0] &lt;&gt; &quot;&quot;; IF([.I1360] + 1 &lt;= [.$D$5] - 2; [.I13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1] &lt;&gt; &quot;&quot;; IF([.I1361] + 1 &lt;= [.$D$5] - 2; [.I13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2] &lt;&gt; &quot;&quot;; IF([.I1362] + 1 &lt;= [.$D$5] - 2; [.I13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3] &lt;&gt; &quot;&quot;; IF([.I1363] + 1 &lt;= [.$D$5] - 2; [.I13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4] &lt;&gt; &quot;&quot;; IF([.I1364] + 1 &lt;= [.$D$5] - 2; [.I13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5] &lt;&gt; &quot;&quot;; IF([.I1365] + 1 &lt;= [.$D$5] - 2; [.I13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6] &lt;&gt; &quot;&quot;; IF([.I1366] + 1 &lt;= [.$D$5] - 2; [.I13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7] &lt;&gt; &quot;&quot;; IF([.I1367] + 1 &lt;= [.$D$5] - 2; [.I13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8] &lt;&gt; &quot;&quot;; IF([.I1368] + 1 &lt;= [.$D$5] - 2; [.I13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9] &lt;&gt; &quot;&quot;; IF([.I1369] + 1 &lt;= [.$D$5] - 2; [.I13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0] &lt;&gt; &quot;&quot;; IF([.I1370] + 1 &lt;= [.$D$5] - 2; [.I13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1] &lt;&gt; &quot;&quot;; IF([.I1371] + 1 &lt;= [.$D$5] - 2; [.I13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2] &lt;&gt; &quot;&quot;; IF([.I1372] + 1 &lt;= [.$D$5] - 2; [.I13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3] &lt;&gt; &quot;&quot;; IF([.I1373] + 1 &lt;= [.$D$5] - 2; [.I13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4] &lt;&gt; &quot;&quot;; IF([.I1374] + 1 &lt;= [.$D$5] - 2; [.I13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5] &lt;&gt; &quot;&quot;; IF([.I1375] + 1 &lt;= [.$D$5] - 2; [.I13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6] &lt;&gt; &quot;&quot;; IF([.I1376] + 1 &lt;= [.$D$5] - 2; [.I13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7] &lt;&gt; &quot;&quot;; IF([.I1377] + 1 &lt;= [.$D$5] - 2; [.I13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8] &lt;&gt; &quot;&quot;; IF([.I1378] + 1 &lt;= [.$D$5] - 2; [.I13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9] &lt;&gt; &quot;&quot;; IF([.I1379] + 1 &lt;= [.$D$5] - 2; [.I13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0] &lt;&gt; &quot;&quot;; IF([.I1380] + 1 &lt;= [.$D$5] - 2; [.I13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1] &lt;&gt; &quot;&quot;; IF([.I1381] + 1 &lt;= [.$D$5] - 2; [.I13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2] &lt;&gt; &quot;&quot;; IF([.I1382] + 1 &lt;= [.$D$5] - 2; [.I13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3] &lt;&gt; &quot;&quot;; IF([.I1383] + 1 &lt;= [.$D$5] - 2; [.I13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4] &lt;&gt; &quot;&quot;; IF([.I1384] + 1 &lt;= [.$D$5] - 2; [.I13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5] &lt;&gt; &quot;&quot;; IF([.I1385] + 1 &lt;= [.$D$5] - 2; [.I13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6] &lt;&gt; &quot;&quot;; IF([.I1386] + 1 &lt;= [.$D$5] - 2; [.I13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7] &lt;&gt; &quot;&quot;; IF([.I1387] + 1 &lt;= [.$D$5] - 2; [.I13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8] &lt;&gt; &quot;&quot;; IF([.I1388] + 1 &lt;= [.$D$5] - 2; [.I13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9] &lt;&gt; &quot;&quot;; IF([.I1389] + 1 &lt;= [.$D$5] - 2; [.I13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0] &lt;&gt; &quot;&quot;; IF([.I1390] + 1 &lt;= [.$D$5] - 2; [.I13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1] &lt;&gt; &quot;&quot;; IF([.I1391] + 1 &lt;= [.$D$5] - 2; [.I13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2] &lt;&gt; &quot;&quot;; IF([.I1392] + 1 &lt;= [.$D$5] - 2; [.I13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3] &lt;&gt; &quot;&quot;; IF([.I1393] + 1 &lt;= [.$D$5] - 2; [.I13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4] &lt;&gt; &quot;&quot;; IF([.I1394] + 1 &lt;= [.$D$5] - 2; [.I13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5] &lt;&gt; &quot;&quot;; IF([.I1395] + 1 &lt;= [.$D$5] - 2; [.I13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6] &lt;&gt; &quot;&quot;; IF([.I1396] + 1 &lt;= [.$D$5] - 2; [.I13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7] &lt;&gt; &quot;&quot;; IF([.I1397] + 1 &lt;= [.$D$5] - 2; [.I13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8] &lt;&gt; &quot;&quot;; IF([.I1398] + 1 &lt;= [.$D$5] - 2; [.I13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9] &lt;&gt; &quot;&quot;; IF([.I1399] + 1 &lt;= [.$D$5] - 2; [.I13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0] &lt;&gt; &quot;&quot;; IF([.I1400] + 1 &lt;= [.$D$5] - 2; [.I14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1] &lt;&gt; &quot;&quot;; IF([.I1401] + 1 &lt;= [.$D$5] - 2; [.I14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2] &lt;&gt; &quot;&quot;; IF([.I1402] + 1 &lt;= [.$D$5] - 2; [.I14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3] &lt;&gt; &quot;&quot;; IF([.I1403] + 1 &lt;= [.$D$5] - 2; [.I14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4] &lt;&gt; &quot;&quot;; IF([.I1404] + 1 &lt;= [.$D$5] - 2; [.I14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5] &lt;&gt; &quot;&quot;; IF([.I1405] + 1 &lt;= [.$D$5] - 2; [.I14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6] &lt;&gt; &quot;&quot;; IF([.I1406] + 1 &lt;= [.$D$5] - 2; [.I14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7] &lt;&gt; &quot;&quot;; IF([.I1407] + 1 &lt;= [.$D$5] - 2; [.I14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8] &lt;&gt; &quot;&quot;; IF([.I1408] + 1 &lt;= [.$D$5] - 2; [.I14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9] &lt;&gt; &quot;&quot;; IF([.I1409] + 1 &lt;= [.$D$5] - 2; [.I14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0] &lt;&gt; &quot;&quot;; IF([.I1410] + 1 &lt;= [.$D$5] - 2; [.I14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1] &lt;&gt; &quot;&quot;; IF([.I1411] + 1 &lt;= [.$D$5] - 2; [.I14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2] &lt;&gt; &quot;&quot;; IF([.I1412] + 1 &lt;= [.$D$5] - 2; [.I14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3] &lt;&gt; &quot;&quot;; IF([.I1413] + 1 &lt;= [.$D$5] - 2; [.I14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4] &lt;&gt; &quot;&quot;; IF([.I1414] + 1 &lt;= [.$D$5] - 2; [.I14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5] &lt;&gt; &quot;&quot;; IF([.I1415] + 1 &lt;= [.$D$5] - 2; [.I14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6] &lt;&gt; &quot;&quot;; IF([.I1416] + 1 &lt;= [.$D$5] - 2; [.I14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7] &lt;&gt; &quot;&quot;; IF([.I1417] + 1 &lt;= [.$D$5] - 2; [.I14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8] &lt;&gt; &quot;&quot;; IF([.I1418] + 1 &lt;= [.$D$5] - 2; [.I14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9] &lt;&gt; &quot;&quot;; IF([.I1419] + 1 &lt;= [.$D$5] - 2; [.I14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0] &lt;&gt; &quot;&quot;; IF([.I1420] + 1 &lt;= [.$D$5] - 2; [.I14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1] &lt;&gt; &quot;&quot;; IF([.I1421] + 1 &lt;= [.$D$5] - 2; [.I14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2] &lt;&gt; &quot;&quot;; IF([.I1422] + 1 &lt;= [.$D$5] - 2; [.I14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3] &lt;&gt; &quot;&quot;; IF([.I1423] + 1 &lt;= [.$D$5] - 2; [.I14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4] &lt;&gt; &quot;&quot;; IF([.I1424] + 1 &lt;= [.$D$5] - 2; [.I14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5] &lt;&gt; &quot;&quot;; IF([.I1425] + 1 &lt;= [.$D$5] - 2; [.I14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6] &lt;&gt; &quot;&quot;; IF([.I1426] + 1 &lt;= [.$D$5] - 2; [.I14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7] &lt;&gt; &quot;&quot;; IF([.I1427] + 1 &lt;= [.$D$5] - 2; [.I14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8] &lt;&gt; &quot;&quot;; IF([.I1428] + 1 &lt;= [.$D$5] - 2; [.I14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9] &lt;&gt; &quot;&quot;; IF([.I1429] + 1 &lt;= [.$D$5] - 2; [.I14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0] &lt;&gt; &quot;&quot;; IF([.I1430] + 1 &lt;= [.$D$5] - 2; [.I14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1] &lt;&gt; &quot;&quot;; IF([.I1431] + 1 &lt;= [.$D$5] - 2; [.I14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2] &lt;&gt; &quot;&quot;; IF([.I1432] + 1 &lt;= [.$D$5] - 2; [.I14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3] &lt;&gt; &quot;&quot;; IF([.I1433] + 1 &lt;= [.$D$5] - 2; [.I14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4] &lt;&gt; &quot;&quot;; IF([.I1434] + 1 &lt;= [.$D$5] - 2; [.I14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5] &lt;&gt; &quot;&quot;; IF([.I1435] + 1 &lt;= [.$D$5] - 2; [.I14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6] &lt;&gt; &quot;&quot;; IF([.I1436] + 1 &lt;= [.$D$5] - 2; [.I14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7] &lt;&gt; &quot;&quot;; IF([.I1437] + 1 &lt;= [.$D$5] - 2; [.I14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8] &lt;&gt; &quot;&quot;; IF([.I1438] + 1 &lt;= [.$D$5] - 2; [.I14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9] &lt;&gt; &quot;&quot;; IF([.I1439] + 1 &lt;= [.$D$5] - 2; [.I14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0] &lt;&gt; &quot;&quot;; IF([.I1440] + 1 &lt;= [.$D$5] - 2; [.I14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1] &lt;&gt; &quot;&quot;; IF([.I1441] + 1 &lt;= [.$D$5] - 2; [.I14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2] &lt;&gt; &quot;&quot;; IF([.I1442] + 1 &lt;= [.$D$5] - 2; [.I14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3] &lt;&gt; &quot;&quot;; IF([.I1443] + 1 &lt;= [.$D$5] - 2; [.I14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4] &lt;&gt; &quot;&quot;; IF([.I1444] + 1 &lt;= [.$D$5] - 2; [.I14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5] &lt;&gt; &quot;&quot;; IF([.I1445] + 1 &lt;= [.$D$5] - 2; [.I14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6] &lt;&gt; &quot;&quot;; IF([.I1446] + 1 &lt;= [.$D$5] - 2; [.I14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7] &lt;&gt; &quot;&quot;; IF([.I1447] + 1 &lt;= [.$D$5] - 2; [.I14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8] &lt;&gt; &quot;&quot;; IF([.I1448] + 1 &lt;= [.$D$5] - 2; [.I14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9] &lt;&gt; &quot;&quot;; IF([.I1449] + 1 &lt;= [.$D$5] - 2; [.I14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0] &lt;&gt; &quot;&quot;; IF([.I1450] + 1 &lt;= [.$D$5] - 2; [.I14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1] &lt;&gt; &quot;&quot;; IF([.I1451] + 1 &lt;= [.$D$5] - 2; [.I14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2] &lt;&gt; &quot;&quot;; IF([.I1452] + 1 &lt;= [.$D$5] - 2; [.I14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3] &lt;&gt; &quot;&quot;; IF([.I1453] + 1 &lt;= [.$D$5] - 2; [.I14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4] &lt;&gt; &quot;&quot;; IF([.I1454] + 1 &lt;= [.$D$5] - 2; [.I14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5] &lt;&gt; &quot;&quot;; IF([.I1455] + 1 &lt;= [.$D$5] - 2; [.I14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6] &lt;&gt; &quot;&quot;; IF([.I1456] + 1 &lt;= [.$D$5] - 2; [.I14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7] &lt;&gt; &quot;&quot;; IF([.I1457] + 1 &lt;= [.$D$5] - 2; [.I14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8] &lt;&gt; &quot;&quot;; IF([.I1458] + 1 &lt;= [.$D$5] - 2; [.I14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9] &lt;&gt; &quot;&quot;; IF([.I1459] + 1 &lt;= [.$D$5] - 2; [.I14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0] &lt;&gt; &quot;&quot;; IF([.I1460] + 1 &lt;= [.$D$5] - 2; [.I14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1] &lt;&gt; &quot;&quot;; IF([.I1461] + 1 &lt;= [.$D$5] - 2; [.I14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2] &lt;&gt; &quot;&quot;; IF([.I1462] + 1 &lt;= [.$D$5] - 2; [.I14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3] &lt;&gt; &quot;&quot;; IF([.I1463] + 1 &lt;= [.$D$5] - 2; [.I14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4] &lt;&gt; &quot;&quot;; IF([.I1464] + 1 &lt;= [.$D$5] - 2; [.I14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5] &lt;&gt; &quot;&quot;; IF([.I1465] + 1 &lt;= [.$D$5] - 2; [.I14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6] &lt;&gt; &quot;&quot;; IF([.I1466] + 1 &lt;= [.$D$5] - 2; [.I14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7] &lt;&gt; &quot;&quot;; IF([.I1467] + 1 &lt;= [.$D$5] - 2; [.I14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8] &lt;&gt; &quot;&quot;; IF([.I1468] + 1 &lt;= [.$D$5] - 2; [.I14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9] &lt;&gt; &quot;&quot;; IF([.I1469] + 1 &lt;= [.$D$5] - 2; [.I14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0] &lt;&gt; &quot;&quot;; IF([.I1470] + 1 &lt;= [.$D$5] - 2; [.I14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1] &lt;&gt; &quot;&quot;; IF([.I1471] + 1 &lt;= [.$D$5] - 2; [.I14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2] &lt;&gt; &quot;&quot;; IF([.I1472] + 1 &lt;= [.$D$5] - 2; [.I14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3] &lt;&gt; &quot;&quot;; IF([.I1473] + 1 &lt;= [.$D$5] - 2; [.I14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4] &lt;&gt; &quot;&quot;; IF([.I1474] + 1 &lt;= [.$D$5] - 2; [.I14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5] &lt;&gt; &quot;&quot;; IF([.I1475] + 1 &lt;= [.$D$5] - 2; [.I14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6] &lt;&gt; &quot;&quot;; IF([.I1476] + 1 &lt;= [.$D$5] - 2; [.I14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7] &lt;&gt; &quot;&quot;; IF([.I1477] + 1 &lt;= [.$D$5] - 2; [.I14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8] &lt;&gt; &quot;&quot;; IF([.I1478] + 1 &lt;= [.$D$5] - 2; [.I14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9] &lt;&gt; &quot;&quot;; IF([.I1479] + 1 &lt;= [.$D$5] - 2; [.I14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0] &lt;&gt; &quot;&quot;; IF([.I1480] + 1 &lt;= [.$D$5] - 2; [.I14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1] &lt;&gt; &quot;&quot;; IF([.I1481] + 1 &lt;= [.$D$5] - 2; [.I14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2] &lt;&gt; &quot;&quot;; IF([.I1482] + 1 &lt;= [.$D$5] - 2; [.I14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3] &lt;&gt; &quot;&quot;; IF([.I1483] + 1 &lt;= [.$D$5] - 2; [.I14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4] &lt;&gt; &quot;&quot;; IF([.I1484] + 1 &lt;= [.$D$5] - 2; [.I14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5] &lt;&gt; &quot;&quot;; IF([.I1485] + 1 &lt;= [.$D$5] - 2; [.I14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6] &lt;&gt; &quot;&quot;; IF([.I1486] + 1 &lt;= [.$D$5] - 2; [.I14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7] &lt;&gt; &quot;&quot;; IF([.I1487] + 1 &lt;= [.$D$5] - 2; [.I14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8] &lt;&gt; &quot;&quot;; IF([.I1488] + 1 &lt;= [.$D$5] - 2; [.I14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9] &lt;&gt; &quot;&quot;; IF([.I1489] + 1 &lt;= [.$D$5] - 2; [.I14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0] &lt;&gt; &quot;&quot;; IF([.I1490] + 1 &lt;= [.$D$5] - 2; [.I14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1] &lt;&gt; &quot;&quot;; IF([.I1491] + 1 &lt;= [.$D$5] - 2; [.I14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2] &lt;&gt; &quot;&quot;; IF([.I1492] + 1 &lt;= [.$D$5] - 2; [.I14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3] &lt;&gt; &quot;&quot;; IF([.I1493] + 1 &lt;= [.$D$5] - 2; [.I14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4] &lt;&gt; &quot;&quot;; IF([.I1494] + 1 &lt;= [.$D$5] - 2; [.I14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5] &lt;&gt; &quot;&quot;; IF([.I1495] + 1 &lt;= [.$D$5] - 2; [.I14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6] &lt;&gt; &quot;&quot;; IF([.I1496] + 1 &lt;= [.$D$5] - 2; [.I14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7] &lt;&gt; &quot;&quot;; IF([.I1497] + 1 &lt;= [.$D$5] - 2; [.I14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8] &lt;&gt; &quot;&quot;; IF([.I1498] + 1 &lt;= [.$D$5] - 2; [.I14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9] &lt;&gt; &quot;&quot;; IF([.I1499] + 1 &lt;= [.$D$5] - 2; [.I14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0] &lt;&gt; &quot;&quot;; IF([.I1500] + 1 &lt;= [.$D$5] - 2; [.I15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1] &lt;&gt; &quot;&quot;; IF([.I1501] + 1 &lt;= [.$D$5] - 2; [.I15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2] &lt;&gt; &quot;&quot;; IF([.I1502] + 1 &lt;= [.$D$5] - 2; [.I15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3] &lt;&gt; &quot;&quot;; IF([.I1503] + 1 &lt;= [.$D$5] - 2; [.I15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4] &lt;&gt; &quot;&quot;; IF([.I1504] + 1 &lt;= [.$D$5] - 2; [.I15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5] &lt;&gt; &quot;&quot;; IF([.I1505] + 1 &lt;= [.$D$5] - 2; [.I15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6] &lt;&gt; &quot;&quot;; IF([.I1506] + 1 &lt;= [.$D$5] - 2; [.I15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7] &lt;&gt; &quot;&quot;; IF([.I1507] + 1 &lt;= [.$D$5] - 2; [.I15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8] &lt;&gt; &quot;&quot;; IF([.I1508] + 1 &lt;= [.$D$5] - 2; [.I15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9] &lt;&gt; &quot;&quot;; IF([.I1509] + 1 &lt;= [.$D$5] - 2; [.I15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0] &lt;&gt; &quot;&quot;; IF([.I1510] + 1 &lt;= [.$D$5] - 2; [.I15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1] &lt;&gt; &quot;&quot;; IF([.I1511] + 1 &lt;= [.$D$5] - 2; [.I15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2] &lt;&gt; &quot;&quot;; IF([.I1512] + 1 &lt;= [.$D$5] - 2; [.I15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3] &lt;&gt; &quot;&quot;; IF([.I1513] + 1 &lt;= [.$D$5] - 2; [.I15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4] &lt;&gt; &quot;&quot;; IF([.I1514] + 1 &lt;= [.$D$5] - 2; [.I15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5] &lt;&gt; &quot;&quot;; IF([.I1515] + 1 &lt;= [.$D$5] - 2; [.I15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6] &lt;&gt; &quot;&quot;; IF([.I1516] + 1 &lt;= [.$D$5] - 2; [.I15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7] &lt;&gt; &quot;&quot;; IF([.I1517] + 1 &lt;= [.$D$5] - 2; [.I15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8] &lt;&gt; &quot;&quot;; IF([.I1518] + 1 &lt;= [.$D$5] - 2; [.I15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9] &lt;&gt; &quot;&quot;; IF([.I1519] + 1 &lt;= [.$D$5] - 2; [.I15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0] &lt;&gt; &quot;&quot;; IF([.I1520] + 1 &lt;= [.$D$5] - 2; [.I15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1] &lt;&gt; &quot;&quot;; IF([.I1521] + 1 &lt;= [.$D$5] - 2; [.I15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2] &lt;&gt; &quot;&quot;; IF([.I1522] + 1 &lt;= [.$D$5] - 2; [.I15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3] &lt;&gt; &quot;&quot;; IF([.I1523] + 1 &lt;= [.$D$5] - 2; [.I15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4] &lt;&gt; &quot;&quot;; IF([.I1524] + 1 &lt;= [.$D$5] - 2; [.I15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5] &lt;&gt; &quot;&quot;; IF([.I1525] + 1 &lt;= [.$D$5] - 2; [.I15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6] &lt;&gt; &quot;&quot;; IF([.I1526] + 1 &lt;= [.$D$5] - 2; [.I15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7] &lt;&gt; &quot;&quot;; IF([.I1527] + 1 &lt;= [.$D$5] - 2; [.I15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8] &lt;&gt; &quot;&quot;; IF([.I1528] + 1 &lt;= [.$D$5] - 2; [.I15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9] &lt;&gt; &quot;&quot;; IF([.I1529] + 1 &lt;= [.$D$5] - 2; [.I15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0] &lt;&gt; &quot;&quot;; IF([.I1530] + 1 &lt;= [.$D$5] - 2; [.I15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1] &lt;&gt; &quot;&quot;; IF([.I1531] + 1 &lt;= [.$D$5] - 2; [.I15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2] &lt;&gt; &quot;&quot;; IF([.I1532] + 1 &lt;= [.$D$5] - 2; [.I15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3] &lt;&gt; &quot;&quot;; IF([.I1533] + 1 &lt;= [.$D$5] - 2; [.I15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4] &lt;&gt; &quot;&quot;; IF([.I1534] + 1 &lt;= [.$D$5] - 2; [.I15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5] &lt;&gt; &quot;&quot;; IF([.I1535] + 1 &lt;= [.$D$5] - 2; [.I15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6] &lt;&gt; &quot;&quot;; IF([.I1536] + 1 &lt;= [.$D$5] - 2; [.I15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7] &lt;&gt; &quot;&quot;; IF([.I1537] + 1 &lt;= [.$D$5] - 2; [.I15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8] &lt;&gt; &quot;&quot;; IF([.I1538] + 1 &lt;= [.$D$5] - 2; [.I15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9] &lt;&gt; &quot;&quot;; IF([.I1539] + 1 &lt;= [.$D$5] - 2; [.I15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0] &lt;&gt; &quot;&quot;; IF([.I1540] + 1 &lt;= [.$D$5] - 2; [.I15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1] &lt;&gt; &quot;&quot;; IF([.I1541] + 1 &lt;= [.$D$5] - 2; [.I15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2] &lt;&gt; &quot;&quot;; IF([.I1542] + 1 &lt;= [.$D$5] - 2; [.I15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3] &lt;&gt; &quot;&quot;; IF([.I1543] + 1 &lt;= [.$D$5] - 2; [.I15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4] &lt;&gt; &quot;&quot;; IF([.I1544] + 1 &lt;= [.$D$5] - 2; [.I15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5] &lt;&gt; &quot;&quot;; IF([.I1545] + 1 &lt;= [.$D$5] - 2; [.I15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6] &lt;&gt; &quot;&quot;; IF([.I1546] + 1 &lt;= [.$D$5] - 2; [.I15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7] &lt;&gt; &quot;&quot;; IF([.I1547] + 1 &lt;= [.$D$5] - 2; [.I15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8] &lt;&gt; &quot;&quot;; IF([.I1548] + 1 &lt;= [.$D$5] - 2; [.I15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9] &lt;&gt; &quot;&quot;; IF([.I1549] + 1 &lt;= [.$D$5] - 2; [.I15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0] &lt;&gt; &quot;&quot;; IF([.I1550] + 1 &lt;= [.$D$5] - 2; [.I15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1] &lt;&gt; &quot;&quot;; IF([.I1551] + 1 &lt;= [.$D$5] - 2; [.I15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2] &lt;&gt; &quot;&quot;; IF([.I1552] + 1 &lt;= [.$D$5] - 2; [.I15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3] &lt;&gt; &quot;&quot;; IF([.I1553] + 1 &lt;= [.$D$5] - 2; [.I15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4] &lt;&gt; &quot;&quot;; IF([.I1554] + 1 &lt;= [.$D$5] - 2; [.I15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5] &lt;&gt; &quot;&quot;; IF([.I1555] + 1 &lt;= [.$D$5] - 2; [.I15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6] &lt;&gt; &quot;&quot;; IF([.I1556] + 1 &lt;= [.$D$5] - 2; [.I15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7] &lt;&gt; &quot;&quot;; IF([.I1557] + 1 &lt;= [.$D$5] - 2; [.I15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8] &lt;&gt; &quot;&quot;; IF([.I1558] + 1 &lt;= [.$D$5] - 2; [.I15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9] &lt;&gt; &quot;&quot;; IF([.I1559] + 1 &lt;= [.$D$5] - 2; [.I15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0] &lt;&gt; &quot;&quot;; IF([.I1560] + 1 &lt;= [.$D$5] - 2; [.I15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1] &lt;&gt; &quot;&quot;; IF([.I1561] + 1 &lt;= [.$D$5] - 2; [.I15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2] &lt;&gt; &quot;&quot;; IF([.I1562] + 1 &lt;= [.$D$5] - 2; [.I15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3] &lt;&gt; &quot;&quot;; IF([.I1563] + 1 &lt;= [.$D$5] - 2; [.I15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4] &lt;&gt; &quot;&quot;; IF([.I1564] + 1 &lt;= [.$D$5] - 2; [.I15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5] &lt;&gt; &quot;&quot;; IF([.I1565] + 1 &lt;= [.$D$5] - 2; [.I15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6] &lt;&gt; &quot;&quot;; IF([.I1566] + 1 &lt;= [.$D$5] - 2; [.I15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7] &lt;&gt; &quot;&quot;; IF([.I1567] + 1 &lt;= [.$D$5] - 2; [.I15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8] &lt;&gt; &quot;&quot;; IF([.I1568] + 1 &lt;= [.$D$5] - 2; [.I15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9] &lt;&gt; &quot;&quot;; IF([.I1569] + 1 &lt;= [.$D$5] - 2; [.I15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0] &lt;&gt; &quot;&quot;; IF([.I1570] + 1 &lt;= [.$D$5] - 2; [.I15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1] &lt;&gt; &quot;&quot;; IF([.I1571] + 1 &lt;= [.$D$5] - 2; [.I15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2] &lt;&gt; &quot;&quot;; IF([.I1572] + 1 &lt;= [.$D$5] - 2; [.I15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3] &lt;&gt; &quot;&quot;; IF([.I1573] + 1 &lt;= [.$D$5] - 2; [.I15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4] &lt;&gt; &quot;&quot;; IF([.I1574] + 1 &lt;= [.$D$5] - 2; [.I15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5] &lt;&gt; &quot;&quot;; IF([.I1575] + 1 &lt;= [.$D$5] - 2; [.I15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6] &lt;&gt; &quot;&quot;; IF([.I1576] + 1 &lt;= [.$D$5] - 2; [.I15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7] &lt;&gt; &quot;&quot;; IF([.I1577] + 1 &lt;= [.$D$5] - 2; [.I15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8] &lt;&gt; &quot;&quot;; IF([.I1578] + 1 &lt;= [.$D$5] - 2; [.I15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9] &lt;&gt; &quot;&quot;; IF([.I1579] + 1 &lt;= [.$D$5] - 2; [.I15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0] &lt;&gt; &quot;&quot;; IF([.I1580] + 1 &lt;= [.$D$5] - 2; [.I15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1] &lt;&gt; &quot;&quot;; IF([.I1581] + 1 &lt;= [.$D$5] - 2; [.I15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2] &lt;&gt; &quot;&quot;; IF([.I1582] + 1 &lt;= [.$D$5] - 2; [.I15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3] &lt;&gt; &quot;&quot;; IF([.I1583] + 1 &lt;= [.$D$5] - 2; [.I15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4] &lt;&gt; &quot;&quot;; IF([.I1584] + 1 &lt;= [.$D$5] - 2; [.I15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5] &lt;&gt; &quot;&quot;; IF([.I1585] + 1 &lt;= [.$D$5] - 2; [.I15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6] &lt;&gt; &quot;&quot;; IF([.I1586] + 1 &lt;= [.$D$5] - 2; [.I15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7] &lt;&gt; &quot;&quot;; IF([.I1587] + 1 &lt;= [.$D$5] - 2; [.I15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8] &lt;&gt; &quot;&quot;; IF([.I1588] + 1 &lt;= [.$D$5] - 2; [.I15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9] &lt;&gt; &quot;&quot;; IF([.I1589] + 1 &lt;= [.$D$5] - 2; [.I15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0] &lt;&gt; &quot;&quot;; IF([.I1590] + 1 &lt;= [.$D$5] - 2; [.I15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1] &lt;&gt; &quot;&quot;; IF([.I1591] + 1 &lt;= [.$D$5] - 2; [.I15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2] &lt;&gt; &quot;&quot;; IF([.I1592] + 1 &lt;= [.$D$5] - 2; [.I15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3] &lt;&gt; &quot;&quot;; IF([.I1593] + 1 &lt;= [.$D$5] - 2; [.I15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4] &lt;&gt; &quot;&quot;; IF([.I1594] + 1 &lt;= [.$D$5] - 2; [.I15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5] &lt;&gt; &quot;&quot;; IF([.I1595] + 1 &lt;= [.$D$5] - 2; [.I15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6] &lt;&gt; &quot;&quot;; IF([.I1596] + 1 &lt;= [.$D$5] - 2; [.I15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7] &lt;&gt; &quot;&quot;; IF([.I1597] + 1 &lt;= [.$D$5] - 2; [.I15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8] &lt;&gt; &quot;&quot;; IF([.I1598] + 1 &lt;= [.$D$5] - 2; [.I15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9] &lt;&gt; &quot;&quot;; IF([.I1599] + 1 &lt;= [.$D$5] - 2; [.I15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0] &lt;&gt; &quot;&quot;; IF([.I1600] + 1 &lt;= [.$D$5] - 2; [.I16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1] &lt;&gt; &quot;&quot;; IF([.I1601] + 1 &lt;= [.$D$5] - 2; [.I16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2] &lt;&gt; &quot;&quot;; IF([.I1602] + 1 &lt;= [.$D$5] - 2; [.I16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3] &lt;&gt; &quot;&quot;; IF([.I1603] + 1 &lt;= [.$D$5] - 2; [.I16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4] &lt;&gt; &quot;&quot;; IF([.I1604] + 1 &lt;= [.$D$5] - 2; [.I16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5] &lt;&gt; &quot;&quot;; IF([.I1605] + 1 &lt;= [.$D$5] - 2; [.I16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6] &lt;&gt; &quot;&quot;; IF([.I1606] + 1 &lt;= [.$D$5] - 2; [.I16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7] &lt;&gt; &quot;&quot;; IF([.I1607] + 1 &lt;= [.$D$5] - 2; [.I16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8] &lt;&gt; &quot;&quot;; IF([.I1608] + 1 &lt;= [.$D$5] - 2; [.I16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9] &lt;&gt; &quot;&quot;; IF([.I1609] + 1 &lt;= [.$D$5] - 2; [.I16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0] &lt;&gt; &quot;&quot;; IF([.I1610] + 1 &lt;= [.$D$5] - 2; [.I16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1] &lt;&gt; &quot;&quot;; IF([.I1611] + 1 &lt;= [.$D$5] - 2; [.I16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2] &lt;&gt; &quot;&quot;; IF([.I1612] + 1 &lt;= [.$D$5] - 2; [.I16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3] &lt;&gt; &quot;&quot;; IF([.I1613] + 1 &lt;= [.$D$5] - 2; [.I16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4] &lt;&gt; &quot;&quot;; IF([.I1614] + 1 &lt;= [.$D$5] - 2; [.I16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5] &lt;&gt; &quot;&quot;; IF([.I1615] + 1 &lt;= [.$D$5] - 2; [.I16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6] &lt;&gt; &quot;&quot;; IF([.I1616] + 1 &lt;= [.$D$5] - 2; [.I16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7] &lt;&gt; &quot;&quot;; IF([.I1617] + 1 &lt;= [.$D$5] - 2; [.I16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8] &lt;&gt; &quot;&quot;; IF([.I1618] + 1 &lt;= [.$D$5] - 2; [.I16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9] &lt;&gt; &quot;&quot;; IF([.I1619] + 1 &lt;= [.$D$5] - 2; [.I16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0] &lt;&gt; &quot;&quot;; IF([.I1620] + 1 &lt;= [.$D$5] - 2; [.I16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1] &lt;&gt; &quot;&quot;; IF([.I1621] + 1 &lt;= [.$D$5] - 2; [.I16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2] &lt;&gt; &quot;&quot;; IF([.I1622] + 1 &lt;= [.$D$5] - 2; [.I16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3] &lt;&gt; &quot;&quot;; IF([.I1623] + 1 &lt;= [.$D$5] - 2; [.I16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4] &lt;&gt; &quot;&quot;; IF([.I1624] + 1 &lt;= [.$D$5] - 2; [.I16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5] &lt;&gt; &quot;&quot;; IF([.I1625] + 1 &lt;= [.$D$5] - 2; [.I16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6] &lt;&gt; &quot;&quot;; IF([.I1626] + 1 &lt;= [.$D$5] - 2; [.I16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7] &lt;&gt; &quot;&quot;; IF([.I1627] + 1 &lt;= [.$D$5] - 2; [.I16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8] &lt;&gt; &quot;&quot;; IF([.I1628] + 1 &lt;= [.$D$5] - 2; [.I16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9] &lt;&gt; &quot;&quot;; IF([.I1629] + 1 &lt;= [.$D$5] - 2; [.I16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0] &lt;&gt; &quot;&quot;; IF([.I1630] + 1 &lt;= [.$D$5] - 2; [.I16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1] &lt;&gt; &quot;&quot;; IF([.I1631] + 1 &lt;= [.$D$5] - 2; [.I16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2] &lt;&gt; &quot;&quot;; IF([.I1632] + 1 &lt;= [.$D$5] - 2; [.I16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3] &lt;&gt; &quot;&quot;; IF([.I1633] + 1 &lt;= [.$D$5] - 2; [.I16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4] &lt;&gt; &quot;&quot;; IF([.I1634] + 1 &lt;= [.$D$5] - 2; [.I16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5] &lt;&gt; &quot;&quot;; IF([.I1635] + 1 &lt;= [.$D$5] - 2; [.I16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6] &lt;&gt; &quot;&quot;; IF([.I1636] + 1 &lt;= [.$D$5] - 2; [.I16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7] &lt;&gt; &quot;&quot;; IF([.I1637] + 1 &lt;= [.$D$5] - 2; [.I16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8] &lt;&gt; &quot;&quot;; IF([.I1638] + 1 &lt;= [.$D$5] - 2; [.I16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9] &lt;&gt; &quot;&quot;; IF([.I1639] + 1 &lt;= [.$D$5] - 2; [.I16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0] &lt;&gt; &quot;&quot;; IF([.I1640] + 1 &lt;= [.$D$5] - 2; [.I16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1] &lt;&gt; &quot;&quot;; IF([.I1641] + 1 &lt;= [.$D$5] - 2; [.I16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2] &lt;&gt; &quot;&quot;; IF([.I1642] + 1 &lt;= [.$D$5] - 2; [.I16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3] &lt;&gt; &quot;&quot;; IF([.I1643] + 1 &lt;= [.$D$5] - 2; [.I16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4] &lt;&gt; &quot;&quot;; IF([.I1644] + 1 &lt;= [.$D$5] - 2; [.I16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5] &lt;&gt; &quot;&quot;; IF([.I1645] + 1 &lt;= [.$D$5] - 2; [.I16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6] &lt;&gt; &quot;&quot;; IF([.I1646] + 1 &lt;= [.$D$5] - 2; [.I16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7] &lt;&gt; &quot;&quot;; IF([.I1647] + 1 &lt;= [.$D$5] - 2; [.I16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8] &lt;&gt; &quot;&quot;; IF([.I1648] + 1 &lt;= [.$D$5] - 2; [.I16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9] &lt;&gt; &quot;&quot;; IF([.I1649] + 1 &lt;= [.$D$5] - 2; [.I16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0] &lt;&gt; &quot;&quot;; IF([.I1650] + 1 &lt;= [.$D$5] - 2; [.I16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1] &lt;&gt; &quot;&quot;; IF([.I1651] + 1 &lt;= [.$D$5] - 2; [.I16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2] &lt;&gt; &quot;&quot;; IF([.I1652] + 1 &lt;= [.$D$5] - 2; [.I16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3] &lt;&gt; &quot;&quot;; IF([.I1653] + 1 &lt;= [.$D$5] - 2; [.I16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4] &lt;&gt; &quot;&quot;; IF([.I1654] + 1 &lt;= [.$D$5] - 2; [.I16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5] &lt;&gt; &quot;&quot;; IF([.I1655] + 1 &lt;= [.$D$5] - 2; [.I16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6] &lt;&gt; &quot;&quot;; IF([.I1656] + 1 &lt;= [.$D$5] - 2; [.I16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7] &lt;&gt; &quot;&quot;; IF([.I1657] + 1 &lt;= [.$D$5] - 2; [.I16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8] &lt;&gt; &quot;&quot;; IF([.I1658] + 1 &lt;= [.$D$5] - 2; [.I16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9] &lt;&gt; &quot;&quot;; IF([.I1659] + 1 &lt;= [.$D$5] - 2; [.I16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0] &lt;&gt; &quot;&quot;; IF([.I1660] + 1 &lt;= [.$D$5] - 2; [.I16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1] &lt;&gt; &quot;&quot;; IF([.I1661] + 1 &lt;= [.$D$5] - 2; [.I16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2] &lt;&gt; &quot;&quot;; IF([.I1662] + 1 &lt;= [.$D$5] - 2; [.I16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3] &lt;&gt; &quot;&quot;; IF([.I1663] + 1 &lt;= [.$D$5] - 2; [.I16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4] &lt;&gt; &quot;&quot;; IF([.I1664] + 1 &lt;= [.$D$5] - 2; [.I16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5] &lt;&gt; &quot;&quot;; IF([.I1665] + 1 &lt;= [.$D$5] - 2; [.I16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6] &lt;&gt; &quot;&quot;; IF([.I1666] + 1 &lt;= [.$D$5] - 2; [.I16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7] &lt;&gt; &quot;&quot;; IF([.I1667] + 1 &lt;= [.$D$5] - 2; [.I16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8] &lt;&gt; &quot;&quot;; IF([.I1668] + 1 &lt;= [.$D$5] - 2; [.I16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9] &lt;&gt; &quot;&quot;; IF([.I1669] + 1 &lt;= [.$D$5] - 2; [.I16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0] &lt;&gt; &quot;&quot;; IF([.I1670] + 1 &lt;= [.$D$5] - 2; [.I16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1] &lt;&gt; &quot;&quot;; IF([.I1671] + 1 &lt;= [.$D$5] - 2; [.I16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2] &lt;&gt; &quot;&quot;; IF([.I1672] + 1 &lt;= [.$D$5] - 2; [.I16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3] &lt;&gt; &quot;&quot;; IF([.I1673] + 1 &lt;= [.$D$5] - 2; [.I16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4] &lt;&gt; &quot;&quot;; IF([.I1674] + 1 &lt;= [.$D$5] - 2; [.I16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5] &lt;&gt; &quot;&quot;; IF([.I1675] + 1 &lt;= [.$D$5] - 2; [.I16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6] &lt;&gt; &quot;&quot;; IF([.I1676] + 1 &lt;= [.$D$5] - 2; [.I16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7] &lt;&gt; &quot;&quot;; IF([.I1677] + 1 &lt;= [.$D$5] - 2; [.I16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8] &lt;&gt; &quot;&quot;; IF([.I1678] + 1 &lt;= [.$D$5] - 2; [.I16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9] &lt;&gt; &quot;&quot;; IF([.I1679] + 1 &lt;= [.$D$5] - 2; [.I16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0] &lt;&gt; &quot;&quot;; IF([.I1680] + 1 &lt;= [.$D$5] - 2; [.I16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1] &lt;&gt; &quot;&quot;; IF([.I1681] + 1 &lt;= [.$D$5] - 2; [.I16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2] &lt;&gt; &quot;&quot;; IF([.I1682] + 1 &lt;= [.$D$5] - 2; [.I16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3] &lt;&gt; &quot;&quot;; IF([.I1683] + 1 &lt;= [.$D$5] - 2; [.I16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4] &lt;&gt; &quot;&quot;; IF([.I1684] + 1 &lt;= [.$D$5] - 2; [.I16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5] &lt;&gt; &quot;&quot;; IF([.I1685] + 1 &lt;= [.$D$5] - 2; [.I16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6] &lt;&gt; &quot;&quot;; IF([.I1686] + 1 &lt;= [.$D$5] - 2; [.I16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7] &lt;&gt; &quot;&quot;; IF([.I1687] + 1 &lt;= [.$D$5] - 2; [.I16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8] &lt;&gt; &quot;&quot;; IF([.I1688] + 1 &lt;= [.$D$5] - 2; [.I16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9] &lt;&gt; &quot;&quot;; IF([.I1689] + 1 &lt;= [.$D$5] - 2; [.I16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0] &lt;&gt; &quot;&quot;; IF([.I1690] + 1 &lt;= [.$D$5] - 2; [.I16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1] &lt;&gt; &quot;&quot;; IF([.I1691] + 1 &lt;= [.$D$5] - 2; [.I16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2] &lt;&gt; &quot;&quot;; IF([.I1692] + 1 &lt;= [.$D$5] - 2; [.I16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3] &lt;&gt; &quot;&quot;; IF([.I1693] + 1 &lt;= [.$D$5] - 2; [.I16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4] &lt;&gt; &quot;&quot;; IF([.I1694] + 1 &lt;= [.$D$5] - 2; [.I16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5] &lt;&gt; &quot;&quot;; IF([.I1695] + 1 &lt;= [.$D$5] - 2; [.I16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6] &lt;&gt; &quot;&quot;; IF([.I1696] + 1 &lt;= [.$D$5] - 2; [.I16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7] &lt;&gt; &quot;&quot;; IF([.I1697] + 1 &lt;= [.$D$5] - 2; [.I16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8] &lt;&gt; &quot;&quot;; IF([.I1698] + 1 &lt;= [.$D$5] - 2; [.I16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9] &lt;&gt; &quot;&quot;; IF([.I1699] + 1 &lt;= [.$D$5] - 2; [.I16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0] &lt;&gt; &quot;&quot;; IF([.I1700] + 1 &lt;= [.$D$5] - 2; [.I17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1] &lt;&gt; &quot;&quot;; IF([.I1701] + 1 &lt;= [.$D$5] - 2; [.I17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2] &lt;&gt; &quot;&quot;; IF([.I1702] + 1 &lt;= [.$D$5] - 2; [.I17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3] &lt;&gt; &quot;&quot;; IF([.I1703] + 1 &lt;= [.$D$5] - 2; [.I17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4] &lt;&gt; &quot;&quot;; IF([.I1704] + 1 &lt;= [.$D$5] - 2; [.I17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5] &lt;&gt; &quot;&quot;; IF([.I1705] + 1 &lt;= [.$D$5] - 2; [.I17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6] &lt;&gt; &quot;&quot;; IF([.I1706] + 1 &lt;= [.$D$5] - 2; [.I17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7] &lt;&gt; &quot;&quot;; IF([.I1707] + 1 &lt;= [.$D$5] - 2; [.I17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8] &lt;&gt; &quot;&quot;; IF([.I1708] + 1 &lt;= [.$D$5] - 2; [.I17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9] &lt;&gt; &quot;&quot;; IF([.I1709] + 1 &lt;= [.$D$5] - 2; [.I17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0] &lt;&gt; &quot;&quot;; IF([.I1710] + 1 &lt;= [.$D$5] - 2; [.I17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1] &lt;&gt; &quot;&quot;; IF([.I1711] + 1 &lt;= [.$D$5] - 2; [.I17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2] &lt;&gt; &quot;&quot;; IF([.I1712] + 1 &lt;= [.$D$5] - 2; [.I17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3] &lt;&gt; &quot;&quot;; IF([.I1713] + 1 &lt;= [.$D$5] - 2; [.I17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4] &lt;&gt; &quot;&quot;; IF([.I1714] + 1 &lt;= [.$D$5] - 2; [.I17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5] &lt;&gt; &quot;&quot;; IF([.I1715] + 1 &lt;= [.$D$5] - 2; [.I17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6] &lt;&gt; &quot;&quot;; IF([.I1716] + 1 &lt;= [.$D$5] - 2; [.I17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7] &lt;&gt; &quot;&quot;; IF([.I1717] + 1 &lt;= [.$D$5] - 2; [.I17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8] &lt;&gt; &quot;&quot;; IF([.I1718] + 1 &lt;= [.$D$5] - 2; [.I17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9] &lt;&gt; &quot;&quot;; IF([.I1719] + 1 &lt;= [.$D$5] - 2; [.I17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0] &lt;&gt; &quot;&quot;; IF([.I1720] + 1 &lt;= [.$D$5] - 2; [.I17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1] &lt;&gt; &quot;&quot;; IF([.I1721] + 1 &lt;= [.$D$5] - 2; [.I17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2] &lt;&gt; &quot;&quot;; IF([.I1722] + 1 &lt;= [.$D$5] - 2; [.I17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3] &lt;&gt; &quot;&quot;; IF([.I1723] + 1 &lt;= [.$D$5] - 2; [.I17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4] &lt;&gt; &quot;&quot;; IF([.I1724] + 1 &lt;= [.$D$5] - 2; [.I17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5] &lt;&gt; &quot;&quot;; IF([.I1725] + 1 &lt;= [.$D$5] - 2; [.I17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6] &lt;&gt; &quot;&quot;; IF([.I1726] + 1 &lt;= [.$D$5] - 2; [.I17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7] &lt;&gt; &quot;&quot;; IF([.I1727] + 1 &lt;= [.$D$5] - 2; [.I17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8] &lt;&gt; &quot;&quot;; IF([.I1728] + 1 &lt;= [.$D$5] - 2; [.I17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9] &lt;&gt; &quot;&quot;; IF([.I1729] + 1 &lt;= [.$D$5] - 2; [.I17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0] &lt;&gt; &quot;&quot;; IF([.I1730] + 1 &lt;= [.$D$5] - 2; [.I17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1] &lt;&gt; &quot;&quot;; IF([.I1731] + 1 &lt;= [.$D$5] - 2; [.I17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2] &lt;&gt; &quot;&quot;; IF([.I1732] + 1 &lt;= [.$D$5] - 2; [.I17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3] &lt;&gt; &quot;&quot;; IF([.I1733] + 1 &lt;= [.$D$5] - 2; [.I17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4] &lt;&gt; &quot;&quot;; IF([.I1734] + 1 &lt;= [.$D$5] - 2; [.I17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5] &lt;&gt; &quot;&quot;; IF([.I1735] + 1 &lt;= [.$D$5] - 2; [.I17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6] &lt;&gt; &quot;&quot;; IF([.I1736] + 1 &lt;= [.$D$5] - 2; [.I17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7] &lt;&gt; &quot;&quot;; IF([.I1737] + 1 &lt;= [.$D$5] - 2; [.I17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8] &lt;&gt; &quot;&quot;; IF([.I1738] + 1 &lt;= [.$D$5] - 2; [.I17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9] &lt;&gt; &quot;&quot;; IF([.I1739] + 1 &lt;= [.$D$5] - 2; [.I17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0] &lt;&gt; &quot;&quot;; IF([.I1740] + 1 &lt;= [.$D$5] - 2; [.I17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1] &lt;&gt; &quot;&quot;; IF([.I1741] + 1 &lt;= [.$D$5] - 2; [.I17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2] &lt;&gt; &quot;&quot;; IF([.I1742] + 1 &lt;= [.$D$5] - 2; [.I17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3] &lt;&gt; &quot;&quot;; IF([.I1743] + 1 &lt;= [.$D$5] - 2; [.I17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4] &lt;&gt; &quot;&quot;; IF([.I1744] + 1 &lt;= [.$D$5] - 2; [.I17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5] &lt;&gt; &quot;&quot;; IF([.I1745] + 1 &lt;= [.$D$5] - 2; [.I17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6] &lt;&gt; &quot;&quot;; IF([.I1746] + 1 &lt;= [.$D$5] - 2; [.I17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7] &lt;&gt; &quot;&quot;; IF([.I1747] + 1 &lt;= [.$D$5] - 2; [.I17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8] &lt;&gt; &quot;&quot;; IF([.I1748] + 1 &lt;= [.$D$5] - 2; [.I17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9] &lt;&gt; &quot;&quot;; IF([.I1749] + 1 &lt;= [.$D$5] - 2; [.I17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0] &lt;&gt; &quot;&quot;; IF([.I1750] + 1 &lt;= [.$D$5] - 2; [.I17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1] &lt;&gt; &quot;&quot;; IF([.I1751] + 1 &lt;= [.$D$5] - 2; [.I17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2] &lt;&gt; &quot;&quot;; IF([.I1752] + 1 &lt;= [.$D$5] - 2; [.I17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3] &lt;&gt; &quot;&quot;; IF([.I1753] + 1 &lt;= [.$D$5] - 2; [.I17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4] &lt;&gt; &quot;&quot;; IF([.I1754] + 1 &lt;= [.$D$5] - 2; [.I17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5] &lt;&gt; &quot;&quot;; IF([.I1755] + 1 &lt;= [.$D$5] - 2; [.I17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6] &lt;&gt; &quot;&quot;; IF([.I1756] + 1 &lt;= [.$D$5] - 2; [.I17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7] &lt;&gt; &quot;&quot;; IF([.I1757] + 1 &lt;= [.$D$5] - 2; [.I17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8] &lt;&gt; &quot;&quot;; IF([.I1758] + 1 &lt;= [.$D$5] - 2; [.I17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9] &lt;&gt; &quot;&quot;; IF([.I1759] + 1 &lt;= [.$D$5] - 2; [.I17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0] &lt;&gt; &quot;&quot;; IF([.I1760] + 1 &lt;= [.$D$5] - 2; [.I17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1] &lt;&gt; &quot;&quot;; IF([.I1761] + 1 &lt;= [.$D$5] - 2; [.I17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2] &lt;&gt; &quot;&quot;; IF([.I1762] + 1 &lt;= [.$D$5] - 2; [.I17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3] &lt;&gt; &quot;&quot;; IF([.I1763] + 1 &lt;= [.$D$5] - 2; [.I17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4] &lt;&gt; &quot;&quot;; IF([.I1764] + 1 &lt;= [.$D$5] - 2; [.I17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5] &lt;&gt; &quot;&quot;; IF([.I1765] + 1 &lt;= [.$D$5] - 2; [.I17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6] &lt;&gt; &quot;&quot;; IF([.I1766] + 1 &lt;= [.$D$5] - 2; [.I17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7] &lt;&gt; &quot;&quot;; IF([.I1767] + 1 &lt;= [.$D$5] - 2; [.I17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8] &lt;&gt; &quot;&quot;; IF([.I1768] + 1 &lt;= [.$D$5] - 2; [.I17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9] &lt;&gt; &quot;&quot;; IF([.I1769] + 1 &lt;= [.$D$5] - 2; [.I17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0] &lt;&gt; &quot;&quot;; IF([.I1770] + 1 &lt;= [.$D$5] - 2; [.I17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1] &lt;&gt; &quot;&quot;; IF([.I1771] + 1 &lt;= [.$D$5] - 2; [.I17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2] &lt;&gt; &quot;&quot;; IF([.I1772] + 1 &lt;= [.$D$5] - 2; [.I17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3] &lt;&gt; &quot;&quot;; IF([.I1773] + 1 &lt;= [.$D$5] - 2; [.I17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4] &lt;&gt; &quot;&quot;; IF([.I1774] + 1 &lt;= [.$D$5] - 2; [.I17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5] &lt;&gt; &quot;&quot;; IF([.I1775] + 1 &lt;= [.$D$5] - 2; [.I17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6] &lt;&gt; &quot;&quot;; IF([.I1776] + 1 &lt;= [.$D$5] - 2; [.I17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7] &lt;&gt; &quot;&quot;; IF([.I1777] + 1 &lt;= [.$D$5] - 2; [.I17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8] &lt;&gt; &quot;&quot;; IF([.I1778] + 1 &lt;= [.$D$5] - 2; [.I17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9] &lt;&gt; &quot;&quot;; IF([.I1779] + 1 &lt;= [.$D$5] - 2; [.I17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0] &lt;&gt; &quot;&quot;; IF([.I1780] + 1 &lt;= [.$D$5] - 2; [.I17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1] &lt;&gt; &quot;&quot;; IF([.I1781] + 1 &lt;= [.$D$5] - 2; [.I17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2] &lt;&gt; &quot;&quot;; IF([.I1782] + 1 &lt;= [.$D$5] - 2; [.I17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3] &lt;&gt; &quot;&quot;; IF([.I1783] + 1 &lt;= [.$D$5] - 2; [.I17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4] &lt;&gt; &quot;&quot;; IF([.I1784] + 1 &lt;= [.$D$5] - 2; [.I17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5] &lt;&gt; &quot;&quot;; IF([.I1785] + 1 &lt;= [.$D$5] - 2; [.I17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6] &lt;&gt; &quot;&quot;; IF([.I1786] + 1 &lt;= [.$D$5] - 2; [.I17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7] &lt;&gt; &quot;&quot;; IF([.I1787] + 1 &lt;= [.$D$5] - 2; [.I17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8] &lt;&gt; &quot;&quot;; IF([.I1788] + 1 &lt;= [.$D$5] - 2; [.I17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9] &lt;&gt; &quot;&quot;; IF([.I1789] + 1 &lt;= [.$D$5] - 2; [.I17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0] &lt;&gt; &quot;&quot;; IF([.I1790] + 1 &lt;= [.$D$5] - 2; [.I17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1] &lt;&gt; &quot;&quot;; IF([.I1791] + 1 &lt;= [.$D$5] - 2; [.I17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2] &lt;&gt; &quot;&quot;; IF([.I1792] + 1 &lt;= [.$D$5] - 2; [.I17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3] &lt;&gt; &quot;&quot;; IF([.I1793] + 1 &lt;= [.$D$5] - 2; [.I17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4] &lt;&gt; &quot;&quot;; IF([.I1794] + 1 &lt;= [.$D$5] - 2; [.I17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5] &lt;&gt; &quot;&quot;; IF([.I1795] + 1 &lt;= [.$D$5] - 2; [.I17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6] &lt;&gt; &quot;&quot;; IF([.I1796] + 1 &lt;= [.$D$5] - 2; [.I17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7] &lt;&gt; &quot;&quot;; IF([.I1797] + 1 &lt;= [.$D$5] - 2; [.I17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8] &lt;&gt; &quot;&quot;; IF([.I1798] + 1 &lt;= [.$D$5] - 2; [.I17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9] &lt;&gt; &quot;&quot;; IF([.I1799] + 1 &lt;= [.$D$5] - 2; [.I17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0] &lt;&gt; &quot;&quot;; IF([.I1800] + 1 &lt;= [.$D$5] - 2; [.I18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1] &lt;&gt; &quot;&quot;; IF([.I1801] + 1 &lt;= [.$D$5] - 2; [.I18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2] &lt;&gt; &quot;&quot;; IF([.I1802] + 1 &lt;= [.$D$5] - 2; [.I18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3] &lt;&gt; &quot;&quot;; IF([.I1803] + 1 &lt;= [.$D$5] - 2; [.I18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4] &lt;&gt; &quot;&quot;; IF([.I1804] + 1 &lt;= [.$D$5] - 2; [.I18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5] &lt;&gt; &quot;&quot;; IF([.I1805] + 1 &lt;= [.$D$5] - 2; [.I18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6] &lt;&gt; &quot;&quot;; IF([.I1806] + 1 &lt;= [.$D$5] - 2; [.I18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7] &lt;&gt; &quot;&quot;; IF([.I1807] + 1 &lt;= [.$D$5] - 2; [.I18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8] &lt;&gt; &quot;&quot;; IF([.I1808] + 1 &lt;= [.$D$5] - 2; [.I18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9] &lt;&gt; &quot;&quot;; IF([.I1809] + 1 &lt;= [.$D$5] - 2; [.I18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0] &lt;&gt; &quot;&quot;; IF([.I1810] + 1 &lt;= [.$D$5] - 2; [.I18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1] &lt;&gt; &quot;&quot;; IF([.I1811] + 1 &lt;= [.$D$5] - 2; [.I18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2] &lt;&gt; &quot;&quot;; IF([.I1812] + 1 &lt;= [.$D$5] - 2; [.I18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3] &lt;&gt; &quot;&quot;; IF([.I1813] + 1 &lt;= [.$D$5] - 2; [.I18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4] &lt;&gt; &quot;&quot;; IF([.I1814] + 1 &lt;= [.$D$5] - 2; [.I18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5] &lt;&gt; &quot;&quot;; IF([.I1815] + 1 &lt;= [.$D$5] - 2; [.I18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6] &lt;&gt; &quot;&quot;; IF([.I1816] + 1 &lt;= [.$D$5] - 2; [.I18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7] &lt;&gt; &quot;&quot;; IF([.I1817] + 1 &lt;= [.$D$5] - 2; [.I18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8] &lt;&gt; &quot;&quot;; IF([.I1818] + 1 &lt;= [.$D$5] - 2; [.I18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9] &lt;&gt; &quot;&quot;; IF([.I1819] + 1 &lt;= [.$D$5] - 2; [.I18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0] &lt;&gt; &quot;&quot;; IF([.I1820] + 1 &lt;= [.$D$5] - 2; [.I18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1] &lt;&gt; &quot;&quot;; IF([.I1821] + 1 &lt;= [.$D$5] - 2; [.I18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2] &lt;&gt; &quot;&quot;; IF([.I1822] + 1 &lt;= [.$D$5] - 2; [.I18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3] &lt;&gt; &quot;&quot;; IF([.I1823] + 1 &lt;= [.$D$5] - 2; [.I18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4] &lt;&gt; &quot;&quot;; IF([.I1824] + 1 &lt;= [.$D$5] - 2; [.I18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5] &lt;&gt; &quot;&quot;; IF([.I1825] + 1 &lt;= [.$D$5] - 2; [.I18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6] &lt;&gt; &quot;&quot;; IF([.I1826] + 1 &lt;= [.$D$5] - 2; [.I18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7] &lt;&gt; &quot;&quot;; IF([.I1827] + 1 &lt;= [.$D$5] - 2; [.I18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8] &lt;&gt; &quot;&quot;; IF([.I1828] + 1 &lt;= [.$D$5] - 2; [.I18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9] &lt;&gt; &quot;&quot;; IF([.I1829] + 1 &lt;= [.$D$5] - 2; [.I18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0] &lt;&gt; &quot;&quot;; IF([.I1830] + 1 &lt;= [.$D$5] - 2; [.I18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1] &lt;&gt; &quot;&quot;; IF([.I1831] + 1 &lt;= [.$D$5] - 2; [.I18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2] &lt;&gt; &quot;&quot;; IF([.I1832] + 1 &lt;= [.$D$5] - 2; [.I18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3] &lt;&gt; &quot;&quot;; IF([.I1833] + 1 &lt;= [.$D$5] - 2; [.I18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4] &lt;&gt; &quot;&quot;; IF([.I1834] + 1 &lt;= [.$D$5] - 2; [.I18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5] &lt;&gt; &quot;&quot;; IF([.I1835] + 1 &lt;= [.$D$5] - 2; [.I18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6] &lt;&gt; &quot;&quot;; IF([.I1836] + 1 &lt;= [.$D$5] - 2; [.I18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7] &lt;&gt; &quot;&quot;; IF([.I1837] + 1 &lt;= [.$D$5] - 2; [.I18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8] &lt;&gt; &quot;&quot;; IF([.I1838] + 1 &lt;= [.$D$5] - 2; [.I18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9] &lt;&gt; &quot;&quot;; IF([.I1839] + 1 &lt;= [.$D$5] - 2; [.I18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0] &lt;&gt; &quot;&quot;; IF([.I1840] + 1 &lt;= [.$D$5] - 2; [.I18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1] &lt;&gt; &quot;&quot;; IF([.I1841] + 1 &lt;= [.$D$5] - 2; [.I18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2] &lt;&gt; &quot;&quot;; IF([.I1842] + 1 &lt;= [.$D$5] - 2; [.I18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3] &lt;&gt; &quot;&quot;; IF([.I1843] + 1 &lt;= [.$D$5] - 2; [.I18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4] &lt;&gt; &quot;&quot;; IF([.I1844] + 1 &lt;= [.$D$5] - 2; [.I18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5] &lt;&gt; &quot;&quot;; IF([.I1845] + 1 &lt;= [.$D$5] - 2; [.I18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6] &lt;&gt; &quot;&quot;; IF([.I1846] + 1 &lt;= [.$D$5] - 2; [.I18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7] &lt;&gt; &quot;&quot;; IF([.I1847] + 1 &lt;= [.$D$5] - 2; [.I18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8] &lt;&gt; &quot;&quot;; IF([.I1848] + 1 &lt;= [.$D$5] - 2; [.I18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9] &lt;&gt; &quot;&quot;; IF([.I1849] + 1 &lt;= [.$D$5] - 2; [.I18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0] &lt;&gt; &quot;&quot;; IF([.I1850] + 1 &lt;= [.$D$5] - 2; [.I18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1] &lt;&gt; &quot;&quot;; IF([.I1851] + 1 &lt;= [.$D$5] - 2; [.I18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2] &lt;&gt; &quot;&quot;; IF([.I1852] + 1 &lt;= [.$D$5] - 2; [.I18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3] &lt;&gt; &quot;&quot;; IF([.I1853] + 1 &lt;= [.$D$5] - 2; [.I18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4] &lt;&gt; &quot;&quot;; IF([.I1854] + 1 &lt;= [.$D$5] - 2; [.I18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5] &lt;&gt; &quot;&quot;; IF([.I1855] + 1 &lt;= [.$D$5] - 2; [.I18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6] &lt;&gt; &quot;&quot;; IF([.I1856] + 1 &lt;= [.$D$5] - 2; [.I18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7] &lt;&gt; &quot;&quot;; IF([.I1857] + 1 &lt;= [.$D$5] - 2; [.I18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8] &lt;&gt; &quot;&quot;; IF([.I1858] + 1 &lt;= [.$D$5] - 2; [.I18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9] &lt;&gt; &quot;&quot;; IF([.I1859] + 1 &lt;= [.$D$5] - 2; [.I18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0] &lt;&gt; &quot;&quot;; IF([.I1860] + 1 &lt;= [.$D$5] - 2; [.I18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1] &lt;&gt; &quot;&quot;; IF([.I1861] + 1 &lt;= [.$D$5] - 2; [.I18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2] &lt;&gt; &quot;&quot;; IF([.I1862] + 1 &lt;= [.$D$5] - 2; [.I18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3] &lt;&gt; &quot;&quot;; IF([.I1863] + 1 &lt;= [.$D$5] - 2; [.I18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4] &lt;&gt; &quot;&quot;; IF([.I1864] + 1 &lt;= [.$D$5] - 2; [.I18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5] &lt;&gt; &quot;&quot;; IF([.I1865] + 1 &lt;= [.$D$5] - 2; [.I18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6] &lt;&gt; &quot;&quot;; IF([.I1866] + 1 &lt;= [.$D$5] - 2; [.I18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7] &lt;&gt; &quot;&quot;; IF([.I1867] + 1 &lt;= [.$D$5] - 2; [.I18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8] &lt;&gt; &quot;&quot;; IF([.I1868] + 1 &lt;= [.$D$5] - 2; [.I18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9] &lt;&gt; &quot;&quot;; IF([.I1869] + 1 &lt;= [.$D$5] - 2; [.I18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0] &lt;&gt; &quot;&quot;; IF([.I1870] + 1 &lt;= [.$D$5] - 2; [.I18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1] &lt;&gt; &quot;&quot;; IF([.I1871] + 1 &lt;= [.$D$5] - 2; [.I18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2] &lt;&gt; &quot;&quot;; IF([.I1872] + 1 &lt;= [.$D$5] - 2; [.I18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3] &lt;&gt; &quot;&quot;; IF([.I1873] + 1 &lt;= [.$D$5] - 2; [.I18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4] &lt;&gt; &quot;&quot;; IF([.I1874] + 1 &lt;= [.$D$5] - 2; [.I18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5] &lt;&gt; &quot;&quot;; IF([.I1875] + 1 &lt;= [.$D$5] - 2; [.I18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6] &lt;&gt; &quot;&quot;; IF([.I1876] + 1 &lt;= [.$D$5] - 2; [.I18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7] &lt;&gt; &quot;&quot;; IF([.I1877] + 1 &lt;= [.$D$5] - 2; [.I18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8] &lt;&gt; &quot;&quot;; IF([.I1878] + 1 &lt;= [.$D$5] - 2; [.I18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9] &lt;&gt; &quot;&quot;; IF([.I1879] + 1 &lt;= [.$D$5] - 2; [.I18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0] &lt;&gt; &quot;&quot;; IF([.I1880] + 1 &lt;= [.$D$5] - 2; [.I18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1] &lt;&gt; &quot;&quot;; IF([.I1881] + 1 &lt;= [.$D$5] - 2; [.I18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2] &lt;&gt; &quot;&quot;; IF([.I1882] + 1 &lt;= [.$D$5] - 2; [.I18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3] &lt;&gt; &quot;&quot;; IF([.I1883] + 1 &lt;= [.$D$5] - 2; [.I18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4] &lt;&gt; &quot;&quot;; IF([.I1884] + 1 &lt;= [.$D$5] - 2; [.I18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5] &lt;&gt; &quot;&quot;; IF([.I1885] + 1 &lt;= [.$D$5] - 2; [.I18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6] &lt;&gt; &quot;&quot;; IF([.I1886] + 1 &lt;= [.$D$5] - 2; [.I18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7] &lt;&gt; &quot;&quot;; IF([.I1887] + 1 &lt;= [.$D$5] - 2; [.I18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8] &lt;&gt; &quot;&quot;; IF([.I1888] + 1 &lt;= [.$D$5] - 2; [.I18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9] &lt;&gt; &quot;&quot;; IF([.I1889] + 1 &lt;= [.$D$5] - 2; [.I18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0] &lt;&gt; &quot;&quot;; IF([.I1890] + 1 &lt;= [.$D$5] - 2; [.I18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1] &lt;&gt; &quot;&quot;; IF([.I1891] + 1 &lt;= [.$D$5] - 2; [.I18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2] &lt;&gt; &quot;&quot;; IF([.I1892] + 1 &lt;= [.$D$5] - 2; [.I18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3] &lt;&gt; &quot;&quot;; IF([.I1893] + 1 &lt;= [.$D$5] - 2; [.I18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4] &lt;&gt; &quot;&quot;; IF([.I1894] + 1 &lt;= [.$D$5] - 2; [.I18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5] &lt;&gt; &quot;&quot;; IF([.I1895] + 1 &lt;= [.$D$5] - 2; [.I18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6] &lt;&gt; &quot;&quot;; IF([.I1896] + 1 &lt;= [.$D$5] - 2; [.I18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7] &lt;&gt; &quot;&quot;; IF([.I1897] + 1 &lt;= [.$D$5] - 2; [.I18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8] &lt;&gt; &quot;&quot;; IF([.I1898] + 1 &lt;= [.$D$5] - 2; [.I18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9] &lt;&gt; &quot;&quot;; IF([.I1899] + 1 &lt;= [.$D$5] - 2; [.I18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0] &lt;&gt; &quot;&quot;; IF([.I1900] + 1 &lt;= [.$D$5] - 2; [.I19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1] &lt;&gt; &quot;&quot;; IF([.I1901] + 1 &lt;= [.$D$5] - 2; [.I19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2] &lt;&gt; &quot;&quot;; IF([.I1902] + 1 &lt;= [.$D$5] - 2; [.I19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3] &lt;&gt; &quot;&quot;; IF([.I1903] + 1 &lt;= [.$D$5] - 2; [.I19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4] &lt;&gt; &quot;&quot;; IF([.I1904] + 1 &lt;= [.$D$5] - 2; [.I19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5] &lt;&gt; &quot;&quot;; IF([.I1905] + 1 &lt;= [.$D$5] - 2; [.I19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6] &lt;&gt; &quot;&quot;; IF([.I1906] + 1 &lt;= [.$D$5] - 2; [.I19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7] &lt;&gt; &quot;&quot;; IF([.I1907] + 1 &lt;= [.$D$5] - 2; [.I19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8] &lt;&gt; &quot;&quot;; IF([.I1908] + 1 &lt;= [.$D$5] - 2; [.I19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9] &lt;&gt; &quot;&quot;; IF([.I1909] + 1 &lt;= [.$D$5] - 2; [.I19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0] &lt;&gt; &quot;&quot;; IF([.I1910] + 1 &lt;= [.$D$5] - 2; [.I19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1] &lt;&gt; &quot;&quot;; IF([.I1911] + 1 &lt;= [.$D$5] - 2; [.I19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2] &lt;&gt; &quot;&quot;; IF([.I1912] + 1 &lt;= [.$D$5] - 2; [.I19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3] &lt;&gt; &quot;&quot;; IF([.I1913] + 1 &lt;= [.$D$5] - 2; [.I19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4] &lt;&gt; &quot;&quot;; IF([.I1914] + 1 &lt;= [.$D$5] - 2; [.I19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5] &lt;&gt; &quot;&quot;; IF([.I1915] + 1 &lt;= [.$D$5] - 2; [.I19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6] &lt;&gt; &quot;&quot;; IF([.I1916] + 1 &lt;= [.$D$5] - 2; [.I19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7] &lt;&gt; &quot;&quot;; IF([.I1917] + 1 &lt;= [.$D$5] - 2; [.I19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8] &lt;&gt; &quot;&quot;; IF([.I1918] + 1 &lt;= [.$D$5] - 2; [.I19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9] &lt;&gt; &quot;&quot;; IF([.I1919] + 1 &lt;= [.$D$5] - 2; [.I19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0] &lt;&gt; &quot;&quot;; IF([.I1920] + 1 &lt;= [.$D$5] - 2; [.I19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1] &lt;&gt; &quot;&quot;; IF([.I1921] + 1 &lt;= [.$D$5] - 2; [.I19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2] &lt;&gt; &quot;&quot;; IF([.I1922] + 1 &lt;= [.$D$5] - 2; [.I19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3] &lt;&gt; &quot;&quot;; IF([.I1923] + 1 &lt;= [.$D$5] - 2; [.I19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4] &lt;&gt; &quot;&quot;; IF([.I1924] + 1 &lt;= [.$D$5] - 2; [.I19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5] &lt;&gt; &quot;&quot;; IF([.I1925] + 1 &lt;= [.$D$5] - 2; [.I19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6] &lt;&gt; &quot;&quot;; IF([.I1926] + 1 &lt;= [.$D$5] - 2; [.I19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7] &lt;&gt; &quot;&quot;; IF([.I1927] + 1 &lt;= [.$D$5] - 2; [.I19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8] &lt;&gt; &quot;&quot;; IF([.I1928] + 1 &lt;= [.$D$5] - 2; [.I19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9] &lt;&gt; &quot;&quot;; IF([.I1929] + 1 &lt;= [.$D$5] - 2; [.I19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0] &lt;&gt; &quot;&quot;; IF([.I1930] + 1 &lt;= [.$D$5] - 2; [.I19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1] &lt;&gt; &quot;&quot;; IF([.I1931] + 1 &lt;= [.$D$5] - 2; [.I19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2] &lt;&gt; &quot;&quot;; IF([.I1932] + 1 &lt;= [.$D$5] - 2; [.I19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3] &lt;&gt; &quot;&quot;; IF([.I1933] + 1 &lt;= [.$D$5] - 2; [.I19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4] &lt;&gt; &quot;&quot;; IF([.I1934] + 1 &lt;= [.$D$5] - 2; [.I19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5] &lt;&gt; &quot;&quot;; IF([.I1935] + 1 &lt;= [.$D$5] - 2; [.I19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6] &lt;&gt; &quot;&quot;; IF([.I1936] + 1 &lt;= [.$D$5] - 2; [.I19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7] &lt;&gt; &quot;&quot;; IF([.I1937] + 1 &lt;= [.$D$5] - 2; [.I19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8] &lt;&gt; &quot;&quot;; IF([.I1938] + 1 &lt;= [.$D$5] - 2; [.I19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9] &lt;&gt; &quot;&quot;; IF([.I1939] + 1 &lt;= [.$D$5] - 2; [.I19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0] &lt;&gt; &quot;&quot;; IF([.I1940] + 1 &lt;= [.$D$5] - 2; [.I19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1] &lt;&gt; &quot;&quot;; IF([.I1941] + 1 &lt;= [.$D$5] - 2; [.I19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2] &lt;&gt; &quot;&quot;; IF([.I1942] + 1 &lt;= [.$D$5] - 2; [.I19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3] &lt;&gt; &quot;&quot;; IF([.I1943] + 1 &lt;= [.$D$5] - 2; [.I19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4] &lt;&gt; &quot;&quot;; IF([.I1944] + 1 &lt;= [.$D$5] - 2; [.I19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5] &lt;&gt; &quot;&quot;; IF([.I1945] + 1 &lt;= [.$D$5] - 2; [.I19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6] &lt;&gt; &quot;&quot;; IF([.I1946] + 1 &lt;= [.$D$5] - 2; [.I19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7] &lt;&gt; &quot;&quot;; IF([.I1947] + 1 &lt;= [.$D$5] - 2; [.I19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8] &lt;&gt; &quot;&quot;; IF([.I1948] + 1 &lt;= [.$D$5] - 2; [.I19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9] &lt;&gt; &quot;&quot;; IF([.I1949] + 1 &lt;= [.$D$5] - 2; [.I19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0] &lt;&gt; &quot;&quot;; IF([.I1950] + 1 &lt;= [.$D$5] - 2; [.I19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1] &lt;&gt; &quot;&quot;; IF([.I1951] + 1 &lt;= [.$D$5] - 2; [.I19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2] &lt;&gt; &quot;&quot;; IF([.I1952] + 1 &lt;= [.$D$5] - 2; [.I19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3] &lt;&gt; &quot;&quot;; IF([.I1953] + 1 &lt;= [.$D$5] - 2; [.I19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4] &lt;&gt; &quot;&quot;; IF([.I1954] + 1 &lt;= [.$D$5] - 2; [.I19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5] &lt;&gt; &quot;&quot;; IF([.I1955] + 1 &lt;= [.$D$5] - 2; [.I19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6] &lt;&gt; &quot;&quot;; IF([.I1956] + 1 &lt;= [.$D$5] - 2; [.I19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7] &lt;&gt; &quot;&quot;; IF([.I1957] + 1 &lt;= [.$D$5] - 2; [.I19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8] &lt;&gt; &quot;&quot;; IF([.I1958] + 1 &lt;= [.$D$5] - 2; [.I19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9] &lt;&gt; &quot;&quot;; IF([.I1959] + 1 &lt;= [.$D$5] - 2; [.I19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0] &lt;&gt; &quot;&quot;; IF([.I1960] + 1 &lt;= [.$D$5] - 2; [.I19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1] &lt;&gt; &quot;&quot;; IF([.I1961] + 1 &lt;= [.$D$5] - 2; [.I19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2] &lt;&gt; &quot;&quot;; IF([.I1962] + 1 &lt;= [.$D$5] - 2; [.I19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3] &lt;&gt; &quot;&quot;; IF([.I1963] + 1 &lt;= [.$D$5] - 2; [.I19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4] &lt;&gt; &quot;&quot;; IF([.I1964] + 1 &lt;= [.$D$5] - 2; [.I19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5] &lt;&gt; &quot;&quot;; IF([.I1965] + 1 &lt;= [.$D$5] - 2; [.I19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6] &lt;&gt; &quot;&quot;; IF([.I1966] + 1 &lt;= [.$D$5] - 2; [.I19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7] &lt;&gt; &quot;&quot;; IF([.I1967] + 1 &lt;= [.$D$5] - 2; [.I19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8] &lt;&gt; &quot;&quot;; IF([.I1968] + 1 &lt;= [.$D$5] - 2; [.I19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9] &lt;&gt; &quot;&quot;; IF([.I1969] + 1 &lt;= [.$D$5] - 2; [.I19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0] &lt;&gt; &quot;&quot;; IF([.I1970] + 1 &lt;= [.$D$5] - 2; [.I19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1] &lt;&gt; &quot;&quot;; IF([.I1971] + 1 &lt;= [.$D$5] - 2; [.I19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2] &lt;&gt; &quot;&quot;; IF([.I1972] + 1 &lt;= [.$D$5] - 2; [.I19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3] &lt;&gt; &quot;&quot;; IF([.I1973] + 1 &lt;= [.$D$5] - 2; [.I19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4] &lt;&gt; &quot;&quot;; IF([.I1974] + 1 &lt;= [.$D$5] - 2; [.I19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5] &lt;&gt; &quot;&quot;; IF([.I1975] + 1 &lt;= [.$D$5] - 2; [.I19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6] &lt;&gt; &quot;&quot;; IF([.I1976] + 1 &lt;= [.$D$5] - 2; [.I19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7] &lt;&gt; &quot;&quot;; IF([.I1977] + 1 &lt;= [.$D$5] - 2; [.I19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8] &lt;&gt; &quot;&quot;; IF([.I1978] + 1 &lt;= [.$D$5] - 2; [.I19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9] &lt;&gt; &quot;&quot;; IF([.I1979] + 1 &lt;= [.$D$5] - 2; [.I19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0] &lt;&gt; &quot;&quot;; IF([.I1980] + 1 &lt;= [.$D$5] - 2; [.I19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1] &lt;&gt; &quot;&quot;; IF([.I1981] + 1 &lt;= [.$D$5] - 2; [.I19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2] &lt;&gt; &quot;&quot;; IF([.I1982] + 1 &lt;= [.$D$5] - 2; [.I19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3] &lt;&gt; &quot;&quot;; IF([.I1983] + 1 &lt;= [.$D$5] - 2; [.I19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4] &lt;&gt; &quot;&quot;; IF([.I1984] + 1 &lt;= [.$D$5] - 2; [.I19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5] &lt;&gt; &quot;&quot;; IF([.I1985] + 1 &lt;= [.$D$5] - 2; [.I19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6] &lt;&gt; &quot;&quot;; IF([.I1986] + 1 &lt;= [.$D$5] - 2; [.I19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7] &lt;&gt; &quot;&quot;; IF([.I1987] + 1 &lt;= [.$D$5] - 2; [.I19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8] &lt;&gt; &quot;&quot;; IF([.I1988] + 1 &lt;= [.$D$5] - 2; [.I19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9] &lt;&gt; &quot;&quot;; IF([.I1989] + 1 &lt;= [.$D$5] - 2; [.I19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0] &lt;&gt; &quot;&quot;; IF([.I1990] + 1 &lt;= [.$D$5] - 2; [.I19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1] &lt;&gt; &quot;&quot;; IF([.I1991] + 1 &lt;= [.$D$5] - 2; [.I19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2] &lt;&gt; &quot;&quot;; IF([.I1992] + 1 &lt;= [.$D$5] - 2; [.I19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3] &lt;&gt; &quot;&quot;; IF([.I1993] + 1 &lt;= [.$D$5] - 2; [.I19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4] &lt;&gt; &quot;&quot;; IF([.I1994] + 1 &lt;= [.$D$5] - 2; [.I19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5] &lt;&gt; &quot;&quot;; IF([.I1995] + 1 &lt;= [.$D$5] - 2; [.I19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6] &lt;&gt; &quot;&quot;; IF([.I1996] + 1 &lt;= [.$D$5] - 2; [.I19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7] &lt;&gt; &quot;&quot;; IF([.I1997] + 1 &lt;= [.$D$5] - 2; [.I19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8] &lt;&gt; &quot;&quot;; IF([.I1998] + 1 &lt;= [.$D$5] - 2; [.I19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9] &lt;&gt; &quot;&quot;; IF([.I1999] + 1 &lt;= [.$D$5] - 2; [.I19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0] &lt;&gt; &quot;&quot;; IF([.I2000] + 1 &lt;= [.$D$5] - 2; [.I20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1] &lt;&gt; &quot;&quot;; IF([.I2001] + 1 &lt;= [.$D$5] - 2; [.I20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2] &lt;&gt; &quot;&quot;; IF([.I2002] + 1 &lt;= [.$D$5] - 2; [.I20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3] &lt;&gt; &quot;&quot;; IF([.I2003] + 1 &lt;= [.$D$5] - 2; [.I20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4] &lt;&gt; &quot;&quot;; IF([.I2004] + 1 &lt;= [.$D$5] - 2; [.I20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5] &lt;&gt; &quot;&quot;; IF([.I2005] + 1 &lt;= [.$D$5] - 2; [.I2005] + 1; &quot;&quot;); &quot;&quot;)">
            <text:p/>
          </table:table-cell>
          <table:table-cell table:number-columns-repeated="4"/>
        </table:table-row>
        <table:table-row table:style-name="ro1" table:number-rows-repeated="185">
          <table:table-cell table:number-columns-repeated="8"/>
          <table:table-cell table:style-name="ce12"/>
          <table:table-cell table:number-columns-repeated="4"/>
        </table:table-row>
        <table:table-row table:style-name="ro1" table:number-rows-repeated="104638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3:05:35.4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3:06:39.069000000</dc:date>
    <meta:editing-duration>PT5H30M54S</meta:editing-duration>
    <meta:editing-cycles>72</meta:editing-cycles>
    <meta:generator>LibreOffice/7.3.0.3$Windows_X86_64 LibreOffice_project/0f246aa12d0eee4a0f7adcefbf7c878fc2238db3</meta:generator>
    <meta:document-statistic meta:table-count="1" meta:cell-count="2429" meta:object-count="0"/>
  </office:meta>
</office:document-meta>
</file>